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321.36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59.64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24.89pt"/>
    </style:style>
    <style:style style:name="co9" style:family="table-column">
      <style:table-column-properties fo:break-before="auto" style:column-width="19.5pt"/>
    </style:style>
    <style:style style:name="co10" style:family="table-column">
      <style:table-column-properties fo:break-before="auto" style:column-width="1727.7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5000b"/>
    </style:style>
  </office:automatic-styles>
  <office:body>
    <office:spreadsheet>
      <table:calculation-settings table:automatic-find-labels="false"/>
      <table:table table:name="GO(2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office:value-type="string" calcext:value-type="string">
            <text:p>GO Ter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DR q-value</text:p>
          </table:table-cell>
          <table:table-cell office:value-type="string" calcext:value-type="string">
            <text:p>Enrichm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n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3901</text:p>
          </table:table-cell>
          <table:table-cell office:value-type="string" calcext:value-type="string">
            <text:p>negative regulation of viral life cycle</text:p>
          </table:table-cell>
          <table:table-cell office:value-type="float" office:value="0.00000000000051" calcext:value-type="float">
            <text:p>5.1E-13</text:p>
          </table:table-cell>
          <table:table-cell office:value-type="float" office:value="0.00000000727" calcext:value-type="float">
            <text:p>7.27E-09</text:p>
          </table:table-cell>
          <table:table-cell office:value-type="float" office:value="20.3" calcext:value-type="float">
            <text:p>20.3</text:p>
          </table:table-cell>
          <table:table-cell office:value-type="float" office:value="13954" calcext:value-type="float">
            <text:p>1395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TRIM14 <text:s/>- <text:s/>tripartite motif containing 14, RSAD2 <text:s/>- <text:s/>radical s-adenosyl methionine domain containing 2, IFITM3 <text:s/>- <text:s/>interferon induced transmembrane protein 3, OAS3 <text:s/>- <text:s/>2'-5'-oligoadenylate synthetase 3, 100kda, ISG15 <text:s/>- <text:s/>isg15 ubiquitin-like modifier, MX1 <text:s/>- <text:s/>myxovirus (influenza virus) resistance 1, interferon-inducible protein p78 (mouse), PML <text:s/>- <text:s/>promyelocytic leukemia, IFIT5 <text:s/>- <text:s/>interferon-induced protein with tetratricopeptide repeats 5, OAS1 <text:s/>- <text:s/>2'-5'-oligoadenylate synthetase 1, 40/46kda, EIF2AK2 <text:s/>- <text:s/>eukaryotic translation initiation factor 2-alpha kinase 2, TRIM25 <text:s/>- <text:s/>tripartite motif containing 25, PLSCR1 <text:s/>- <text:s/>phospholipid scramblase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607</text:p>
          </table:table-cell>
          <table:table-cell office:value-type="string" calcext:value-type="string">
            <text:p>defense response to virus</text:p>
          </table:table-cell>
          <table:table-cell office:value-type="float" office:value="0.00000000000273" calcext:value-type="float">
            <text:p>2.73E-12</text:p>
          </table:table-cell>
          <table:table-cell office:value-type="float" office:value="0.0000000194" calcext:value-type="float">
            <text:p>1.94E-08</text:p>
          </table:table-cell>
          <table:table-cell office:value-type="float" office:value="15.12" calcext:value-type="float">
            <text:p>15.12</text:p>
          </table:table-cell>
          <table:table-cell office:value-type="float" office:value="13954" calcext:value-type="float">
            <text:p>13954</text:p>
          </table:table-cell>
          <table:table-cell office:value-type="float" office:value="96" calcext:value-type="float">
            <text:p>96</text:p>
          </table:table-cell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RSAD2 <text:s/>- <text:s/>radical s-adenosyl methionine domain containing 2, IFITM3 <text:s/>- <text:s/>interferon induced transmembrane protein 3, OAS3 <text:s/>- <text:s/>2'-5'-oligoadenylate synthetase 3, 100kda, DDX60 <text:s/>- <text:s/>dead (asp-glu-ala-asp) box polypeptide 60, STAT2 <text:s/>- <text:s/>signal transducer and activator of transcription 2, 113kda, PLSCR1 <text:s/>- <text:s/>phospholipid scramblase 1, ISG15 <text:s/>- <text:s/>isg15 ubiquitin-like modifier, PML <text:s/>- <text:s/>promyelocytic leukemia, MX1 <text:s/>- <text:s/>myxovirus (influenza virus) resistance 1, interferon-inducible protein p78 (mouse), IFIT5 <text:s/>- <text:s/>interferon-induced protein with tetratricopeptide repeats 5, OAS1 <text:s/>- <text:s/>2'-5'-oligoadenylate synthetase 1, 40/46kda, EIF2AK2 <text:s/>- <text:s/>eukaryotic translation initiation factor 2-alpha kinase 2, TRIM25 <text:s/>- <text:s/>tripartite motif containing 25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525</text:p>
          </table:table-cell>
          <table:table-cell office:value-type="string" calcext:value-type="string">
            <text:p>negative regulation of viral process</text:p>
          </table:table-cell>
          <table:table-cell office:value-type="float" office:value="0.00000000000762" calcext:value-type="float">
            <text:p>7.62E-12</text:p>
          </table:table-cell>
          <table:table-cell office:value-type="float" office:value="0.0000000361" calcext:value-type="float">
            <text:p>3.61E-08</text:p>
          </table:table-cell>
          <table:table-cell office:value-type="float" office:value="16.34" calcext:value-type="float">
            <text:p>16.34</text:p>
          </table:table-cell>
          <table:table-cell office:value-type="float" office:value="13954" calcext:value-type="float">
            <text:p>13954</text:p>
          </table:table-cell>
          <table:table-cell office:value-type="float" office:value="82" calcext:value-type="float">
            <text:p>82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RSAD2 <text:s/>- <text:s/>radical s-adenosyl methionine domain containing 2, TRIM14 <text:s/>- <text:s/>tripartite motif containing 14, IFITM3 <text:s/>- <text:s/>interferon induced transmembrane protein 3, OAS3 <text:s/>- <text:s/>2'-5'-oligoadenylate synthetase 3, 100kda, ISG15 <text:s/>- <text:s/>isg15 ubiquitin-like modifier, MX1 <text:s/>- <text:s/>myxovirus (influenza virus) resistance 1, interferon-inducible protein p78 (mouse), PML <text:s/>- <text:s/>promyelocytic leukemia, IFIT5 <text:s/>- <text:s/>interferon-induced protein with tetratricopeptide repeats 5, OAS1 <text:s/>- <text:s/>2'-5'-oligoadenylate synthetase 1, 40/46kda, EIF2AK2 <text:s/>- <text:s/>eukaryotic translation initiation factor 2-alpha kinase 2, TRIM25 <text:s/>- <text:s/>tripartite motif containing 25, PLSCR1 <text:s/>- <text:s/>phospholipid scramblase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60337</text:p>
          </table:table-cell>
          <table:table-cell office:value-type="string" calcext:value-type="string">
            <text:p>type I interferon signaling pathway</text:p>
          </table:table-cell>
          <table:table-cell office:value-type="float" office:value="0.0000000000121" calcext:value-type="float">
            <text:p>1.21E-11</text:p>
          </table:table-cell>
          <table:table-cell office:value-type="float" office:value="0.0000000429" calcext:value-type="float">
            <text:p>4.29E-08</text:p>
          </table:table-cell>
          <table:table-cell office:value-type="float" office:value="29.55" calcext:value-type="float">
            <text:p>29.55</text:p>
          </table:table-cell>
          <table:table-cell office:value-type="float" office:value="13954" calcext:value-type="float">
            <text:p>13954</text:p>
          </table:table-cell>
          <table:table-cell office:value-type="float" office:value="34" calcext:value-type="float">
            <text:p>34</text:p>
          </table:table-cell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XAF1 <text:s/>- <text:s/>xiap associated factor 1, RSAD2 <text:s/>- <text:s/>radical s-adenosyl methionine domain containing 2, IFITM3 <text:s/>- <text:s/>interferon induced transmembrane protein 3, OAS3 <text:s/>- <text:s/>2'-5'-oligoadenylate synthetase 3, 100kda, JAK1 <text:s/>- <text:s/>janus kinase 1, ISG15 <text:s/>- <text:s/>isg15 ubiquitin-like modifier, MX1 <text:s/>- <text:s/>myxovirus (influenza virus) resistance 1, interferon-inducible protein p78 (mouse), STAT2 <text:s/>- <text:s/>signal transducer and activator of transcription 2, 113kda, OAS1 <text:s/>- <text:s/>2'-5'-oligoadenylate synthetase 1, 40/46kd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615</text:p>
          </table:table-cell>
          <table:table-cell office:value-type="string" calcext:value-type="string">
            <text:p>response to virus</text:p>
          </table:table-cell>
          <table:table-cell office:value-type="float" office:value="0.0000000000192" calcext:value-type="float">
            <text:p>1.92E-11</text:p>
          </table:table-cell>
          <table:table-cell office:value-type="float" office:value="0.0000000546" calcext:value-type="float">
            <text:p>5.46E-08</text:p>
          </table:table-cell>
          <table:table-cell office:value-type="float" office:value="10.15" calcext:value-type="float">
            <text:p>10.15</text:p>
          </table:table-cell>
          <table:table-cell office:value-type="float" office:value="13954" calcext:value-type="float">
            <text:p>13954</text:p>
          </table:table-cell>
          <table:table-cell office:value-type="float" office:value="165" calcext:value-type="float">
            <text:p>165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RSAD2 <text:s/>- <text:s/>radical s-adenosyl methionine domain containing 2, IFITM3 <text:s/>- <text:s/>interferon induced transmembrane protein 3, OAS3 <text:s/>- <text:s/>2'-5'-oligoadenylate synthetase 3, 100kda, GATA3 <text:s/>- <text:s/>gata binding protein 3, DDX60 <text:s/>- <text:s/>dead (asp-glu-ala-asp) box polypeptide 60, STAT2 <text:s/>- <text:s/>signal transducer and activator of transcription 2, 113kda, PLSCR1 <text:s/>- <text:s/>phospholipid scramblase 1, ISG15 <text:s/>- <text:s/>isg15 ubiquitin-like modifier, PML <text:s/>- <text:s/>promyelocytic leukemia, MX1 <text:s/>- <text:s/>myxovirus (influenza virus) resistance 1, interferon-inducible protein p78 (mouse), IFIT5 <text:s/>- <text:s/>interferon-induced protein with tetratricopeptide repeats 5, OAS1 <text:s/>- <text:s/>2'-5'-oligoadenylate synthetase 1, 40/46kda, DDX58 <text:s/>- <text:s/>dead (asp-glu-ala-asp) box polypeptide 58, EIF2AK2 <text:s/>- <text:s/>eukaryotic translation initiation factor 2-alpha kinase 2, TRIM25 <text:s/>- <text:s/>tripartite motif containing 25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071</text:p>
          </table:table-cell>
          <table:table-cell office:value-type="string" calcext:value-type="string">
            <text:p>negative regulation of viral genome replication</text:p>
          </table:table-cell>
          <table:table-cell office:value-type="float" office:value="0.000000000028" calcext:value-type="float">
            <text:p>2.8E-11</text:p>
          </table:table-cell>
          <table:table-cell office:value-type="float" office:value="0.0000000663" calcext:value-type="float">
            <text:p>6.63E-08</text:p>
          </table:table-cell>
          <table:table-cell office:value-type="float" office:value="27.15" calcext:value-type="float">
            <text:p>27.15</text:p>
          </table:table-cell>
          <table:table-cell office:value-type="float" office:value="13954" calcext:value-type="float">
            <text:p>13954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RSAD2 <text:s/>- <text:s/>radical s-adenosyl methionine domain containing 2, IFITM3 <text:s/>- <text:s/>interferon induced transmembrane protein 3, OAS3 <text:s/>- <text:s/>2'-5'-oligoadenylate synthetase 3, 100kda, ISG15 <text:s/>- <text:s/>isg15 ubiquitin-like modifier, MX1 <text:s/>- <text:s/>myxovirus (influenza virus) resistance 1, interferon-inducible protein p78 (mouse), IFIT5 <text:s/>- <text:s/>interferon-induced protein with tetratricopeptide repeats 5, OAS1 <text:s/>- <text:s/>2'-5'-oligoadenylate synthetase 1, 40/46kda, EIF2AK2 <text:s/>- <text:s/>eukaryotic translation initiation factor 2-alpha kinase 2, PLSCR1 <text:s/>- <text:s/>phospholipid scramblase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792</text:p>
          </table:table-cell>
          <table:table-cell office:value-type="string" calcext:value-type="string">
            <text:p>regulation of viral process</text:p>
          </table:table-cell>
          <table:table-cell office:value-type="float" office:value="0.00000000024" calcext:value-type="float">
            <text:p>2.4E-10</text:p>
          </table:table-cell>
          <table:table-cell office:value-type="float" office:value="0.000000489" calcext:value-type="float">
            <text:p>0.000000489</text:p>
          </table:table-cell>
          <table:table-cell office:value-type="float" office:value="8.5" calcext:value-type="float">
            <text:p>8.5</text:p>
          </table:table-cell>
          <table:table-cell office:value-type="float" office:value="13954" calcext:value-type="float">
            <text:p>13954</text:p>
          </table:table-cell>
          <table:table-cell office:value-type="float" office:value="197" calcext:value-type="float">
            <text:p>197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TRIM14 <text:s/>- <text:s/>tripartite motif containing 14, RSAD2 <text:s/>- <text:s/>radical s-adenosyl methionine domain containing 2, IFITM3 <text:s/>- <text:s/>interferon induced transmembrane protein 3, OAS3 <text:s/>- <text:s/>2'-5'-oligoadenylate synthetase 3, 100kda, DDX60 <text:s/>- <text:s/>dead (asp-glu-ala-asp) box polypeptide 60, SIN3A <text:s/>- <text:s/>sin3 transcription regulator family member a, PLSCR1 <text:s/>- <text:s/>phospholipid scramblase 1, ISG15 <text:s/>- <text:s/>isg15 ubiquitin-like modifier, PML <text:s/>- <text:s/>promyelocytic leukemia, MX1 <text:s/>- <text:s/>myxovirus (influenza virus) resistance 1, interferon-inducible protein p78 (mouse), IFIT5 <text:s/>- <text:s/>interferon-induced protein with tetratricopeptide repeats 5, OAS1 <text:s/>- <text:s/>2'-5'-oligoadenylate synthetase 1, 40/46kda, DDX58 <text:s/>- <text:s/>dead (asp-glu-ala-asp) box polypeptide 58, EIF2AK2 <text:s/>- <text:s/>eukaryotic translation initiation factor 2-alpha kinase 2, TRIM25 <text:s/>- <text:s/>tripartite motif containing 25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3901</text:p>
          </table:table-cell>
          <table:table-cell office:value-type="string" calcext:value-type="string">
            <text:p>negative regulation of multi-organism process</text:p>
          </table:table-cell>
          <table:table-cell office:value-type="float" office:value="0.00000000049" calcext:value-type="float">
            <text:p>4.9E-10</text:p>
          </table:table-cell>
          <table:table-cell office:value-type="float" office:value="0.000000871" calcext:value-type="float">
            <text:p>0.000000871</text:p>
          </table:table-cell>
          <table:table-cell office:value-type="float" office:value="11.55" calcext:value-type="float">
            <text:p>11.55</text:p>
          </table:table-cell>
          <table:table-cell office:value-type="float" office:value="13954" calcext:value-type="float">
            <text:p>13954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RSAD2 <text:s/>- <text:s/>radical s-adenosyl methionine domain containing 2, TRIM14 <text:s/>- <text:s/>tripartite motif containing 14, IFITM3 <text:s/>- <text:s/>interferon induced transmembrane protein 3, OAS3 <text:s/>- <text:s/>2'-5'-oligoadenylate synthetase 3, 100kda, ISG15 <text:s/>- <text:s/>isg15 ubiquitin-like modifier, MX1 <text:s/>- <text:s/>myxovirus (influenza virus) resistance 1, interferon-inducible protein p78 (mouse), PML <text:s/>- <text:s/>promyelocytic leukemia, IFIT5 <text:s/>- <text:s/>interferon-induced protein with tetratricopeptide repeats 5, OAS1 <text:s/>- <text:s/>2'-5'-oligoadenylate synthetase 1, 40/46kda, EIF2AK2 <text:s/>- <text:s/>eukaryotic translation initiation factor 2-alpha kinase 2, TRIM25 <text:s/>- <text:s/>tripartite motif containing 25, PLSCR1 <text:s/>- <text:s/>phospholipid scramblase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3903</text:p>
          </table:table-cell>
          <table:table-cell office:value-type="string" calcext:value-type="string">
            <text:p>regulation of symbiosis, encompassing mutualism through parasitism</text:p>
          </table:table-cell>
          <table:table-cell office:value-type="float" office:value="0.000000000672" calcext:value-type="float">
            <text:p>6.72E-10</text:p>
          </table:table-cell>
          <table:table-cell office:value-type="float" office:value="0.00000106" calcext:value-type="float">
            <text:p>0.00000106</text:p>
          </table:table-cell>
          <table:table-cell office:value-type="float" office:value="7.9" calcext:value-type="float">
            <text:p>7.9</text:p>
          </table:table-cell>
          <table:table-cell office:value-type="float" office:value="13954" calcext:value-type="float">
            <text:p>13954</text:p>
          </table:table-cell>
          <table:table-cell office:value-type="float" office:value="212" calcext:value-type="float">
            <text:p>212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TRIM14 <text:s/>- <text:s/>tripartite motif containing 14, RSAD2 <text:s/>- <text:s/>radical s-adenosyl methionine domain containing 2, IFITM3 <text:s/>- <text:s/>interferon induced transmembrane protein 3, OAS3 <text:s/>- <text:s/>2'-5'-oligoadenylate synthetase 3, 100kda, DDX60 <text:s/>- <text:s/>dead (asp-glu-ala-asp) box polypeptide 60, SIN3A <text:s/>- <text:s/>sin3 transcription regulator family member a, PLSCR1 <text:s/>- <text:s/>phospholipid scramblase 1, ISG15 <text:s/>- <text:s/>isg15 ubiquitin-like modifier, PML <text:s/>- <text:s/>promyelocytic leukemia, MX1 <text:s/>- <text:s/>myxovirus (influenza virus) resistance 1, interferon-inducible protein p78 (mouse), IFIT5 <text:s/>- <text:s/>interferon-induced protein with tetratricopeptide repeats 5, OAS1 <text:s/>- <text:s/>2'-5'-oligoadenylate synthetase 1, 40/46kda, DDX58 <text:s/>- <text:s/>dead (asp-glu-ala-asp) box polypeptide 58, EIF2AK2 <text:s/>- <text:s/>eukaryotic translation initiation factor 2-alpha kinase 2, TRIM25 <text:s/>- <text:s/>tripartite motif containing 25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069</text:p>
          </table:table-cell>
          <table:table-cell office:value-type="string" calcext:value-type="string">
            <text:p>regulation of viral genome replication</text:p>
          </table:table-cell>
          <table:table-cell office:value-type="float" office:value="0.00000000239" calcext:value-type="float">
            <text:p>2.39E-09</text:p>
          </table:table-cell>
          <table:table-cell office:value-type="float" office:value="0.00000341" calcext:value-type="float">
            <text:p>0.00000341</text:p>
          </table:table-cell>
          <table:table-cell office:value-type="float" office:value="17.03" calcext:value-type="float">
            <text:p>17.03</text:p>
          </table:table-cell>
          <table:table-cell office:value-type="float" office:value="13954" calcext:value-type="float">
            <text:p>13954</text:p>
          </table:table-cell>
          <table:table-cell office:value-type="float" office:value="59" calcext:value-type="float">
            <text:p>59</text:p>
          </table:table-cell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RSAD2 <text:s/>- <text:s/>radical s-adenosyl methionine domain containing 2, IFITM3 <text:s/>- <text:s/>interferon induced transmembrane protein 3, OAS3 <text:s/>- <text:s/>2'-5'-oligoadenylate synthetase 3, 100kda, ISG15 <text:s/>- <text:s/>isg15 ubiquitin-like modifier, MX1 <text:s/>- <text:s/>myxovirus (influenza virus) resistance 1, interferon-inducible protein p78 (mouse), IFIT5 <text:s/>- <text:s/>interferon-induced protein with tetratricopeptide repeats 5, OAS1 <text:s/>- <text:s/>2'-5'-oligoadenylate synthetase 1, 40/46kda, EIF2AK2 <text:s/>- <text:s/>eukaryotic translation initiation factor 2-alpha kinase 2, PLSCR1 <text:s/>- <text:s/>phospholipid scramblase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3900</text:p>
          </table:table-cell>
          <table:table-cell office:value-type="string" calcext:value-type="string">
            <text:p>regulation of viral life cycle</text:p>
          </table:table-cell>
          <table:table-cell office:value-type="float" office:value="0.00000000399" calcext:value-type="float">
            <text:p>0.000000004</text:p>
          </table:table-cell>
          <table:table-cell office:value-type="float" office:value="0.00000516" calcext:value-type="float">
            <text:p>0.00000516</text:p>
          </table:table-cell>
          <table:table-cell office:value-type="float" office:value="9.64" calcext:value-type="float">
            <text:p>9.64</text:p>
          </table:table-cell>
          <table:table-cell office:value-type="float" office:value="13954" calcext:value-type="float">
            <text:p>13954</text:p>
          </table:table-cell>
          <table:table-cell office:value-type="float" office:value="139" calcext:value-type="float">
            <text:p>139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RSAD2 <text:s/>- <text:s/>radical s-adenosyl methionine domain containing 2, TRIM14 <text:s/>- <text:s/>tripartite motif containing 14, IFITM3 <text:s/>- <text:s/>interferon induced transmembrane protein 3, OAS3 <text:s/>- <text:s/>2'-5'-oligoadenylate synthetase 3, 100kda, ISG15 <text:s/>- <text:s/>isg15 ubiquitin-like modifier, MX1 <text:s/>- <text:s/>myxovirus (influenza virus) resistance 1, interferon-inducible protein p78 (mouse), PML <text:s/>- <text:s/>promyelocytic leukemia, IFIT5 <text:s/>- <text:s/>interferon-induced protein with tetratricopeptide repeats 5, OAS1 <text:s/>- <text:s/>2'-5'-oligoadenylate synthetase 1, 40/46kda, EIF2AK2 <text:s/>- <text:s/>eukaryotic translation initiation factor 2-alpha kinase 2, TRIM25 <text:s/>- <text:s/>tripartite motif containing 25, PLSCR1 <text:s/>- <text:s/>phospholipid scramblase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3900</text:p>
          </table:table-cell>
          <table:table-cell office:value-type="string" calcext:value-type="string">
            <text:p>regulation of multi-organism process</text:p>
          </table:table-cell>
          <table:table-cell office:value-type="float" office:value="0.00000000535" calcext:value-type="float">
            <text:p>5.35E-09</text:p>
          </table:table-cell>
          <table:table-cell office:value-type="float" office:value="0.00000635" calcext:value-type="float">
            <text:p>0.00000635</text:p>
          </table:table-cell>
          <table:table-cell office:value-type="float" office:value="6.25" calcext:value-type="float">
            <text:p>6.25</text:p>
          </table:table-cell>
          <table:table-cell office:value-type="float" office:value="13954" calcext:value-type="float">
            <text:p>13954</text:p>
          </table:table-cell>
          <table:table-cell office:value-type="float" office:value="286" calcext:value-type="float">
            <text:p>286</text:p>
          </table:table-cell>
          <table:table-cell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TRIM14 <text:s/>- <text:s/>tripartite motif containing 14, RSAD2 <text:s/>- <text:s/>radical s-adenosyl methionine domain containing 2, IFITM3 <text:s/>- <text:s/>interferon induced transmembrane protein 3, OAS3 <text:s/>- <text:s/>2'-5'-oligoadenylate synthetase 3, 100kda, PTAFR <text:s/>- <text:s/>platelet-activating factor receptor, DDX60 <text:s/>- <text:s/>dead (asp-glu-ala-asp) box polypeptide 60, SIN3A <text:s/>- <text:s/>sin3 transcription regulator family member a, PLSCR1 <text:s/>- <text:s/>phospholipid scramblase 1, ISG15 <text:s/>- <text:s/>isg15 ubiquitin-like modifier, PML <text:s/>- <text:s/>promyelocytic leukemia, MX1 <text:s/>- <text:s/>myxovirus (influenza virus) resistance 1, interferon-inducible protein p78 (mouse), IFIT5 <text:s/>- <text:s/>interferon-induced protein with tetratricopeptide repeats 5, OAS1 <text:s/>- <text:s/>2'-5'-oligoadenylate synthetase 1, 40/46kda, DDX58 <text:s/>- <text:s/>dead (asp-glu-ala-asp) box polypeptide 58, EIF2AK2 <text:s/>- <text:s/>eukaryotic translation initiation factor 2-alpha kinase 2, TRIM25 <text:s/>- <text:s/>tripartite motif containing 25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9219</text:p>
          </table:table-cell>
          <table:table-cell office:value-type="string" calcext:value-type="string">
            <text:p>regulation of nucleobase-containing compound metabolic process</text:p>
          </table:table-cell>
          <table:table-cell office:value-type="float" office:value="0.0000000108" calcext:value-type="float">
            <text:p>1.08E-08</text:p>
          </table:table-cell>
          <table:table-cell office:value-type="float" office:value="0.0000119" calcext:value-type="float">
            <text:p>0.0000119</text:p>
          </table:table-cell>
          <table:table-cell office:value-type="float" office:value="2.01" calcext:value-type="float">
            <text:p>2.01</text:p>
          </table:table-cell>
          <table:table-cell office:value-type="float" office:value="13954" calcext:value-type="float">
            <text:p>13954</text:p>
          </table:table-cell>
          <table:table-cell office:value-type="float" office:value="3161" calcext:value-type="float">
            <text:p>3161</text:p>
          </table:table-cell>
          <table:table-cell office:value-type="float" office:value="125" calcext:value-type="float">
            <text:p>12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[WAC <text:s/>- <text:s/>ww domain containing adaptor with coiled-coil, CDH1 <text:s/>- <text:s/>cadherin 1, type 1, e-cadherin (epithelial), ARID5B <text:s/>- <text:s/>at rich interactive domain 5b (mrf1-like), SIN3A <text:s/>- <text:s/>sin3 transcription regulator family member a, WWTR1 <text:s/>- <text:s/>ww domain containing transcription regulator 1, XRN1 <text:s/>- <text:s/>5'-3' exoribonuclease 1, TLE4 <text:s/>- <text:s/>transducin-like enhancer of split 4 (e(sp1) homolog, drosophila), BCOR <text:s/>- <text:s/>bcl6 corepressor, PCBP1 <text:s/>- <text:s/>poly(rc) binding protein 1, CTBP2 <text:s/>- <text:s/>c-terminal binding protein 2, PML <text:s/>- <text:s/>promyelocytic leukemia, SFMBT2 <text:s/>- <text:s/>scm-like with four mbt domains 2, CTNND2 <text:s/>- <text:s/>catenin (cadherin-associated protein), delta 2, TRIM25 <text:s/>- <text:s/>tripartite motif containing 25, WT1 <text:s/>- <text:s/>wilms tumor 1, PHF11 <text:s/>- <text:s/>phd finger protein 11, USP2 <text:s/>- <text:s/>ubiquitin specific peptidase 2, OAS3 <text:s/>- <text:s/>2'-5'-oligoadenylate synthetase 3, 100kda, MBNL3 <text:s/>- <text:s/>muscleblind-like splicing regulator 3, NFYC <text:s/>- <text:s/>nuclear transcription factor y, gamma, SOX3 <text:s/>- <text:s/>sry (sex determining region y)-box 3, PLSCR1 <text:s/>- <text:s/>phospholipid scramblase 1, ELAVL2 <text:s/>- <text:s/>elav (embryonic lethal, abnormal vision, drosophila)-like 2 (hu antigen b), HFE <text:s/>- <text:s/>hemochromatosis, SUB1 <text:s/>- <text:s/>sub1 homolog (s. cerevisiae), CREB1 <text:s/>- <text:s/>camp responsive element binding protein 1, DDX58 <text:s/>- <text:s/>dead (asp-glu-ala-asp) box polypeptide 58, INO80 <text:s/>- <text:s/>ino80 complex subunit, HOXC10 <text:s/>- <text:s/>homeobox c10, PABPC1L <text:s/>- <text:s/>poly(a) binding protein, cytoplasmic 1-like, PTAFR <text:s/>- <text:s/>platelet-activating factor receptor, STAT2 <text:s/>- <text:s/>signal transducer and activator of transcription 2, 113kda, DLX4 <text:s/>- <text:s/>distal-less homeobox 4, BANP <text:s/>- <text:s/>btg3 associated nuclear protein, IKZF2 <text:s/>- <text:s/>ikaros family zinc finger 2 (helios), RXFP2 <text:s/>- <text:s/>relaxin/insulin-like family peptide receptor 2, MKL2 <text:s/>- <text:s/>mkl/myocardin-like 2, TFAP2C <text:s/>- <text:s/>transcription factor ap-2 gamma (activating enhancer binding protein 2 gamma), ZNF750 <text:s/>- <text:s/>zinc finger protein 750, HOXA3 <text:s/>- <text:s/>homeobox a3, EIF2AK2 <text:s/>- <text:s/>eukaryotic translation initiation factor 2-alpha kinase 2, TRIM14 <text:s/>- <text:s/>tripartite motif containing 14, IFITM3 <text:s/>- <text:s/>interferon induced transmembrane protein 3, GATA6 <text:s/>- <text:s/>gata binding protein 6, GATA3 <text:s/>- <text:s/>gata binding protein 3, NPR3 <text:s/>- <text:s/>natriuretic peptide receptor c/guanylate cyclase c (atrionatriuretic peptide receptor c), HNRNPD <text:s/>- <text:s/>heterogeneous nuclear ribonucleoprotein d (au-rich element rna binding protein 1, 37kda), EPHA5 <text:s/>- <text:s/>eph receptor a5, DENND4A <text:s/>- <text:s/>denn/madd domain containing 4a, BAMBI <text:s/>- <text:s/>bmp and activin membrane-bound inhibitor, CLCF1 <text:s/>- <text:s/>cardiotrophin-like cytokine factor 1, NFAT5 <text:s/>- <text:s/>nuclear factor of activated t-cells 5, tonicity-responsive, DNAJB5 <text:s/>- <text:s/>dnaj (hsp40) homolog, subfamily b, member 5, LHX6 <text:s/>- <text:s/>lim homeobox 6, MBD2 <text:s/>- <text:s/>methyl-cpg binding domain protein 2, UBE2N <text:s/>- <text:s/>ubiquitin-conjugating enzyme e2n, ASCL2 <text:s/>- <text:s/>achaete-scute complex homolog 2 (drosophila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252</text:p>
          </table:table-cell>
          <table:table-cell office:value-type="string" calcext:value-type="string">
            <text:p>regulation of RNA metabolic process</text:p>
          </table:table-cell>
          <table:table-cell office:value-type="float" office:value="0.000000024" calcext:value-type="float">
            <text:p>0.000000024</text:p>
          </table:table-cell>
          <table:table-cell office:value-type="float" office:value="0.0000244" calcext:value-type="float">
            <text:p>0.0000244</text:p>
          </table:table-cell>
          <table:table-cell office:value-type="float" office:value="2.06" calcext:value-type="float">
            <text:p>2.06</text:p>
          </table:table-cell>
          <table:table-cell office:value-type="float" office:value="13954" calcext:value-type="float">
            <text:p>13954</text:p>
          </table:table-cell>
          <table:table-cell office:value-type="float" office:value="2873" calcext:value-type="float">
            <text:p>2873</text:p>
          </table:table-cell>
          <table:table-cell office:value-type="float" office:value="125" calcext:value-type="float">
            <text:p>12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[WAC <text:s/>- <text:s/>ww domain containing adaptor with coiled-coil, CDH1 <text:s/>- <text:s/>cadherin 1, type 1, e-cadherin (epithelial), SIN3A <text:s/>- <text:s/>sin3 transcription regulator family member a, ARID5B <text:s/>- <text:s/>at rich interactive domain 5b (mrf1-like), WWTR1 <text:s/>- <text:s/>ww domain containing transcription regulator 1, TLE4 <text:s/>- <text:s/>transducin-like enhancer of split 4 (e(sp1) homolog, drosophila), BCOR <text:s/>- <text:s/>bcl6 corepressor, PCBP1 <text:s/>- <text:s/>poly(rc) binding protein 1, CTBP2 <text:s/>- <text:s/>c-terminal binding protein 2, PML <text:s/>- <text:s/>promyelocytic leukemia, SFMBT2 <text:s/>- <text:s/>scm-like with four mbt domains 2, CTNND2 <text:s/>- <text:s/>catenin (cadherin-associated protein), delta 2, TRIM25 <text:s/>- <text:s/>tripartite motif containing 25, WT1 <text:s/>- <text:s/>wilms tumor 1, PHF11 <text:s/>- <text:s/>phd finger protein 11, USP2 <text:s/>- <text:s/>ubiquitin specific peptidase 2, OAS3 <text:s/>- <text:s/>2'-5'-oligoadenylate synthetase 3, 100kda, MBNL3 <text:s/>- <text:s/>muscleblind-like splicing regulator 3, NFYC <text:s/>- <text:s/>nuclear transcription factor y, gamma, SOX3 <text:s/>- <text:s/>sry (sex determining region y)-box 3, PLSCR1 <text:s/>- <text:s/>phospholipid scramblase 1, ELAVL2 <text:s/>- <text:s/>elav (embryonic lethal, abnormal vision, drosophila)-like 2 (hu antigen b), HFE <text:s/>- <text:s/>hemochromatosis, SUB1 <text:s/>- <text:s/>sub1 homolog (s. cerevisiae), CREB1 <text:s/>- <text:s/>camp responsive element binding protein 1, DDX58 <text:s/>- <text:s/>dead (asp-glu-ala-asp) box polypeptide 58, INO80 <text:s/>- <text:s/>ino80 complex subunit, HOXC10 <text:s/>- <text:s/>homeobox c10, PABPC1L <text:s/>- <text:s/>poly(a) binding protein, cytoplasmic 1-like, PTAFR <text:s/>- <text:s/>platelet-activating factor receptor, STAT2 <text:s/>- <text:s/>signal transducer and activator of transcription 2, 113kda, BANP <text:s/>- <text:s/>btg3 associated nuclear protein, DLX4 <text:s/>- <text:s/>distal-less homeobox 4, IKZF2 <text:s/>- <text:s/>ikaros family zinc finger 2 (helios), MKL2 <text:s/>- <text:s/>mkl/myocardin-like 2, TFAP2C <text:s/>- <text:s/>transcription factor ap-2 gamma (activating enhancer binding protein 2 gamma), ZNF750 <text:s/>- <text:s/>zinc finger protein 750, EIF2AK2 <text:s/>- <text:s/>eukaryotic translation initiation factor 2-alpha kinase 2, HOXA3 <text:s/>- <text:s/>homeobox a3, TRIM14 <text:s/>- <text:s/>tripartite motif containing 14, IFITM3 <text:s/>- <text:s/>interferon induced transmembrane protein 3, GATA6 <text:s/>- <text:s/>gata binding protein 6, GATA3 <text:s/>- <text:s/>gata binding protein 3, HNRNPD <text:s/>- <text:s/>heterogeneous nuclear ribonucleoprotein d (au-rich element rna binding protein 1, 37kda), EPHA5 <text:s/>- <text:s/>eph receptor a5, BAMBI <text:s/>- <text:s/>bmp and activin membrane-bound inhibitor, DENND4A <text:s/>- <text:s/>denn/madd domain containing 4a, NFAT5 <text:s/>- <text:s/>nuclear factor of activated t-cells 5, tonicity-responsive, DNAJB5 <text:s/>- <text:s/>dnaj (hsp40) homolog, subfamily b, member 5, LHX6 <text:s/>- <text:s/>lim homeobox 6, MBD2 <text:s/>- <text:s/>methyl-cpg binding domain protein 2, UBE2N <text:s/>- <text:s/>ubiquitin-conjugating enzyme e2n, ASCL2 <text:s/>- <text:s/>achaete-scute complex homolog 2 (drosophila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707</text:p>
          </table:table-cell>
          <table:table-cell office:value-type="string" calcext:value-type="string">
            <text:p>response to other organism</text:p>
          </table:table-cell>
          <table:table-cell office:value-type="float" office:value="0.0000000497" calcext:value-type="float">
            <text:p>4.97E-08</text:p>
          </table:table-cell>
          <table:table-cell office:value-type="float" office:value="0.0000471" calcext:value-type="float">
            <text:p>0.0000471</text:p>
          </table:table-cell>
          <table:table-cell office:value-type="float" office:value="5.33" calcext:value-type="float">
            <text:p>5.33</text:p>
          </table:table-cell>
          <table:table-cell office:value-type="float" office:value="13954" calcext:value-type="float">
            <text:p>13954</text:p>
          </table:table-cell>
          <table:table-cell office:value-type="float" office:value="335" calcext:value-type="float">
            <text:p>335</text:p>
          </table:table-cell>
          <table:table-cell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RSAD2 <text:s/>- <text:s/>radical s-adenosyl methionine domain containing 2, IFITM3 <text:s/>- <text:s/>interferon induced transmembrane protein 3, OAS3 <text:s/>- <text:s/>2'-5'-oligoadenylate synthetase 3, 100kda, PTAFR <text:s/>- <text:s/>platelet-activating factor receptor, GATA3 <text:s/>- <text:s/>gata binding protein 3, DDX60 <text:s/>- <text:s/>dead (asp-glu-ala-asp) box polypeptide 60, STAT2 <text:s/>- <text:s/>signal transducer and activator of transcription 2, 113kda, PLSCR1 <text:s/>- <text:s/>phospholipid scramblase 1, ISG15 <text:s/>- <text:s/>isg15 ubiquitin-like modifier, PML <text:s/>- <text:s/>promyelocytic leukemia, MX1 <text:s/>- <text:s/>myxovirus (influenza virus) resistance 1, interferon-inducible protein p78 (mouse), IFIT5 <text:s/>- <text:s/>interferon-induced protein with tetratricopeptide repeats 5, OAS1 <text:s/>- <text:s/>2'-5'-oligoadenylate synthetase 1, 40/46kda, DDX58 <text:s/>- <text:s/>dead (asp-glu-ala-asp) box polypeptide 58, EIF2AK2 <text:s/>- <text:s/>eukaryotic translation initiation factor 2-alpha kinase 2, TRIM25 <text:s/>- <text:s/>tripartite motif containing 25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419</text:p>
          </table:table-cell>
          <table:table-cell office:value-type="string" calcext:value-type="string">
            <text:p>interspecies interaction between organisms</text:p>
          </table:table-cell>
          <table:table-cell office:value-type="float" office:value="0.0000000512" calcext:value-type="float">
            <text:p>5.12E-08</text:p>
          </table:table-cell>
          <table:table-cell office:value-type="float" office:value="0.0000456" calcext:value-type="float">
            <text:p>0.0000456</text:p>
          </table:table-cell>
          <table:table-cell office:value-type="float" office:value="4" calcext:value-type="float">
            <text:p>4</text:p>
          </table:table-cell>
          <table:table-cell office:value-type="float" office:value="13954" calcext:value-type="float">
            <text:p>13954</text:p>
          </table:table-cell>
          <table:table-cell office:value-type="float" office:value="586" calcext:value-type="float">
            <text:p>586</text:p>
          </table:table-cell>
          <table:table-cell office:value-type="float" office:value="125" calcext:value-type="float">
            <text:p>1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RSAD2 <text:s/>- <text:s/>radical s-adenosyl methionine domain containing 2, IFITM3 <text:s/>- <text:s/>interferon induced transmembrane protein 3, OAS3 <text:s/>- <text:s/>2'-5'-oligoadenylate synthetase 3, 100kda, SCARB2 <text:s/>- <text:s/>scavenger receptor class b, member 2, GATA3 <text:s/>- <text:s/>gata binding protein 3, CDH1 <text:s/>- <text:s/>cadherin 1, type 1, e-cadherin (epithelial), DDX60 <text:s/>- <text:s/>dead (asp-glu-ala-asp) box polypeptide 60, STAT2 <text:s/>- <text:s/>signal transducer and activator of transcription 2, 113kda, PLSCR1 <text:s/>- <text:s/>phospholipid scramblase 1, ISG15 <text:s/>- <text:s/>isg15 ubiquitin-like modifier, PCBP1 <text:s/>- <text:s/>poly(rc) binding protein 1, PML <text:s/>- <text:s/>promyelocytic leukemia, CTBP2 <text:s/>- <text:s/>c-terminal binding protein 2, MX1 <text:s/>- <text:s/>myxovirus (influenza virus) resistance 1, interferon-inducible protein p78 (mouse), IFIT5 <text:s/>- <text:s/>interferon-induced protein with tetratricopeptide repeats 5, OAS1 <text:s/>- <text:s/>2'-5'-oligoadenylate synthetase 1, 40/46kda, CREB1 <text:s/>- <text:s/>camp responsive element binding protein 1, DDX58 <text:s/>- <text:s/>dead (asp-glu-ala-asp) box polypeptide 58, EIF2AK2 <text:s/>- <text:s/>eukaryotic translation initiation factor 2-alpha kinase 2, TRIM25 <text:s/>- <text:s/>tripartite motif containing 25, CALCOCO2 <text:s/>- <text:s/>calcium binding and coiled-coil domain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2001141</text:p>
          </table:table-cell>
          <table:table-cell office:value-type="string" calcext:value-type="string">
            <text:p>regulation of RNA biosynthetic process</text:p>
          </table:table-cell>
          <table:table-cell office:value-type="float" office:value="0.0000000687" calcext:value-type="float">
            <text:p>6.87E-08</text:p>
          </table:table-cell>
          <table:table-cell office:value-type="float" office:value="0.0000575" calcext:value-type="float">
            <text:p>0.0000575</text:p>
          </table:table-cell>
          <table:table-cell office:value-type="float" office:value="2.04" calcext:value-type="float">
            <text:p>2.04</text:p>
          </table:table-cell>
          <table:table-cell office:value-type="float" office:value="13954" calcext:value-type="float">
            <text:p>13954</text:p>
          </table:table-cell>
          <table:table-cell office:value-type="float" office:value="2785" calcext:value-type="float">
            <text:p>2785</text:p>
          </table:table-cell>
          <table:table-cell office:value-type="float" office:value="125" calcext:value-type="float">
            <text:p>12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WAC <text:s/>- <text:s/>ww domain containing adaptor with coiled-coil, CDH1 <text:s/>- <text:s/>cadherin 1, type 1, e-cadherin (epithelial), SIN3A <text:s/>- <text:s/>sin3 transcription regulator family member a, ARID5B <text:s/>- <text:s/>at rich interactive domain 5b (mrf1-like), WWTR1 <text:s/>- <text:s/>ww domain containing transcription regulator 1, TLE4 <text:s/>- <text:s/>transducin-like enhancer of split 4 (e(sp1) homolog, drosophila), BCOR <text:s/>- <text:s/>bcl6 corepressor, PCBP1 <text:s/>- <text:s/>poly(rc) binding protein 1, CTBP2 <text:s/>- <text:s/>c-terminal binding protein 2, PML <text:s/>- <text:s/>promyelocytic leukemia, SFMBT2 <text:s/>- <text:s/>scm-like with four mbt domains 2, CTNND2 <text:s/>- <text:s/>catenin (cadherin-associated protein), delta 2, TRIM25 <text:s/>- <text:s/>tripartite motif containing 25, WT1 <text:s/>- <text:s/>wilms tumor 1, PHF11 <text:s/>- <text:s/>phd finger protein 11, USP2 <text:s/>- <text:s/>ubiquitin specific peptidase 2, NFYC <text:s/>- <text:s/>nuclear transcription factor y, gamma, SOX3 <text:s/>- <text:s/>sry (sex determining region y)-box 3, PLSCR1 <text:s/>- <text:s/>phospholipid scramblase 1, ELAVL2 <text:s/>- <text:s/>elav (embryonic lethal, abnormal vision, drosophila)-like 2 (hu antigen b), HFE <text:s/>- <text:s/>hemochromatosis, SUB1 <text:s/>- <text:s/>sub1 homolog (s. cerevisiae), CREB1 <text:s/>- <text:s/>camp responsive element binding protein 1, DDX58 <text:s/>- <text:s/>dead (asp-glu-ala-asp) box polypeptide 58, INO80 <text:s/>- <text:s/>ino80 complex subunit, HOXC10 <text:s/>- <text:s/>homeobox c10, PABPC1L <text:s/>- <text:s/>poly(a) binding protein, cytoplasmic 1-like, PTAFR <text:s/>- <text:s/>platelet-activating factor receptor, STAT2 <text:s/>- <text:s/>signal transducer and activator of transcription 2, 113kda, BANP <text:s/>- <text:s/>btg3 associated nuclear protein, DLX4 <text:s/>- <text:s/>distal-less homeobox 4, IKZF2 <text:s/>- <text:s/>ikaros family zinc finger 2 (helios), MKL2 <text:s/>- <text:s/>mkl/myocardin-like 2, TFAP2C <text:s/>- <text:s/>transcription factor ap-2 gamma (activating enhancer binding protein 2 gamma), ZNF750 <text:s/>- <text:s/>zinc finger protein 750, EIF2AK2 <text:s/>- <text:s/>eukaryotic translation initiation factor 2-alpha kinase 2, HOXA3 <text:s/>- <text:s/>homeobox a3, TRIM14 <text:s/>- <text:s/>tripartite motif containing 14, IFITM3 <text:s/>- <text:s/>interferon induced transmembrane protein 3, GATA6 <text:s/>- <text:s/>gata binding protein 6, GATA3 <text:s/>- <text:s/>gata binding protein 3, HNRNPD <text:s/>- <text:s/>heterogeneous nuclear ribonucleoprotein d (au-rich element rna binding protein 1, 37kda), EPHA5 <text:s/>- <text:s/>eph receptor a5, BAMBI <text:s/>- <text:s/>bmp and activin membrane-bound inhibitor, DENND4A <text:s/>- <text:s/>denn/madd domain containing 4a, NFAT5 <text:s/>- <text:s/>nuclear factor of activated t-cells 5, tonicity-responsive, DNAJB5 <text:s/>- <text:s/>dnaj (hsp40) homolog, subfamily b, member 5, LHX6 <text:s/>- <text:s/>lim homeobox 6, MBD2 <text:s/>- <text:s/>methyl-cpg binding domain protein 2, UBE2N <text:s/>- <text:s/>ubiquitin-conjugating enzyme e2n, ASCL2 <text:s/>- <text:s/>achaete-scute complex homolog 2 (drosophila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6032</text:p>
          </table:table-cell>
          <table:table-cell office:value-type="string" calcext:value-type="string">
            <text:p>viral process</text:p>
          </table:table-cell>
          <table:table-cell office:value-type="float" office:value="0.000000109" calcext:value-type="float">
            <text:p>0.000000109</text:p>
          </table:table-cell>
          <table:table-cell office:value-type="float" office:value="0.0000863" calcext:value-type="float">
            <text:p>0.0000863</text:p>
          </table:table-cell>
          <table:table-cell office:value-type="float" office:value="4.21" calcext:value-type="float">
            <text:p>4.21</text:p>
          </table:table-cell>
          <table:table-cell office:value-type="float" office:value="13954" calcext:value-type="float">
            <text:p>13954</text:p>
          </table:table-cell>
          <table:table-cell office:value-type="float" office:value="504" calcext:value-type="float">
            <text:p>504</text:p>
          </table:table-cell>
          <table:table-cell office:value-type="float" office:value="125" calcext:value-type="float">
            <text:p>1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RSAD2 <text:s/>- <text:s/>radical s-adenosyl methionine domain containing 2, IFITM3 <text:s/>- <text:s/>interferon induced transmembrane protein 3, OAS3 <text:s/>- <text:s/>2'-5'-oligoadenylate synthetase 3, 100kda, GATA3 <text:s/>- <text:s/>gata binding protein 3, DDX60 <text:s/>- <text:s/>dead (asp-glu-ala-asp) box polypeptide 60, STAT2 <text:s/>- <text:s/>signal transducer and activator of transcription 2, 113kda, PLSCR1 <text:s/>- <text:s/>phospholipid scramblase 1, ISG15 <text:s/>- <text:s/>isg15 ubiquitin-like modifier, PCBP1 <text:s/>- <text:s/>poly(rc) binding protein 1, PML <text:s/>- <text:s/>promyelocytic leukemia, CTBP2 <text:s/>- <text:s/>c-terminal binding protein 2, MX1 <text:s/>- <text:s/>myxovirus (influenza virus) resistance 1, interferon-inducible protein p78 (mouse), IFIT5 <text:s/>- <text:s/>interferon-induced protein with tetratricopeptide repeats 5, OAS1 <text:s/>- <text:s/>2'-5'-oligoadenylate synthetase 1, 40/46kda, CREB1 <text:s/>- <text:s/>camp responsive element binding protein 1, DDX58 <text:s/>- <text:s/>dead (asp-glu-ala-asp) box polypeptide 58, EIF2AK2 <text:s/>- <text:s/>eukaryotic translation initiation factor 2-alpha kinase 2, TRIM25 <text:s/>- <text:s/>tripartite motif containing 25, CALCOCO2 <text:s/>- <text:s/>calcium binding and coiled-coil domain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403</text:p>
          </table:table-cell>
          <table:table-cell office:value-type="string" calcext:value-type="string">
            <text:p>symbiosis, encompassing mutualism through parasitism</text:p>
          </table:table-cell>
          <table:table-cell office:value-type="float" office:value="0.000000109" calcext:value-type="float">
            <text:p>0.000000109</text:p>
          </table:table-cell>
          <table:table-cell office:value-type="float" office:value="0.0000818" calcext:value-type="float">
            <text:p>0.0000818</text:p>
          </table:table-cell>
          <table:table-cell office:value-type="float" office:value="4.21" calcext:value-type="float">
            <text:p>4.21</text:p>
          </table:table-cell>
          <table:table-cell office:value-type="float" office:value="13954" calcext:value-type="float">
            <text:p>13954</text:p>
          </table:table-cell>
          <table:table-cell office:value-type="float" office:value="504" calcext:value-type="float">
            <text:p>504</text:p>
          </table:table-cell>
          <table:table-cell office:value-type="float" office:value="125" calcext:value-type="float">
            <text:p>1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RSAD2 <text:s/>- <text:s/>radical s-adenosyl methionine domain containing 2, IFITM3 <text:s/>- <text:s/>interferon induced transmembrane protein 3, OAS3 <text:s/>- <text:s/>2'-5'-oligoadenylate synthetase 3, 100kda, GATA3 <text:s/>- <text:s/>gata binding protein 3, DDX60 <text:s/>- <text:s/>dead (asp-glu-ala-asp) box polypeptide 60, STAT2 <text:s/>- <text:s/>signal transducer and activator of transcription 2, 113kda, PLSCR1 <text:s/>- <text:s/>phospholipid scramblase 1, ISG15 <text:s/>- <text:s/>isg15 ubiquitin-like modifier, PCBP1 <text:s/>- <text:s/>poly(rc) binding protein 1, PML <text:s/>- <text:s/>promyelocytic leukemia, CTBP2 <text:s/>- <text:s/>c-terminal binding protein 2, MX1 <text:s/>- <text:s/>myxovirus (influenza virus) resistance 1, interferon-inducible protein p78 (mouse), IFIT5 <text:s/>- <text:s/>interferon-induced protein with tetratricopeptide repeats 5, OAS1 <text:s/>- <text:s/>2'-5'-oligoadenylate synthetase 1, 40/46kda, CREB1 <text:s/>- <text:s/>camp responsive element binding protein 1, DDX58 <text:s/>- <text:s/>dead (asp-glu-ala-asp) box polypeptide 58, EIF2AK2 <text:s/>- <text:s/>eukaryotic translation initiation factor 2-alpha kinase 2, TRIM25 <text:s/>- <text:s/>tripartite motif containing 25, CALCOCO2 <text:s/>- <text:s/>calcium binding and coiled-coil domain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764</text:p>
          </table:table-cell>
          <table:table-cell office:value-type="string" calcext:value-type="string">
            <text:p>multi-organism cellular process</text:p>
          </table:table-cell>
          <table:table-cell office:value-type="float" office:value="0.000000123" calcext:value-type="float">
            <text:p>0.000000123</text:p>
          </table:table-cell>
          <table:table-cell office:value-type="float" office:value="0.0000879" calcext:value-type="float">
            <text:p>0.0000879</text:p>
          </table:table-cell>
          <table:table-cell office:value-type="float" office:value="4.18" calcext:value-type="float">
            <text:p>4.18</text:p>
          </table:table-cell>
          <table:table-cell office:value-type="float" office:value="13954" calcext:value-type="float">
            <text:p>13954</text:p>
          </table:table-cell>
          <table:table-cell office:value-type="float" office:value="508" calcext:value-type="float">
            <text:p>508</text:p>
          </table:table-cell>
          <table:table-cell office:value-type="float" office:value="125" calcext:value-type="float">
            <text:p>1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RSAD2 <text:s/>- <text:s/>radical s-adenosyl methionine domain containing 2, IFITM3 <text:s/>- <text:s/>interferon induced transmembrane protein 3, OAS3 <text:s/>- <text:s/>2'-5'-oligoadenylate synthetase 3, 100kda, GATA3 <text:s/>- <text:s/>gata binding protein 3, DDX60 <text:s/>- <text:s/>dead (asp-glu-ala-asp) box polypeptide 60, STAT2 <text:s/>- <text:s/>signal transducer and activator of transcription 2, 113kda, PLSCR1 <text:s/>- <text:s/>phospholipid scramblase 1, ISG15 <text:s/>- <text:s/>isg15 ubiquitin-like modifier, PCBP1 <text:s/>- <text:s/>poly(rc) binding protein 1, PML <text:s/>- <text:s/>promyelocytic leukemia, CTBP2 <text:s/>- <text:s/>c-terminal binding protein 2, MX1 <text:s/>- <text:s/>myxovirus (influenza virus) resistance 1, interferon-inducible protein p78 (mouse), IFIT5 <text:s/>- <text:s/>interferon-induced protein with tetratricopeptide repeats 5, OAS1 <text:s/>- <text:s/>2'-5'-oligoadenylate synthetase 1, 40/46kda, CREB1 <text:s/>- <text:s/>camp responsive element binding protein 1, DDX58 <text:s/>- <text:s/>dead (asp-glu-ala-asp) box polypeptide 58, EIF2AK2 <text:s/>- <text:s/>eukaryotic translation initiation factor 2-alpha kinase 2, TRIM25 <text:s/>- <text:s/>tripartite motif containing 25, CALCOCO2 <text:s/>- <text:s/>calcium binding and coiled-coil domain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171</text:p>
          </table:table-cell>
          <table:table-cell office:value-type="string" calcext:value-type="string">
            <text:p>regulation of nitrogen compound metabolic process</text:p>
          </table:table-cell>
          <table:table-cell office:value-type="float" office:value="0.000000129" calcext:value-type="float">
            <text:p>0.000000129</text:p>
          </table:table-cell>
          <table:table-cell office:value-type="float" office:value="0.0000876" calcext:value-type="float">
            <text:p>0.0000876</text:p>
          </table:table-cell>
          <table:table-cell office:value-type="float" office:value="1.88" calcext:value-type="float">
            <text:p>1.88</text:p>
          </table:table-cell>
          <table:table-cell office:value-type="float" office:value="13954" calcext:value-type="float">
            <text:p>13954</text:p>
          </table:table-cell>
          <table:table-cell office:value-type="float" office:value="3378" calcext:value-type="float">
            <text:p>3378</text:p>
          </table:table-cell>
          <table:table-cell office:value-type="float" office:value="125" calcext:value-type="float">
            <text:p>12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[WAC <text:s/>- <text:s/>ww domain containing adaptor with coiled-coil, CDH1 <text:s/>- <text:s/>cadherin 1, type 1, e-cadherin (epithelial), ARID5B <text:s/>- <text:s/>at rich interactive domain 5b (mrf1-like), SIN3A <text:s/>- <text:s/>sin3 transcription regulator family member a, WWTR1 <text:s/>- <text:s/>ww domain containing transcription regulator 1, XRN1 <text:s/>- <text:s/>5'-3' exoribonuclease 1, TLE4 <text:s/>- <text:s/>transducin-like enhancer of split 4 (e(sp1) homolog, drosophila), BCOR <text:s/>- <text:s/>bcl6 corepressor, PCBP1 <text:s/>- <text:s/>poly(rc) binding protein 1, CTBP2 <text:s/>- <text:s/>c-terminal binding protein 2, PML <text:s/>- <text:s/>promyelocytic leukemia, SFMBT2 <text:s/>- <text:s/>scm-like with four mbt domains 2, CTNND2 <text:s/>- <text:s/>catenin (cadherin-associated protein), delta 2, TRIM25 <text:s/>- <text:s/>tripartite motif containing 25, WT1 <text:s/>- <text:s/>wilms tumor 1, PHF11 <text:s/>- <text:s/>phd finger protein 11, USP2 <text:s/>- <text:s/>ubiquitin specific peptidase 2, OAS3 <text:s/>- <text:s/>2'-5'-oligoadenylate synthetase 3, 100kda, MBNL3 <text:s/>- <text:s/>muscleblind-like splicing regulator 3, NFYC <text:s/>- <text:s/>nuclear transcription factor y, gamma, SOX3 <text:s/>- <text:s/>sry (sex determining region y)-box 3, PLSCR1 <text:s/>- <text:s/>phospholipid scramblase 1, ELAVL2 <text:s/>- <text:s/>elav (embryonic lethal, abnormal vision, drosophila)-like 2 (hu antigen b), HFE <text:s/>- <text:s/>hemochromatosis, SUB1 <text:s/>- <text:s/>sub1 homolog (s. cerevisiae), CREB1 <text:s/>- <text:s/>camp responsive element binding protein 1, DDX58 <text:s/>- <text:s/>dead (asp-glu-ala-asp) box polypeptide 58, INO80 <text:s/>- <text:s/>ino80 complex subunit, HOXC10 <text:s/>- <text:s/>homeobox c10, PABPC1L <text:s/>- <text:s/>poly(a) binding protein, cytoplasmic 1-like, PTAFR <text:s/>- <text:s/>platelet-activating factor receptor, STAT2 <text:s/>- <text:s/>signal transducer and activator of transcription 2, 113kda, DLX4 <text:s/>- <text:s/>distal-less homeobox 4, BANP <text:s/>- <text:s/>btg3 associated nuclear protein, IKZF2 <text:s/>- <text:s/>ikaros family zinc finger 2 (helios), RXFP2 <text:s/>- <text:s/>relaxin/insulin-like family peptide receptor 2, MKL2 <text:s/>- <text:s/>mkl/myocardin-like 2, TFAP2C <text:s/>- <text:s/>transcription factor ap-2 gamma (activating enhancer binding protein 2 gamma), ZNF750 <text:s/>- <text:s/>zinc finger protein 750, HOXA3 <text:s/>- <text:s/>homeobox a3, EIF2AK2 <text:s/>- <text:s/>eukaryotic translation initiation factor 2-alpha kinase 2, TRIM14 <text:s/>- <text:s/>tripartite motif containing 14, IFITM3 <text:s/>- <text:s/>interferon induced transmembrane protein 3, GATA6 <text:s/>- <text:s/>gata binding protein 6, GATA3 <text:s/>- <text:s/>gata binding protein 3, NPR3 <text:s/>- <text:s/>natriuretic peptide receptor c/guanylate cyclase c (atrionatriuretic peptide receptor c), HNRNPD <text:s/>- <text:s/>heterogeneous nuclear ribonucleoprotein d (au-rich element rna binding protein 1, 37kda), EPHA5 <text:s/>- <text:s/>eph receptor a5, DENND4A <text:s/>- <text:s/>denn/madd domain containing 4a, BAMBI <text:s/>- <text:s/>bmp and activin membrane-bound inhibitor, CLCF1 <text:s/>- <text:s/>cardiotrophin-like cytokine factor 1, NFAT5 <text:s/>- <text:s/>nuclear factor of activated t-cells 5, tonicity-responsive, DNAJB5 <text:s/>- <text:s/>dnaj (hsp40) homolog, subfamily b, member 5, LHX6 <text:s/>- <text:s/>lim homeobox 6, MBD2 <text:s/>- <text:s/>methyl-cpg binding domain protein 2, UBE2N <text:s/>- <text:s/>ubiquitin-conjugating enzyme e2n, ASCL2 <text:s/>- <text:s/>achaete-scute complex homolog 2 (drosophila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355</text:p>
          </table:table-cell>
          <table:table-cell office:value-type="string" calcext:value-type="string">
            <text:p>regulation of transcription, DNA-templated</text:p>
          </table:table-cell>
          <table:table-cell office:value-type="float" office:value="0.000000132" calcext:value-type="float">
            <text:p>0.000000132</text:p>
          </table:table-cell>
          <table:table-cell office:value-type="float" office:value="0.0000857" calcext:value-type="float">
            <text:p>0.0000857</text:p>
          </table:table-cell>
          <table:table-cell office:value-type="float" office:value="2.03" calcext:value-type="float">
            <text:p>2.03</text:p>
          </table:table-cell>
          <table:table-cell office:value-type="float" office:value="13954" calcext:value-type="float">
            <text:p>13954</text:p>
          </table:table-cell>
          <table:table-cell office:value-type="float" office:value="2753" calcext:value-type="float">
            <text:p>2753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WAC <text:s/>- <text:s/>ww domain containing adaptor with coiled-coil, CDH1 <text:s/>- <text:s/>cadherin 1, type 1, e-cadherin (epithelial), SIN3A <text:s/>- <text:s/>sin3 transcription regulator family member a, ARID5B <text:s/>- <text:s/>at rich interactive domain 5b (mrf1-like), WWTR1 <text:s/>- <text:s/>ww domain containing transcription regulator 1, TLE4 <text:s/>- <text:s/>transducin-like enhancer of split 4 (e(sp1) homolog, drosophila), BCOR <text:s/>- <text:s/>bcl6 corepressor, PCBP1 <text:s/>- <text:s/>poly(rc) binding protein 1, CTBP2 <text:s/>- <text:s/>c-terminal binding protein 2, PML <text:s/>- <text:s/>promyelocytic leukemia, SFMBT2 <text:s/>- <text:s/>scm-like with four mbt domains 2, CTNND2 <text:s/>- <text:s/>catenin (cadherin-associated protein), delta 2, TRIM25 <text:s/>- <text:s/>tripartite motif containing 25, WT1 <text:s/>- <text:s/>wilms tumor 1, PHF11 <text:s/>- <text:s/>phd finger protein 11, USP2 <text:s/>- <text:s/>ubiquitin specific peptidase 2, NFYC <text:s/>- <text:s/>nuclear transcription factor y, gamma, SOX3 <text:s/>- <text:s/>sry (sex determining region y)-box 3, PLSCR1 <text:s/>- <text:s/>phospholipid scramblase 1, ELAVL2 <text:s/>- <text:s/>elav (embryonic lethal, abnormal vision, drosophila)-like 2 (hu antigen b), HFE <text:s/>- <text:s/>hemochromatosis, SUB1 <text:s/>- <text:s/>sub1 homolog (s. cerevisiae), CREB1 <text:s/>- <text:s/>camp responsive element binding protein 1, DDX58 <text:s/>- <text:s/>dead (asp-glu-ala-asp) box polypeptide 58, INO80 <text:s/>- <text:s/>ino80 complex subunit, HOXC10 <text:s/>- <text:s/>homeobox c10, PABPC1L <text:s/>- <text:s/>poly(a) binding protein, cytoplasmic 1-like, PTAFR <text:s/>- <text:s/>platelet-activating factor receptor, STAT2 <text:s/>- <text:s/>signal transducer and activator of transcription 2, 113kda, BANP <text:s/>- <text:s/>btg3 associated nuclear protein, DLX4 <text:s/>- <text:s/>distal-less homeobox 4, IKZF2 <text:s/>- <text:s/>ikaros family zinc finger 2 (helios), MKL2 <text:s/>- <text:s/>mkl/myocardin-like 2, TFAP2C <text:s/>- <text:s/>transcription factor ap-2 gamma (activating enhancer binding protein 2 gamma), ZNF750 <text:s/>- <text:s/>zinc finger protein 750, EIF2AK2 <text:s/>- <text:s/>eukaryotic translation initiation factor 2-alpha kinase 2, HOXA3 <text:s/>- <text:s/>homeobox a3, TRIM14 <text:s/>- <text:s/>tripartite motif containing 14, GATA6 <text:s/>- <text:s/>gata binding protein 6, GATA3 <text:s/>- <text:s/>gata binding protein 3, HNRNPD <text:s/>- <text:s/>heterogeneous nuclear ribonucleoprotein d (au-rich element rna binding protein 1, 37kda), EPHA5 <text:s/>- <text:s/>eph receptor a5, BAMBI <text:s/>- <text:s/>bmp and activin membrane-bound inhibitor, DENND4A <text:s/>- <text:s/>denn/madd domain containing 4a, NFAT5 <text:s/>- <text:s/>nuclear factor of activated t-cells 5, tonicity-responsive, DNAJB5 <text:s/>- <text:s/>dnaj (hsp40) homolog, subfamily b, member 5, LHX6 <text:s/>- <text:s/>lim homeobox 6, MBD2 <text:s/>- <text:s/>methyl-cpg binding domain protein 2, UBE2N <text:s/>- <text:s/>ubiquitin-conjugating enzyme e2n, ASCL2 <text:s/>- <text:s/>achaete-scute complex homolog 2 (drosophila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3506</text:p>
          </table:table-cell>
          <table:table-cell office:value-type="string" calcext:value-type="string">
            <text:p>regulation of nucleic acid-templated transcription</text:p>
          </table:table-cell>
          <table:table-cell office:value-type="float" office:value="0.000000164" calcext:value-type="float">
            <text:p>0.000000164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2.01" calcext:value-type="float">
            <text:p>2.01</text:p>
          </table:table-cell>
          <table:table-cell office:value-type="float" office:value="13954" calcext:value-type="float">
            <text:p>13954</text:p>
          </table:table-cell>
          <table:table-cell office:value-type="float" office:value="2771" calcext:value-type="float">
            <text:p>2771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WAC <text:s/>- <text:s/>ww domain containing adaptor with coiled-coil, CDH1 <text:s/>- <text:s/>cadherin 1, type 1, e-cadherin (epithelial), SIN3A <text:s/>- <text:s/>sin3 transcription regulator family member a, ARID5B <text:s/>- <text:s/>at rich interactive domain 5b (mrf1-like), WWTR1 <text:s/>- <text:s/>ww domain containing transcription regulator 1, TLE4 <text:s/>- <text:s/>transducin-like enhancer of split 4 (e(sp1) homolog, drosophila), BCOR <text:s/>- <text:s/>bcl6 corepressor, PCBP1 <text:s/>- <text:s/>poly(rc) binding protein 1, CTBP2 <text:s/>- <text:s/>c-terminal binding protein 2, PML <text:s/>- <text:s/>promyelocytic leukemia, SFMBT2 <text:s/>- <text:s/>scm-like with four mbt domains 2, CTNND2 <text:s/>- <text:s/>catenin (cadherin-associated protein), delta 2, TRIM25 <text:s/>- <text:s/>tripartite motif containing 25, WT1 <text:s/>- <text:s/>wilms tumor 1, PHF11 <text:s/>- <text:s/>phd finger protein 11, USP2 <text:s/>- <text:s/>ubiquitin specific peptidase 2, NFYC <text:s/>- <text:s/>nuclear transcription factor y, gamma, SOX3 <text:s/>- <text:s/>sry (sex determining region y)-box 3, PLSCR1 <text:s/>- <text:s/>phospholipid scramblase 1, ELAVL2 <text:s/>- <text:s/>elav (embryonic lethal, abnormal vision, drosophila)-like 2 (hu antigen b), HFE <text:s/>- <text:s/>hemochromatosis, SUB1 <text:s/>- <text:s/>sub1 homolog (s. cerevisiae), CREB1 <text:s/>- <text:s/>camp responsive element binding protein 1, DDX58 <text:s/>- <text:s/>dead (asp-glu-ala-asp) box polypeptide 58, INO80 <text:s/>- <text:s/>ino80 complex subunit, HOXC10 <text:s/>- <text:s/>homeobox c10, PABPC1L <text:s/>- <text:s/>poly(a) binding protein, cytoplasmic 1-like, PTAFR <text:s/>- <text:s/>platelet-activating factor receptor, STAT2 <text:s/>- <text:s/>signal transducer and activator of transcription 2, 113kda, BANP <text:s/>- <text:s/>btg3 associated nuclear protein, DLX4 <text:s/>- <text:s/>distal-less homeobox 4, IKZF2 <text:s/>- <text:s/>ikaros family zinc finger 2 (helios), MKL2 <text:s/>- <text:s/>mkl/myocardin-like 2, TFAP2C <text:s/>- <text:s/>transcription factor ap-2 gamma (activating enhancer binding protein 2 gamma), ZNF750 <text:s/>- <text:s/>zinc finger protein 750, EIF2AK2 <text:s/>- <text:s/>eukaryotic translation initiation factor 2-alpha kinase 2, HOXA3 <text:s/>- <text:s/>homeobox a3, TRIM14 <text:s/>- <text:s/>tripartite motif containing 14, GATA6 <text:s/>- <text:s/>gata binding protein 6, GATA3 <text:s/>- <text:s/>gata binding protein 3, HNRNPD <text:s/>- <text:s/>heterogeneous nuclear ribonucleoprotein d (au-rich element rna binding protein 1, 37kda), EPHA5 <text:s/>- <text:s/>eph receptor a5, BAMBI <text:s/>- <text:s/>bmp and activin membrane-bound inhibitor, DENND4A <text:s/>- <text:s/>denn/madd domain containing 4a, NFAT5 <text:s/>- <text:s/>nuclear factor of activated t-cells 5, tonicity-responsive, DNAJB5 <text:s/>- <text:s/>dnaj (hsp40) homolog, subfamily b, member 5, LHX6 <text:s/>- <text:s/>lim homeobox 6, MBD2 <text:s/>- <text:s/>methyl-cpg binding domain protein 2, UBE2N <text:s/>- <text:s/>ubiquitin-conjugating enzyme e2n, ASCL2 <text:s/>- <text:s/>achaete-scute complex homolog 2 (drosophila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98542</text:p>
          </table:table-cell>
          <table:table-cell office:value-type="string" calcext:value-type="string">
            <text:p>defense response to other organism</text:p>
          </table:table-cell>
          <table:table-cell office:value-type="float" office:value="0.000000173" calcext:value-type="float">
            <text:p>0.000000173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6.2" calcext:value-type="float">
            <text:p>6.2</text:p>
          </table:table-cell>
          <table:table-cell office:value-type="float" office:value="13954" calcext:value-type="float">
            <text:p>13954</text:p>
          </table:table-cell>
          <table:table-cell office:value-type="float" office:value="234" calcext:value-type="float">
            <text:p>234</text:p>
          </table:table-cell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RSAD2 <text:s/>- <text:s/>radical s-adenosyl methionine domain containing 2, IFITM3 <text:s/>- <text:s/>interferon induced transmembrane protein 3, OAS3 <text:s/>- <text:s/>2'-5'-oligoadenylate synthetase 3, 100kda, DDX60 <text:s/>- <text:s/>dead (asp-glu-ala-asp) box polypeptide 60, STAT2 <text:s/>- <text:s/>signal transducer and activator of transcription 2, 113kda, PLSCR1 <text:s/>- <text:s/>phospholipid scramblase 1, ISG15 <text:s/>- <text:s/>isg15 ubiquitin-like modifier, PML <text:s/>- <text:s/>promyelocytic leukemia, MX1 <text:s/>- <text:s/>myxovirus (influenza virus) resistance 1, interferon-inducible protein p78 (mouse), IFIT5 <text:s/>- <text:s/>interferon-induced protein with tetratricopeptide repeats 5, OAS1 <text:s/>- <text:s/>2'-5'-oligoadenylate synthetase 1, 40/46kda, EIF2AK2 <text:s/>- <text:s/>eukaryotic translation initiation factor 2-alpha kinase 2, TRIM25 <text:s/>- <text:s/>tripartite motif containing 25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1326</text:p>
          </table:table-cell>
          <table:table-cell office:value-type="string" calcext:value-type="string">
            <text:p>regulation of cellular biosynthetic process</text:p>
          </table:table-cell>
          <table:table-cell office:value-type="float" office:value="0.000000421" calcext:value-type="float">
            <text:p>0.000000421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1.86" calcext:value-type="float">
            <text:p>1.86</text:p>
          </table:table-cell>
          <table:table-cell office:value-type="float" office:value="13954" calcext:value-type="float">
            <text:p>13954</text:p>
          </table:table-cell>
          <table:table-cell office:value-type="float" office:value="3305" calcext:value-type="float">
            <text:p>3305</text:p>
          </table:table-cell>
          <table:table-cell office:value-type="float" office:value="125" calcext:value-type="float">
            <text:p>12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WAC <text:s/>- <text:s/>ww domain containing adaptor with coiled-coil, CDH1 <text:s/>- <text:s/>cadherin 1, type 1, e-cadherin (epithelial), ARID5B <text:s/>- <text:s/>at rich interactive domain 5b (mrf1-like), SIN3A <text:s/>- <text:s/>sin3 transcription regulator family member a, WWTR1 <text:s/>- <text:s/>ww domain containing transcription regulator 1, XRN1 <text:s/>- <text:s/>5'-3' exoribonuclease 1, TLE4 <text:s/>- <text:s/>transducin-like enhancer of split 4 (e(sp1) homolog, drosophila), BCOR <text:s/>- <text:s/>bcl6 corepressor, PCBP1 <text:s/>- <text:s/>poly(rc) binding protein 1, CTBP2 <text:s/>- <text:s/>c-terminal binding protein 2, PML <text:s/>- <text:s/>promyelocytic leukemia, SFMBT2 <text:s/>- <text:s/>scm-like with four mbt domains 2, CTNND2 <text:s/>- <text:s/>catenin (cadherin-associated protein), delta 2, TRIM25 <text:s/>- <text:s/>tripartite motif containing 25, WT1 <text:s/>- <text:s/>wilms tumor 1, PHF11 <text:s/>- <text:s/>phd finger protein 11, USP2 <text:s/>- <text:s/>ubiquitin specific peptidase 2, NFYC <text:s/>- <text:s/>nuclear transcription factor y, gamma, SOX3 <text:s/>- <text:s/>sry (sex determining region y)-box 3, PLSCR1 <text:s/>- <text:s/>phospholipid scramblase 1, ELAVL2 <text:s/>- <text:s/>elav (embryonic lethal, abnormal vision, drosophila)-like 2 (hu antigen b), HFE <text:s/>- <text:s/>hemochromatosis, SUB1 <text:s/>- <text:s/>sub1 homolog (s. cerevisiae), SOAT1 <text:s/>- <text:s/>sterol o-acyltransferase 1, CREB1 <text:s/>- <text:s/>camp responsive element binding protein 1, DDX58 <text:s/>- <text:s/>dead (asp-glu-ala-asp) box polypeptide 58, INO80 <text:s/>- <text:s/>ino80 complex subunit, HOXC10 <text:s/>- <text:s/>homeobox c10, PABPC1L <text:s/>- <text:s/>poly(a) binding protein, cytoplasmic 1-like, PTAFR <text:s/>- <text:s/>platelet-activating factor receptor, STAT2 <text:s/>- <text:s/>signal transducer and activator of transcription 2, 113kda, DLX4 <text:s/>- <text:s/>distal-less homeobox 4, BANP <text:s/>- <text:s/>btg3 associated nuclear protein, IKZF2 <text:s/>- <text:s/>ikaros family zinc finger 2 (helios), RXFP2 <text:s/>- <text:s/>relaxin/insulin-like family peptide receptor 2, MKL2 <text:s/>- <text:s/>mkl/myocardin-like 2, TFAP2C <text:s/>- <text:s/>transcription factor ap-2 gamma (activating enhancer binding protein 2 gamma), ZNF750 <text:s/>- <text:s/>zinc finger protein 750, HOXA3 <text:s/>- <text:s/>homeobox a3, EIF2AK2 <text:s/>- <text:s/>eukaryotic translation initiation factor 2-alpha kinase 2, TRIM14 <text:s/>- <text:s/>tripartite motif containing 14, IFITM3 <text:s/>- <text:s/>interferon induced transmembrane protein 3, GATA6 <text:s/>- <text:s/>gata binding protein 6, GATA3 <text:s/>- <text:s/>gata binding protein 3, NPR3 <text:s/>- <text:s/>natriuretic peptide receptor c/guanylate cyclase c (atrionatriuretic peptide receptor c), HNRNPD <text:s/>- <text:s/>heterogeneous nuclear ribonucleoprotein d (au-rich element rna binding protein 1, 37kda), EPHA5 <text:s/>- <text:s/>eph receptor a5, DENND4A <text:s/>- <text:s/>denn/madd domain containing 4a, BAMBI <text:s/>- <text:s/>bmp and activin membrane-bound inhibitor, NFAT5 <text:s/>- <text:s/>nuclear factor of activated t-cells 5, tonicity-responsive, DNAJB5 <text:s/>- <text:s/>dnaj (hsp40) homolog, subfamily b, member 5, LHX6 <text:s/>- <text:s/>lim homeobox 6, MBD2 <text:s/>- <text:s/>methyl-cpg binding domain protein 2, UBE2N <text:s/>- <text:s/>ubiquitin-conjugating enzyme e2n, ASCL2 <text:s/>- <text:s/>achaete-scute complex homolog 2 (drosophila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952</text:p>
          </table:table-cell>
          <table:table-cell office:value-type="string" calcext:value-type="string">
            <text:p>defense response</text:p>
          </table:table-cell>
          <table:table-cell office:value-type="float" office:value="0.000000458" calcext:value-type="float">
            <text:p>0.000000458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3.51" calcext:value-type="float">
            <text:p>3.51</text:p>
          </table:table-cell>
          <table:table-cell office:value-type="float" office:value="13954" calcext:value-type="float">
            <text:p>13954</text:p>
          </table:table-cell>
          <table:table-cell office:value-type="float" office:value="668" calcext:value-type="float">
            <text:p>668</text:p>
          </table:table-cell>
          <table:table-cell office:value-type="float" office:value="125" calcext:value-type="float">
            <text:p>1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TRIM14 <text:s/>- <text:s/>tripartite motif containing 14, RSAD2 <text:s/>- <text:s/>radical s-adenosyl methionine domain containing 2, IFITM3 <text:s/>- <text:s/>interferon induced transmembrane protein 3, GRAP2 <text:s/>- <text:s/>grb2-related adaptor protein 2, OAS3 <text:s/>- <text:s/>2'-5'-oligoadenylate synthetase 3, 100kda, PTAFR <text:s/>- <text:s/>platelet-activating factor receptor, GATA3 <text:s/>- <text:s/>gata binding protein 3, DDX60 <text:s/>- <text:s/>dead (asp-glu-ala-asp) box polypeptide 60, STAT2 <text:s/>- <text:s/>signal transducer and activator of transcription 2, 113kda, PLSCR1 <text:s/>- <text:s/>phospholipid scramblase 1, ISG15 <text:s/>- <text:s/>isg15 ubiquitin-like modifier, JAK1 <text:s/>- <text:s/>janus kinase 1, HFE <text:s/>- <text:s/>hemochromatosis, LIPA <text:s/>- <text:s/>lipase a, lysosomal acid, cholesterol esterase, PML <text:s/>- <text:s/>promyelocytic leukemia, MX1 <text:s/>- <text:s/>myxovirus (influenza virus) resistance 1, interferon-inducible protein p78 (mouse), IFIT5 <text:s/>- <text:s/>interferon-induced protein with tetratricopeptide repeats 5, OAS1 <text:s/>- <text:s/>2'-5'-oligoadenylate synthetase 1, 40/46kda, DDX58 <text:s/>- <text:s/>dead (asp-glu-ala-asp) box polypeptide 58, EIF2AK2 <text:s/>- <text:s/>eukaryotic translation initiation factor 2-alpha kinase 2, TRIM25 <text:s/>- <text:s/>tripartite motif containing 25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1323</text:p>
          </table:table-cell>
          <table:table-cell office:value-type="string" calcext:value-type="string">
            <text:p>regulation of cellular metabolic process</text:p>
          </table:table-cell>
          <table:table-cell office:value-type="float" office:value="0.000000473" calcext:value-type="float">
            <text:p>0.000000473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1.66" calcext:value-type="float">
            <text:p>1.66</text:p>
          </table:table-cell>
          <table:table-cell office:value-type="float" office:value="13954" calcext:value-type="float">
            <text:p>13954</text:p>
          </table:table-cell>
          <table:table-cell office:value-type="float" office:value="4576" calcext:value-type="float">
            <text:p>4576</text:p>
          </table:table-cell>
          <table:table-cell office:value-type="float" office:value="125" calcext:value-type="float">
            <text:p>12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[MARK2 <text:s/>- <text:s/>map/microtubule affinity-regulating kinase 2, WAC <text:s/>- <text:s/>ww domain containing adaptor with coiled-coil, RNF152 <text:s/>- <text:s/>ring finger protein 152, CDH1 <text:s/>- <text:s/>cadherin 1, type 1, e-cadherin (epithelial), STK40 <text:s/>- <text:s/>serine/threonine kinase 40, ARID5B <text:s/>- <text:s/>at rich interactive domain 5b (mrf1-like), SIN3A <text:s/>- <text:s/>sin3 transcription regulator family member a, WWTR1 <text:s/>- <text:s/>ww domain containing transcription regulator 1, XRN1 <text:s/>- <text:s/>5'-3' exoribonuclease 1, TLE4 <text:s/>- <text:s/>transducin-like enhancer of split 4 (e(sp1) homolog, drosophila), BCOR <text:s/>- <text:s/>bcl6 corepressor, PCBP1 <text:s/>- <text:s/>poly(rc) binding protein 1, CTBP2 <text:s/>- <text:s/>c-terminal binding protein 2, PML <text:s/>- <text:s/>promyelocytic leukemia, SFMBT2 <text:s/>- <text:s/>scm-like with four mbt domains 2, CTNND2 <text:s/>- <text:s/>catenin (cadherin-associated protein), delta 2, TRIM25 <text:s/>- <text:s/>tripartite motif containing 25, WT1 <text:s/>- <text:s/>wilms tumor 1, PHF11 <text:s/>- <text:s/>phd finger protein 11, USP2 <text:s/>- <text:s/>ubiquitin specific peptidase 2, ATP6V0A1 <text:s/>- <text:s/>atpase, h+ transporting, lysosomal v0 subunit a1, OAS3 <text:s/>- <text:s/>2'-5'-oligoadenylate synthetase 3, 100kda, MBNL3 <text:s/>- <text:s/>muscleblind-like splicing regulator 3, NFYC <text:s/>- <text:s/>nuclear transcription factor y, gamma, SOX3 <text:s/>- <text:s/>sry (sex determining region y)-box 3, PLSCR1 <text:s/>- <text:s/>phospholipid scramblase 1, ELAVL2 <text:s/>- <text:s/>elav (embryonic lethal, abnormal vision, drosophila)-like 2 (hu antigen b), HFE <text:s/>- <text:s/>hemochromatosis, SUB1 <text:s/>- <text:s/>sub1 homolog (s. cerevisiae), SOAT1 <text:s/>- <text:s/>sterol o-acyltransferase 1, CREB1 <text:s/>- <text:s/>camp responsive element binding protein 1, DDX58 <text:s/>- <text:s/>dead (asp-glu-ala-asp) box polypeptide 58, INO80 <text:s/>- <text:s/>ino80 complex subunit, HOXC10 <text:s/>- <text:s/>homeobox c10, PABPC1L <text:s/>- <text:s/>poly(a) binding protein, cytoplasmic 1-like, PTAFR <text:s/>- <text:s/>platelet-activating factor receptor, STAT2 <text:s/>- <text:s/>signal transducer and activator of transcription 2, 113kda, AMER1 <text:s/>- <text:s/>apc membrane recruitment protein 1, DLX4 <text:s/>- <text:s/>distal-less homeobox 4, BANP <text:s/>- <text:s/>btg3 associated nuclear protein, IKZF2 <text:s/>- <text:s/>ikaros family zinc finger 2 (helios), RXFP2 <text:s/>- <text:s/>relaxin/insulin-like family peptide receptor 2, ISG15 <text:s/>- <text:s/>isg15 ubiquitin-like modifier, TFAP2C <text:s/>- <text:s/>transcription factor ap-2 gamma (activating enhancer binding protein 2 gamma), MKL2 <text:s/>- <text:s/>mkl/myocardin-like 2, USP33 <text:s/>- <text:s/>ubiquitin specific peptidase 33, ZNF750 <text:s/>- <text:s/>zinc finger protein 750, HOXA3 <text:s/>- <text:s/>homeobox a3, EIF2AK2 <text:s/>- <text:s/>eukaryotic translation initiation factor 2-alpha kinase 2, CALCOCO2 <text:s/>- <text:s/>calcium binding and coiled-coil domain 2, TRIM14 <text:s/>- <text:s/>tripartite motif containing 14, IFITM3 <text:s/>- <text:s/>interferon induced transmembrane protein 3, GATA6 <text:s/>- <text:s/>gata binding protein 6, GATA3 <text:s/>- <text:s/>gata binding protein 3, NPR3 <text:s/>- <text:s/>natriuretic peptide receptor c/guanylate cyclase c (atrionatriuretic peptide receptor c), HNRNPD <text:s/>- <text:s/>heterogeneous nuclear ribonucleoprotein d (au-rich element rna binding protein 1, 37kda), EPHA5 <text:s/>- <text:s/>eph receptor a5, BAMBI <text:s/>- <text:s/>bmp and activin membrane-bound inhibitor, DENND4A <text:s/>- <text:s/>denn/madd domain containing 4a, CLCF1 <text:s/>- <text:s/>cardiotrophin-like cytokine factor 1, KIAA1324 <text:s/>- <text:s/>kiaa1324, NFAT5 <text:s/>- <text:s/>nuclear factor of activated t-cells 5, tonicity-responsive, DNAJB5 <text:s/>- <text:s/>dnaj (hsp40) homolog, subfamily b, member 5, LHX6 <text:s/>- <text:s/>lim homeobox 6, YWHAG <text:s/>- <text:s/>tyrosine 3-monooxygenase/tryptophan 5-monooxygenase activation protein, gamma polypeptide, MBD2 <text:s/>- <text:s/>methyl-cpg binding domain protein 2, UBE2N <text:s/>- <text:s/>ubiquitin-conjugating enzyme e2n, ASCL2 <text:s/>- <text:s/>achaete-scute complex homolog 2 (drosophila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556</text:p>
          </table:table-cell>
          <table:table-cell office:value-type="string" calcext:value-type="string">
            <text:p>regulation of macromolecule biosynthetic process</text:p>
          </table:table-cell>
          <table:table-cell office:value-type="float" office:value="0.000000614" calcext:value-type="float">
            <text:p>0.000000614</text:p>
          </table:table-cell>
          <table:table-cell office:value-type="float" office:value="0.000312" calcext:value-type="float">
            <text:p>0.000312</text:p>
          </table:table-cell>
          <table:table-cell office:value-type="float" office:value="1.87" calcext:value-type="float">
            <text:p>1.87</text:p>
          </table:table-cell>
          <table:table-cell office:value-type="float" office:value="13954" calcext:value-type="float">
            <text:p>13954</text:p>
          </table:table-cell>
          <table:table-cell office:value-type="float" office:value="3158" calcext:value-type="float">
            <text:p>3158</text:p>
          </table:table-cell>
          <table:table-cell office:value-type="float" office:value="125" calcext:value-type="float">
            <text:p>12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[WAC <text:s/>- <text:s/>ww domain containing adaptor with coiled-coil, CDH1 <text:s/>- <text:s/>cadherin 1, type 1, e-cadherin (epithelial), ARID5B <text:s/>- <text:s/>at rich interactive domain 5b (mrf1-like), SIN3A <text:s/>- <text:s/>sin3 transcription regulator family member a, WWTR1 <text:s/>- <text:s/>ww domain containing transcription regulator 1, XRN1 <text:s/>- <text:s/>5'-3' exoribonuclease 1, TLE4 <text:s/>- <text:s/>transducin-like enhancer of split 4 (e(sp1) homolog, drosophila), BCOR <text:s/>- <text:s/>bcl6 corepressor, PCBP1 <text:s/>- <text:s/>poly(rc) binding protein 1, CTBP2 <text:s/>- <text:s/>c-terminal binding protein 2, PML <text:s/>- <text:s/>promyelocytic leukemia, SFMBT2 <text:s/>- <text:s/>scm-like with four mbt domains 2, CTNND2 <text:s/>- <text:s/>catenin (cadherin-associated protein), delta 2, TRIM25 <text:s/>- <text:s/>tripartite motif containing 25, WT1 <text:s/>- <text:s/>wilms tumor 1, PHF11 <text:s/>- <text:s/>phd finger protein 11, USP2 <text:s/>- <text:s/>ubiquitin specific peptidase 2, NFYC <text:s/>- <text:s/>nuclear transcription factor y, gamma, SOX3 <text:s/>- <text:s/>sry (sex determining region y)-box 3, PLSCR1 <text:s/>- <text:s/>phospholipid scramblase 1, ELAVL2 <text:s/>- <text:s/>elav (embryonic lethal, abnormal vision, drosophila)-like 2 (hu antigen b), HFE <text:s/>- <text:s/>hemochromatosis, SUB1 <text:s/>- <text:s/>sub1 homolog (s. cerevisiae), SOAT1 <text:s/>- <text:s/>sterol o-acyltransferase 1, CREB1 <text:s/>- <text:s/>camp responsive element binding protein 1, DDX58 <text:s/>- <text:s/>dead (asp-glu-ala-asp) box polypeptide 58, INO80 <text:s/>- <text:s/>ino80 complex subunit, HOXC10 <text:s/>- <text:s/>homeobox c10, PABPC1L <text:s/>- <text:s/>poly(a) binding protein, cytoplasmic 1-like, PTAFR <text:s/>- <text:s/>platelet-activating factor receptor, STAT2 <text:s/>- <text:s/>signal transducer and activator of transcription 2, 113kda, DLX4 <text:s/>- <text:s/>distal-less homeobox 4, BANP <text:s/>- <text:s/>btg3 associated nuclear protein, IKZF2 <text:s/>- <text:s/>ikaros family zinc finger 2 (helios), MKL2 <text:s/>- <text:s/>mkl/myocardin-like 2, TFAP2C <text:s/>- <text:s/>transcription factor ap-2 gamma (activating enhancer binding protein 2 gamma), ZNF750 <text:s/>- <text:s/>zinc finger protein 750, HOXA3 <text:s/>- <text:s/>homeobox a3, EIF2AK2 <text:s/>- <text:s/>eukaryotic translation initiation factor 2-alpha kinase 2, TRIM14 <text:s/>- <text:s/>tripartite motif containing 14, IFITM3 <text:s/>- <text:s/>interferon induced transmembrane protein 3, GATA6 <text:s/>- <text:s/>gata binding protein 6, GATA3 <text:s/>- <text:s/>gata binding protein 3, HNRNPD <text:s/>- <text:s/>heterogeneous nuclear ribonucleoprotein d (au-rich element rna binding protein 1, 37kda), EPHA5 <text:s/>- <text:s/>eph receptor a5, DENND4A <text:s/>- <text:s/>denn/madd domain containing 4a, BAMBI <text:s/>- <text:s/>bmp and activin membrane-bound inhibitor, NFAT5 <text:s/>- <text:s/>nuclear factor of activated t-cells 5, tonicity-responsive, LHX6 <text:s/>- <text:s/>lim homeobox 6, DNAJB5 <text:s/>- <text:s/>dnaj (hsp40) homolog, subfamily b, member 5, MBD2 <text:s/>- <text:s/>methyl-cpg binding domain protein 2, UBE2N <text:s/>- <text:s/>ubiquitin-conjugating enzyme e2n, ASCL2 <text:s/>- <text:s/>achaete-scute complex homolog 2 (drosophila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889</text:p>
          </table:table-cell>
          <table:table-cell office:value-type="string" calcext:value-type="string">
            <text:p>regulation of biosynthetic process</text:p>
          </table:table-cell>
          <table:table-cell office:value-type="float" office:value="0.000000629" calcext:value-type="float">
            <text:p>0.000000629</text:p>
          </table:table-cell>
          <table:table-cell office:value-type="float" office:value="0.000309" calcext:value-type="float">
            <text:p>0.000309</text:p>
          </table:table-cell>
          <table:table-cell office:value-type="float" office:value="1.84" calcext:value-type="float">
            <text:p>1.84</text:p>
          </table:table-cell>
          <table:table-cell office:value-type="float" office:value="13954" calcext:value-type="float">
            <text:p>13954</text:p>
          </table:table-cell>
          <table:table-cell office:value-type="float" office:value="3344" calcext:value-type="float">
            <text:p>3344</text:p>
          </table:table-cell>
          <table:table-cell office:value-type="float" office:value="125" calcext:value-type="float">
            <text:p>12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WAC <text:s/>- <text:s/>ww domain containing adaptor with coiled-coil, CDH1 <text:s/>- <text:s/>cadherin 1, type 1, e-cadherin (epithelial), ARID5B <text:s/>- <text:s/>at rich interactive domain 5b (mrf1-like), SIN3A <text:s/>- <text:s/>sin3 transcription regulator family member a, WWTR1 <text:s/>- <text:s/>ww domain containing transcription regulator 1, XRN1 <text:s/>- <text:s/>5'-3' exoribonuclease 1, TLE4 <text:s/>- <text:s/>transducin-like enhancer of split 4 (e(sp1) homolog, drosophila), BCOR <text:s/>- <text:s/>bcl6 corepressor, PCBP1 <text:s/>- <text:s/>poly(rc) binding protein 1, CTBP2 <text:s/>- <text:s/>c-terminal binding protein 2, PML <text:s/>- <text:s/>promyelocytic leukemia, SFMBT2 <text:s/>- <text:s/>scm-like with four mbt domains 2, CTNND2 <text:s/>- <text:s/>catenin (cadherin-associated protein), delta 2, TRIM25 <text:s/>- <text:s/>tripartite motif containing 25, WT1 <text:s/>- <text:s/>wilms tumor 1, PHF11 <text:s/>- <text:s/>phd finger protein 11, USP2 <text:s/>- <text:s/>ubiquitin specific peptidase 2, NFYC <text:s/>- <text:s/>nuclear transcription factor y, gamma, SOX3 <text:s/>- <text:s/>sry (sex determining region y)-box 3, PLSCR1 <text:s/>- <text:s/>phospholipid scramblase 1, ELAVL2 <text:s/>- <text:s/>elav (embryonic lethal, abnormal vision, drosophila)-like 2 (hu antigen b), HFE <text:s/>- <text:s/>hemochromatosis, SUB1 <text:s/>- <text:s/>sub1 homolog (s. cerevisiae), SOAT1 <text:s/>- <text:s/>sterol o-acyltransferase 1, CREB1 <text:s/>- <text:s/>camp responsive element binding protein 1, DDX58 <text:s/>- <text:s/>dead (asp-glu-ala-asp) box polypeptide 58, INO80 <text:s/>- <text:s/>ino80 complex subunit, HOXC10 <text:s/>- <text:s/>homeobox c10, PABPC1L <text:s/>- <text:s/>poly(a) binding protein, cytoplasmic 1-like, PTAFR <text:s/>- <text:s/>platelet-activating factor receptor, STAT2 <text:s/>- <text:s/>signal transducer and activator of transcription 2, 113kda, DLX4 <text:s/>- <text:s/>distal-less homeobox 4, BANP <text:s/>- <text:s/>btg3 associated nuclear protein, IKZF2 <text:s/>- <text:s/>ikaros family zinc finger 2 (helios), RXFP2 <text:s/>- <text:s/>relaxin/insulin-like family peptide receptor 2, MKL2 <text:s/>- <text:s/>mkl/myocardin-like 2, TFAP2C <text:s/>- <text:s/>transcription factor ap-2 gamma (activating enhancer binding protein 2 gamma), ZNF750 <text:s/>- <text:s/>zinc finger protein 750, HOXA3 <text:s/>- <text:s/>homeobox a3, EIF2AK2 <text:s/>- <text:s/>eukaryotic translation initiation factor 2-alpha kinase 2, TRIM14 <text:s/>- <text:s/>tripartite motif containing 14, IFITM3 <text:s/>- <text:s/>interferon induced transmembrane protein 3, GATA6 <text:s/>- <text:s/>gata binding protein 6, GATA3 <text:s/>- <text:s/>gata binding protein 3, NPR3 <text:s/>- <text:s/>natriuretic peptide receptor c/guanylate cyclase c (atrionatriuretic peptide receptor c), HNRNPD <text:s/>- <text:s/>heterogeneous nuclear ribonucleoprotein d (au-rich element rna binding protein 1, 37kda), EPHA5 <text:s/>- <text:s/>eph receptor a5, DENND4A <text:s/>- <text:s/>denn/madd domain containing 4a, BAMBI <text:s/>- <text:s/>bmp and activin membrane-bound inhibitor, NFAT5 <text:s/>- <text:s/>nuclear factor of activated t-cells 5, tonicity-responsive, DNAJB5 <text:s/>- <text:s/>dnaj (hsp40) homolog, subfamily b, member 5, LHX6 <text:s/>- <text:s/>lim homeobox 6, MBD2 <text:s/>- <text:s/>methyl-cpg binding domain protein 2, UBE2N <text:s/>- <text:s/>ubiquitin-conjugating enzyme e2n, ASCL2 <text:s/>- <text:s/>achaete-scute complex homolog 2 (drosophila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2000112</text:p>
          </table:table-cell>
          <table:table-cell office:value-type="string" calcext:value-type="string">
            <text:p>regulation of cellular macromolecule biosynthetic process</text:p>
          </table:table-cell>
          <table:table-cell office:value-type="float" office:value="0.000000639" calcext:value-type="float">
            <text:p>0.000000639</text:p>
          </table:table-cell>
          <table:table-cell office:value-type="float" office:value="0.000303" calcext:value-type="float">
            <text:p>0.000303</text:p>
          </table:table-cell>
          <table:table-cell office:value-type="float" office:value="1.89" calcext:value-type="float">
            <text:p>1.89</text:p>
          </table:table-cell>
          <table:table-cell office:value-type="float" office:value="13954" calcext:value-type="float">
            <text:p>13954</text:p>
          </table:table-cell>
          <table:table-cell office:value-type="float" office:value="3071" calcext:value-type="float">
            <text:p>3071</text:p>
          </table:table-cell>
          <table:table-cell office:value-type="float" office:value="125" calcext:value-type="float">
            <text:p>12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[WAC <text:s/>- <text:s/>ww domain containing adaptor with coiled-coil, CDH1 <text:s/>- <text:s/>cadherin 1, type 1, e-cadherin (epithelial), SIN3A <text:s/>- <text:s/>sin3 transcription regulator family member a, ARID5B <text:s/>- <text:s/>at rich interactive domain 5b (mrf1-like), XRN1 <text:s/>- <text:s/>5'-3' exoribonuclease 1, WWTR1 <text:s/>- <text:s/>ww domain containing transcription regulator 1, TLE4 <text:s/>- <text:s/>transducin-like enhancer of split 4 (e(sp1) homolog, drosophila), BCOR <text:s/>- <text:s/>bcl6 corepressor, PCBP1 <text:s/>- <text:s/>poly(rc) binding protein 1, CTBP2 <text:s/>- <text:s/>c-terminal binding protein 2, PML <text:s/>- <text:s/>promyelocytic leukemia, SFMBT2 <text:s/>- <text:s/>scm-like with four mbt domains 2, CTNND2 <text:s/>- <text:s/>catenin (cadherin-associated protein), delta 2, TRIM25 <text:s/>- <text:s/>tripartite motif containing 25, WT1 <text:s/>- <text:s/>wilms tumor 1, PHF11 <text:s/>- <text:s/>phd finger protein 11, USP2 <text:s/>- <text:s/>ubiquitin specific peptidase 2, NFYC <text:s/>- <text:s/>nuclear transcription factor y, gamma, SOX3 <text:s/>- <text:s/>sry (sex determining region y)-box 3, PLSCR1 <text:s/>- <text:s/>phospholipid scramblase 1, ELAVL2 <text:s/>- <text:s/>elav (embryonic lethal, abnormal vision, drosophila)-like 2 (hu antigen b), HFE <text:s/>- <text:s/>hemochromatosis, SUB1 <text:s/>- <text:s/>sub1 homolog (s. cerevisiae), SOAT1 <text:s/>- <text:s/>sterol o-acyltransferase 1, CREB1 <text:s/>- <text:s/>camp responsive element binding protein 1, DDX58 <text:s/>- <text:s/>dead (asp-glu-ala-asp) box polypeptide 58, INO80 <text:s/>- <text:s/>ino80 complex subunit, HOXC10 <text:s/>- <text:s/>homeobox c10, PABPC1L <text:s/>- <text:s/>poly(a) binding protein, cytoplasmic 1-like, PTAFR <text:s/>- <text:s/>platelet-activating factor receptor, STAT2 <text:s/>- <text:s/>signal transducer and activator of transcription 2, 113kda, BANP <text:s/>- <text:s/>btg3 associated nuclear protein, DLX4 <text:s/>- <text:s/>distal-less homeobox 4, IKZF2 <text:s/>- <text:s/>ikaros family zinc finger 2 (helios), MKL2 <text:s/>- <text:s/>mkl/myocardin-like 2, TFAP2C <text:s/>- <text:s/>transcription factor ap-2 gamma (activating enhancer binding protein 2 gamma), ZNF750 <text:s/>- <text:s/>zinc finger protein 750, EIF2AK2 <text:s/>- <text:s/>eukaryotic translation initiation factor 2-alpha kinase 2, HOXA3 <text:s/>- <text:s/>homeobox a3, TRIM14 <text:s/>- <text:s/>tripartite motif containing 14, GATA6 <text:s/>- <text:s/>gata binding protein 6, GATA3 <text:s/>- <text:s/>gata binding protein 3, HNRNPD <text:s/>- <text:s/>heterogeneous nuclear ribonucleoprotein d (au-rich element rna binding protein 1, 37kda), EPHA5 <text:s/>- <text:s/>eph receptor a5, BAMBI <text:s/>- <text:s/>bmp and activin membrane-bound inhibitor, DENND4A <text:s/>- <text:s/>denn/madd domain containing 4a, NFAT5 <text:s/>- <text:s/>nuclear factor of activated t-cells 5, tonicity-responsive, DNAJB5 <text:s/>- <text:s/>dnaj (hsp40) homolog, subfamily b, member 5, LHX6 <text:s/>- <text:s/>lim homeobox 6, MBD2 <text:s/>- <text:s/>methyl-cpg binding domain protein 2, UBE2N <text:s/>- <text:s/>ubiquitin-conjugating enzyme e2n, ASCL2 <text:s/>- <text:s/>achaete-scute complex homolog 2 (drosophila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468</text:p>
          </table:table-cell>
          <table:table-cell office:value-type="string" calcext:value-type="string">
            <text:p>regulation of gene expression</text:p>
          </table:table-cell>
          <table:table-cell office:value-type="float" office:value="0.000000802" calcext:value-type="float">
            <text:p>0.000000802</text:p>
          </table:table-cell>
          <table:table-cell office:value-type="float" office:value="0.000368" calcext:value-type="float">
            <text:p>0.000368</text:p>
          </table:table-cell>
          <table:table-cell office:value-type="float" office:value="1.82" calcext:value-type="float">
            <text:p>1.82</text:p>
          </table:table-cell>
          <table:table-cell office:value-type="float" office:value="13954" calcext:value-type="float">
            <text:p>13954</text:p>
          </table:table-cell>
          <table:table-cell office:value-type="float" office:value="3368" calcext:value-type="float">
            <text:p>3368</text:p>
          </table:table-cell>
          <table:table-cell office:value-type="float" office:value="125" calcext:value-type="float">
            <text:p>12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WAC <text:s/>- <text:s/>ww domain containing adaptor with coiled-coil, CDH1 <text:s/>- <text:s/>cadherin 1, type 1, e-cadherin (epithelial), STK40 <text:s/>- <text:s/>serine/threonine kinase 40, FAM46A <text:s/>- <text:s/>family with sequence similarity 46, member a, ARID5B <text:s/>- <text:s/>at rich interactive domain 5b (mrf1-like), SIN3A <text:s/>- <text:s/>sin3 transcription regulator family member a, WWTR1 <text:s/>- <text:s/>ww domain containing transcription regulator 1, XRN1 <text:s/>- <text:s/>5'-3' exoribonuclease 1, TLE4 <text:s/>- <text:s/>transducin-like enhancer of split 4 (e(sp1) homolog, drosophila), BCOR <text:s/>- <text:s/>bcl6 corepressor, PCBP1 <text:s/>- <text:s/>poly(rc) binding protein 1, CTBP2 <text:s/>- <text:s/>c-terminal binding protein 2, PML <text:s/>- <text:s/>promyelocytic leukemia, SFMBT2 <text:s/>- <text:s/>scm-like with four mbt domains 2, CTNND2 <text:s/>- <text:s/>catenin (cadherin-associated protein), delta 2, TRIM25 <text:s/>- <text:s/>tripartite motif containing 25, WT1 <text:s/>- <text:s/>wilms tumor 1, PHF11 <text:s/>- <text:s/>phd finger protein 11, USP2 <text:s/>- <text:s/>ubiquitin specific peptidase 2, MBNL3 <text:s/>- <text:s/>muscleblind-like splicing regulator 3, NFYC <text:s/>- <text:s/>nuclear transcription factor y, gamma, SOX3 <text:s/>- <text:s/>sry (sex determining region y)-box 3, PLSCR1 <text:s/>- <text:s/>phospholipid scramblase 1, ELAVL2 <text:s/>- <text:s/>elav (embryonic lethal, abnormal vision, drosophila)-like 2 (hu antigen b), HFE <text:s/>- <text:s/>hemochromatosis, SUB1 <text:s/>- <text:s/>sub1 homolog (s. cerevisiae), CREB1 <text:s/>- <text:s/>camp responsive element binding protein 1, DDX58 <text:s/>- <text:s/>dead (asp-glu-ala-asp) box polypeptide 58, INO80 <text:s/>- <text:s/>ino80 complex subunit, HOXC10 <text:s/>- <text:s/>homeobox c10, PABPC1L <text:s/>- <text:s/>poly(a) binding protein, cytoplasmic 1-like, PTAFR <text:s/>- <text:s/>platelet-activating factor receptor, STAT2 <text:s/>- <text:s/>signal transducer and activator of transcription 2, 113kda, DLX4 <text:s/>- <text:s/>distal-less homeobox 4, BANP <text:s/>- <text:s/>btg3 associated nuclear protein, IKZF2 <text:s/>- <text:s/>ikaros family zinc finger 2 (helios), MKL2 <text:s/>- <text:s/>mkl/myocardin-like 2, TFAP2C <text:s/>- <text:s/>transcription factor ap-2 gamma (activating enhancer binding protein 2 gamma), ZNF750 <text:s/>- <text:s/>zinc finger protein 750, HOXA3 <text:s/>- <text:s/>homeobox a3, EIF2AK2 <text:s/>- <text:s/>eukaryotic translation initiation factor 2-alpha kinase 2, TRIM14 <text:s/>- <text:s/>tripartite motif containing 14, IFITM3 <text:s/>- <text:s/>interferon induced transmembrane protein 3, GATA6 <text:s/>- <text:s/>gata binding protein 6, GATA3 <text:s/>- <text:s/>gata binding protein 3, HNRNPD <text:s/>- <text:s/>heterogeneous nuclear ribonucleoprotein d (au-rich element rna binding protein 1, 37kda), EPHA5 <text:s/>- <text:s/>eph receptor a5, DENND4A <text:s/>- <text:s/>denn/madd domain containing 4a, BAMBI <text:s/>- <text:s/>bmp and activin membrane-bound inhibitor, NFAT5 <text:s/>- <text:s/>nuclear factor of activated t-cells 5, tonicity-responsive, LHX6 <text:s/>- <text:s/>lim homeobox 6, DNAJB5 <text:s/>- <text:s/>dnaj (hsp40) homolog, subfamily b, member 5, MBD2 <text:s/>- <text:s/>methyl-cpg binding domain protein 2, UBE2N <text:s/>- <text:s/>ubiquitin-conjugating enzyme e2n, ASCL2 <text:s/>- <text:s/>achaete-scute complex homolog 2 (drosophila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60333</text:p>
          </table:table-cell>
          <table:table-cell office:value-type="string" calcext:value-type="string">
            <text:p>interferon-gamma-mediated signaling pathway</text:p>
          </table:table-cell>
          <table:table-cell office:value-type="float" office:value="0.00000137" calcext:value-type="float">
            <text:p>0.00000137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16.74" calcext:value-type="float">
            <text:p>16.74</text:p>
          </table:table-cell>
          <table:table-cell office:value-type="float" office:value="13954" calcext:value-type="float">
            <text:p>1395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OAS3 <text:s/>- <text:s/>2'-5'-oligoadenylate synthetase 3, 100kda, JAK1 <text:s/>- <text:s/>janus kinase 1, PML <text:s/>- <text:s/>promyelocytic leukemia, PTAFR <text:s/>- <text:s/>platelet-activating factor receptor, OAS1 <text:s/>- <text:s/>2'-5'-oligoadenylate synthetase 1, 40/46kda, TRIM25 <text:s/>- <text:s/>tripartite motif containing 25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9222</text:p>
          </table:table-cell>
          <table:table-cell office:value-type="string" calcext:value-type="string">
            <text:p>regulation of metabolic process</text:p>
          </table:table-cell>
          <table:table-cell office:value-type="float" office:value="0.00000271" calcext:value-type="float">
            <text:p>0.00000271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1.58" calcext:value-type="float">
            <text:p>1.58</text:p>
          </table:table-cell>
          <table:table-cell office:value-type="float" office:value="13954" calcext:value-type="float">
            <text:p>13954</text:p>
          </table:table-cell>
          <table:table-cell office:value-type="float" office:value="4880" calcext:value-type="float">
            <text:p>4880</text:p>
          </table:table-cell>
          <table:table-cell office:value-type="float" office:value="125" calcext:value-type="float">
            <text:p>12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[MARK2 <text:s/>- <text:s/>map/microtubule affinity-regulating kinase 2, WAC <text:s/>- <text:s/>ww domain containing adaptor with coiled-coil, RNF152 <text:s/>- <text:s/>ring finger protein 152, CDH1 <text:s/>- <text:s/>cadherin 1, type 1, e-cadherin (epithelial), STK40 <text:s/>- <text:s/>serine/threonine kinase 40, FAM46A <text:s/>- <text:s/>family with sequence similarity 46, member a, ARID5B <text:s/>- <text:s/>at rich interactive domain 5b (mrf1-like), SIN3A <text:s/>- <text:s/>sin3 transcription regulator family member a, WWTR1 <text:s/>- <text:s/>ww domain containing transcription regulator 1, XRN1 <text:s/>- <text:s/>5'-3' exoribonuclease 1, TLE4 <text:s/>- <text:s/>transducin-like enhancer of split 4 (e(sp1) homolog, drosophila), BCOR <text:s/>- <text:s/>bcl6 corepressor, PCBP1 <text:s/>- <text:s/>poly(rc) binding protein 1, CTBP2 <text:s/>- <text:s/>c-terminal binding protein 2, PML <text:s/>- <text:s/>promyelocytic leukemia, SFMBT2 <text:s/>- <text:s/>scm-like with four mbt domains 2, CTNND2 <text:s/>- <text:s/>catenin (cadherin-associated protein), delta 2, TRIM25 <text:s/>- <text:s/>tripartite motif containing 25, WT1 <text:s/>- <text:s/>wilms tumor 1, PHF11 <text:s/>- <text:s/>phd finger protein 11, USP2 <text:s/>- <text:s/>ubiquitin specific peptidase 2, ATP6V0A1 <text:s/>- <text:s/>atpase, h+ transporting, lysosomal v0 subunit a1, OAS3 <text:s/>- <text:s/>2'-5'-oligoadenylate synthetase 3, 100kda, MBNL3 <text:s/>- <text:s/>muscleblind-like splicing regulator 3, NFYC <text:s/>- <text:s/>nuclear transcription factor y, gamma, SOX3 <text:s/>- <text:s/>sry (sex determining region y)-box 3, PLSCR1 <text:s/>- <text:s/>phospholipid scramblase 1, ELAVL2 <text:s/>- <text:s/>elav (embryonic lethal, abnormal vision, drosophila)-like 2 (hu antigen b), HFE <text:s/>- <text:s/>hemochromatosis, SUB1 <text:s/>- <text:s/>sub1 homolog (s. cerevisiae), SOAT1 <text:s/>- <text:s/>sterol o-acyltransferase 1, CREB1 <text:s/>- <text:s/>camp responsive element binding protein 1, DDX58 <text:s/>- <text:s/>dead (asp-glu-ala-asp) box polypeptide 58, INO80 <text:s/>- <text:s/>ino80 complex subunit, HOXC10 <text:s/>- <text:s/>homeobox c10, PABPC1L <text:s/>- <text:s/>poly(a) binding protein, cytoplasmic 1-like, PTAFR <text:s/>- <text:s/>platelet-activating factor receptor, STAT2 <text:s/>- <text:s/>signal transducer and activator of transcription 2, 113kda, AMER1 <text:s/>- <text:s/>apc membrane recruitment protein 1, DLX4 <text:s/>- <text:s/>distal-less homeobox 4, BANP <text:s/>- <text:s/>btg3 associated nuclear protein, IKZF2 <text:s/>- <text:s/>ikaros family zinc finger 2 (helios), RXFP2 <text:s/>- <text:s/>relaxin/insulin-like family peptide receptor 2, ISG15 <text:s/>- <text:s/>isg15 ubiquitin-like modifier, TFAP2C <text:s/>- <text:s/>transcription factor ap-2 gamma (activating enhancer binding protein 2 gamma), MKL2 <text:s/>- <text:s/>mkl/myocardin-like 2, USP33 <text:s/>- <text:s/>ubiquitin specific peptidase 33, ZNF750 <text:s/>- <text:s/>zinc finger protein 750, HOXA3 <text:s/>- <text:s/>homeobox a3, EIF2AK2 <text:s/>- <text:s/>eukaryotic translation initiation factor 2-alpha kinase 2, CALCOCO2 <text:s/>- <text:s/>calcium binding and coiled-coil domain 2, TRIM14 <text:s/>- <text:s/>tripartite motif containing 14, IFITM3 <text:s/>- <text:s/>interferon induced transmembrane protein 3, GATA6 <text:s/>- <text:s/>gata binding protein 6, GATA3 <text:s/>- <text:s/>gata binding protein 3, NPR3 <text:s/>- <text:s/>natriuretic peptide receptor c/guanylate cyclase c (atrionatriuretic peptide receptor c), HNRNPD <text:s/>- <text:s/>heterogeneous nuclear ribonucleoprotein d (au-rich element rna binding protein 1, 37kda), EPHA5 <text:s/>- <text:s/>eph receptor a5, BAMBI <text:s/>- <text:s/>bmp and activin membrane-bound inhibitor, DENND4A <text:s/>- <text:s/>denn/madd domain containing 4a, CLCF1 <text:s/>- <text:s/>cardiotrophin-like cytokine factor 1, KIAA1324 <text:s/>- <text:s/>kiaa1324, NFAT5 <text:s/>- <text:s/>nuclear factor of activated t-cells 5, tonicity-responsive, DNAJB5 <text:s/>- <text:s/>dnaj (hsp40) homolog, subfamily b, member 5, LHX6 <text:s/>- <text:s/>lim homeobox 6, YWHAG <text:s/>- <text:s/>tyrosine 3-monooxygenase/tryptophan 5-monooxygenase activation protein, gamma polypeptide, MBD2 <text:s/>- <text:s/>methyl-cpg binding domain protein 2, UBE2N <text:s/>- <text:s/>ubiquitin-conjugating enzyme e2n, ASCL2 <text:s/>- <text:s/>achaete-scute complex homolog 2 (drosophila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704</text:p>
          </table:table-cell>
          <table:table-cell office:value-type="string" calcext:value-type="string">
            <text:p>multi-organism process</text:p>
          </table:table-cell>
          <table:table-cell office:value-type="float" office:value="0.00000286" calcext:value-type="float">
            <text:p>0.00000286</text:p>
          </table:table-cell>
          <table:table-cell office:value-type="float" office:value="0.0012" calcext:value-type="float">
            <text:p>0.0012</text:p>
          </table:table-cell>
          <table:table-cell office:value-type="float" office:value="2.92" calcext:value-type="float">
            <text:p>2.92</text:p>
          </table:table-cell>
          <table:table-cell office:value-type="float" office:value="13954" calcext:value-type="float">
            <text:p>13954</text:p>
          </table:table-cell>
          <table:table-cell office:value-type="float" office:value="878" calcext:value-type="float">
            <text:p>878</text:p>
          </table:table-cell>
          <table:table-cell office:value-type="float" office:value="125" calcext:value-type="float">
            <text:p>1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RSAD2 <text:s/>- <text:s/>radical s-adenosyl methionine domain containing 2, IFITM3 <text:s/>- <text:s/>interferon induced transmembrane protein 3, OAS3 <text:s/>- <text:s/>2'-5'-oligoadenylate synthetase 3, 100kda, SCARB2 <text:s/>- <text:s/>scavenger receptor class b, member 2, GATA3 <text:s/>- <text:s/>gata binding protein 3, PTAFR <text:s/>- <text:s/>platelet-activating factor receptor, STAT2 <text:s/>- <text:s/>signal transducer and activator of transcription 2, 113kda, DDX60 <text:s/>- <text:s/>dead (asp-glu-ala-asp) box polypeptide 60, CDH1 <text:s/>- <text:s/>cadherin 1, type 1, e-cadherin (epithelial), PLSCR1 <text:s/>- <text:s/>phospholipid scramblase 1, ISG15 <text:s/>- <text:s/>isg15 ubiquitin-like modifier, PCBP1 <text:s/>- <text:s/>poly(rc) binding protein 1, HFE <text:s/>- <text:s/>hemochromatosis, MX1 <text:s/>- <text:s/>myxovirus (influenza virus) resistance 1, interferon-inducible protein p78 (mouse), CTBP2 <text:s/>- <text:s/>c-terminal binding protein 2, PML <text:s/>- <text:s/>promyelocytic leukemia, IFIT5 <text:s/>- <text:s/>interferon-induced protein with tetratricopeptide repeats 5, OAS1 <text:s/>- <text:s/>2'-5'-oligoadenylate synthetase 1, 40/46kda, CREB1 <text:s/>- <text:s/>camp responsive element binding protein 1, DDX58 <text:s/>- <text:s/>dead (asp-glu-ala-asp) box polypeptide 58, EIF2AK2 <text:s/>- <text:s/>eukaryotic translation initiation factor 2-alpha kinase 2, TRIM25 <text:s/>- <text:s/>tripartite motif containing 25, CALCOCO2 <text:s/>- <text:s/>calcium binding and coiled-coil domain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357</text:p>
          </table:table-cell>
          <table:table-cell office:value-type="string" calcext:value-type="string">
            <text:p>regulation of transcription from RNA polymerase II promoter</text:p>
          </table:table-cell>
          <table:table-cell office:value-type="float" office:value="0.00000521" calcext:value-type="float">
            <text:p>0.00000521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2.28" calcext:value-type="float">
            <text:p>2.28</text:p>
          </table:table-cell>
          <table:table-cell office:value-type="float" office:value="13954" calcext:value-type="float">
            <text:p>13954</text:p>
          </table:table-cell>
          <table:table-cell office:value-type="float" office:value="1565" calcext:value-type="float">
            <text:p>1565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PTAFR <text:s/>- <text:s/>platelet-activating factor receptor, STAT2 <text:s/>- <text:s/>signal transducer and activator of transcription 2, 113kda, ARID5B <text:s/>- <text:s/>at rich interactive domain 5b (mrf1-like), SIN3A <text:s/>- <text:s/>sin3 transcription regulator family member a, DLX4 <text:s/>- <text:s/>distal-less homeobox 4, WWTR1 <text:s/>- <text:s/>ww domain containing transcription regulator 1, TLE4 <text:s/>- <text:s/>transducin-like enhancer of split 4 (e(sp1) homolog, drosophila), IKZF2 <text:s/>- <text:s/>ikaros family zinc finger 2 (helios), BCOR <text:s/>- <text:s/>bcl6 corepressor, PCBP1 <text:s/>- <text:s/>poly(rc) binding protein 1, MKL2 <text:s/>- <text:s/>mkl/myocardin-like 2, TFAP2C <text:s/>- <text:s/>transcription factor ap-2 gamma (activating enhancer binding protein 2 gamma), PML <text:s/>- <text:s/>promyelocytic leukemia, CTBP2 <text:s/>- <text:s/>c-terminal binding protein 2, ZNF750 <text:s/>- <text:s/>zinc finger protein 750, WT1 <text:s/>- <text:s/>wilms tumor 1, USP2 <text:s/>- <text:s/>ubiquitin specific peptidase 2, GATA6 <text:s/>- <text:s/>gata binding protein 6, NFYC <text:s/>- <text:s/>nuclear transcription factor y, gamma, GATA3 <text:s/>- <text:s/>gata binding protein 3, SOX3 <text:s/>- <text:s/>sry (sex determining region y)-box 3, PLSCR1 <text:s/>- <text:s/>phospholipid scramblase 1, HFE <text:s/>- <text:s/>hemochromatosis, NFAT5 <text:s/>- <text:s/>nuclear factor of activated t-cells 5, tonicity-responsive, SUB1 <text:s/>- <text:s/>sub1 homolog (s. cerevisiae), DNAJB5 <text:s/>- <text:s/>dnaj (hsp40) homolog, subfamily b, member 5, CREB1 <text:s/>- <text:s/>camp responsive element binding protein 1, MBD2 <text:s/>- <text:s/>methyl-cpg binding domain protein 2, DDX58 <text:s/>- <text:s/>dead (asp-glu-ala-asp) box polypeptide 58, INO80 <text:s/>- <text:s/>ino80 complex subunit, HOXC10 <text:s/>- <text:s/>homeobox c10, ASCL2 <text:s/>- <text:s/>achaete-scute complex homolog 2 (drosophila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732</text:p>
          </table:table-cell>
          <table:table-cell office:value-type="string" calcext:value-type="string">
            <text:p>gland development</text:p>
          </table:table-cell>
          <table:table-cell office:value-type="float" office:value="0.00000755" calcext:value-type="float">
            <text:p>0.00000755</text:p>
          </table:table-cell>
          <table:table-cell office:value-type="float" office:value="0.00298" calcext:value-type="float">
            <text:p>0.00298</text:p>
          </table:table-cell>
          <table:table-cell office:value-type="float" office:value="5.91" calcext:value-type="float">
            <text:p>5.91</text:p>
          </table:table-cell>
          <table:table-cell office:value-type="float" office:value="13954" calcext:value-type="float">
            <text:p>13954</text:p>
          </table:table-cell>
          <table:table-cell office:value-type="float" office:value="189" calcext:value-type="float">
            <text:p>189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GATA6 <text:s/>- <text:s/>gata binding protein 6, HFE <text:s/>- <text:s/>hemochromatosis, GATA3 <text:s/>- <text:s/>gata binding protein 3, CDH1 <text:s/>- <text:s/>cadherin 1, type 1, e-cadherin (epithelial), CREB1 <text:s/>- <text:s/>camp responsive element binding protein 1, HNRNPD <text:s/>- <text:s/>heterogeneous nuclear ribonucleoprotein d (au-rich element rna binding protein 1, 37kda), HOXA3 <text:s/>- <text:s/>homeobox a3, ARID5B <text:s/>- <text:s/>at rich interactive domain 5b (mrf1-like), SOX3 <text:s/>- <text:s/>sry (sex determining region y)-box 3, WT1 <text:s/>- <text:s/>wilms tumo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893</text:p>
          </table:table-cell>
          <table:table-cell office:value-type="string" calcext:value-type="string">
            <text:p>positive regulation of transcription, DNA-templated</text:p>
          </table:table-cell>
          <table:table-cell office:value-type="float" office:value="0.00000864" calcext:value-type="float">
            <text:p>0.00000864</text:p>
          </table:table-cell>
          <table:table-cell office:value-type="float" office:value="0.00332" calcext:value-type="float">
            <text:p>0.00332</text:p>
          </table:table-cell>
          <table:table-cell office:value-type="float" office:value="2.52" calcext:value-type="float">
            <text:p>2.52</text:p>
          </table:table-cell>
          <table:table-cell office:value-type="float" office:value="13954" calcext:value-type="float">
            <text:p>13954</text:p>
          </table:table-cell>
          <table:table-cell office:value-type="float" office:value="1150" calcext:value-type="float">
            <text:p>1150</text:p>
          </table:table-cell>
          <table:table-cell office:value-type="float" office:value="125" calcext:value-type="float">
            <text:p>1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WAC <text:s/>- <text:s/>ww domain containing adaptor with coiled-coil, PABPC1L <text:s/>- <text:s/>poly(a) binding protein, cytoplasmic 1-like, CDH1 <text:s/>- <text:s/>cadherin 1, type 1, e-cadherin (epithelial), SIN3A <text:s/>- <text:s/>sin3 transcription regulator family member a, BANP <text:s/>- <text:s/>btg3 associated nuclear protein, WWTR1 <text:s/>- <text:s/>ww domain containing transcription regulator 1, IKZF2 <text:s/>- <text:s/>ikaros family zinc finger 2 (helios), PCBP1 <text:s/>- <text:s/>poly(rc) binding protein 1, TFAP2C <text:s/>- <text:s/>transcription factor ap-2 gamma (activating enhancer binding protein 2 gamma), MKL2 <text:s/>- <text:s/>mkl/myocardin-like 2, PML <text:s/>- <text:s/>promyelocytic leukemia, CTBP2 <text:s/>- <text:s/>c-terminal binding protein 2, ZNF750 <text:s/>- <text:s/>zinc finger protein 750, WT1 <text:s/>- <text:s/>wilms tumor 1, GATA6 <text:s/>- <text:s/>gata binding protein 6, GATA3 <text:s/>- <text:s/>gata binding protein 3, NFYC <text:s/>- <text:s/>nuclear transcription factor y, gamma, HNRNPD <text:s/>- <text:s/>heterogeneous nuclear ribonucleoprotein d (au-rich element rna binding protein 1, 37kda), PLSCR1 <text:s/>- <text:s/>phospholipid scramblase 1, BAMBI <text:s/>- <text:s/>bmp and activin membrane-bound inhibitor, SUB1 <text:s/>- <text:s/>sub1 homolog (s. cerevisiae), NFAT5 <text:s/>- <text:s/>nuclear factor of activated t-cells 5, tonicity-responsive, CREB1 <text:s/>- <text:s/>camp responsive element binding protein 1, DDX58 <text:s/>- <text:s/>dead (asp-glu-ala-asp) box polypeptide 58, INO80 <text:s/>- <text:s/>ino80 complex subunit, HOXC10 <text:s/>- <text:s/>homeobox c1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3508</text:p>
          </table:table-cell>
          <table:table-cell office:value-type="string" calcext:value-type="string">
            <text:p>positive regulation of nucleic acid-templated transcription</text:p>
          </table:table-cell>
          <table:table-cell office:value-type="float" office:value="0.00000864" calcext:value-type="float">
            <text:p>0.00000864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2.52" calcext:value-type="float">
            <text:p>2.52</text:p>
          </table:table-cell>
          <table:table-cell office:value-type="float" office:value="13954" calcext:value-type="float">
            <text:p>13954</text:p>
          </table:table-cell>
          <table:table-cell office:value-type="float" office:value="1150" calcext:value-type="float">
            <text:p>1150</text:p>
          </table:table-cell>
          <table:table-cell office:value-type="float" office:value="125" calcext:value-type="float">
            <text:p>1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WAC <text:s/>- <text:s/>ww domain containing adaptor with coiled-coil, PABPC1L <text:s/>- <text:s/>poly(a) binding protein, cytoplasmic 1-like, CDH1 <text:s/>- <text:s/>cadherin 1, type 1, e-cadherin (epithelial), SIN3A <text:s/>- <text:s/>sin3 transcription regulator family member a, BANP <text:s/>- <text:s/>btg3 associated nuclear protein, WWTR1 <text:s/>- <text:s/>ww domain containing transcription regulator 1, IKZF2 <text:s/>- <text:s/>ikaros family zinc finger 2 (helios), PCBP1 <text:s/>- <text:s/>poly(rc) binding protein 1, TFAP2C <text:s/>- <text:s/>transcription factor ap-2 gamma (activating enhancer binding protein 2 gamma), MKL2 <text:s/>- <text:s/>mkl/myocardin-like 2, PML <text:s/>- <text:s/>promyelocytic leukemia, CTBP2 <text:s/>- <text:s/>c-terminal binding protein 2, ZNF750 <text:s/>- <text:s/>zinc finger protein 750, WT1 <text:s/>- <text:s/>wilms tumor 1, GATA6 <text:s/>- <text:s/>gata binding protein 6, GATA3 <text:s/>- <text:s/>gata binding protein 3, NFYC <text:s/>- <text:s/>nuclear transcription factor y, gamma, HNRNPD <text:s/>- <text:s/>heterogeneous nuclear ribonucleoprotein d (au-rich element rna binding protein 1, 37kda), PLSCR1 <text:s/>- <text:s/>phospholipid scramblase 1, BAMBI <text:s/>- <text:s/>bmp and activin membrane-bound inhibitor, SUB1 <text:s/>- <text:s/>sub1 homolog (s. cerevisiae), NFAT5 <text:s/>- <text:s/>nuclear factor of activated t-cells 5, tonicity-responsive, CREB1 <text:s/>- <text:s/>camp responsive element binding protein 1, DDX58 <text:s/>- <text:s/>dead (asp-glu-ala-asp) box polypeptide 58, INO80 <text:s/>- <text:s/>ino80 complex subunit, HOXC10 <text:s/>- <text:s/>homeobox c1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9221</text:p>
          </table:table-cell>
          <table:table-cell office:value-type="string" calcext:value-type="string">
            <text:p>cytokine-mediated signaling pathway</text:p>
          </table:table-cell>
          <table:table-cell office:value-type="float" office:value="0.00000864" calcext:value-type="float">
            <text:p>0.00000864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4.37" calcext:value-type="float">
            <text:p>4.37</text:p>
          </table:table-cell>
          <table:table-cell office:value-type="float" office:value="13954" calcext:value-type="float">
            <text:p>13954</text:p>
          </table:table-cell>
          <table:table-cell office:value-type="float" office:value="332" calcext:value-type="float">
            <text:p>332</text:p>
          </table:table-cell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RSAD2 <text:s/>- <text:s/>radical s-adenosyl methionine domain containing 2, IFITM3 <text:s/>- <text:s/>interferon induced transmembrane protein 3, OAS3 <text:s/>- <text:s/>2'-5'-oligoadenylate synthetase 3, 100kda, PTAFR <text:s/>- <text:s/>platelet-activating factor receptor, STAT2 <text:s/>- <text:s/>signal transducer and activator of transcription 2, 113kda, XAF1 <text:s/>- <text:s/>xiap associated factor 1, CLCF1 <text:s/>- <text:s/>cardiotrophin-like cytokine factor 1, JAK1 <text:s/>- <text:s/>janus kinase 1, ISG15 <text:s/>- <text:s/>isg15 ubiquitin-like modifier, PML <text:s/>- <text:s/>promyelocytic leukemia, MX1 <text:s/>- <text:s/>myxovirus (influenza virus) resistance 1, interferon-inducible protein p78 (mouse), OAS1 <text:s/>- <text:s/>2'-5'-oligoadenylate synthetase 1, 40/46kda, TRIM25 <text:s/>- <text:s/>tripartite motif containing 25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3207</text:p>
          </table:table-cell>
          <table:table-cell office:value-type="string" calcext:value-type="string">
            <text:p>response to external biotic stimulus</text:p>
          </table:table-cell>
          <table:table-cell office:value-type="float" office:value="0.00000962" calcext:value-type="float">
            <text:p>0.00000962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3.58" calcext:value-type="float">
            <text:p>3.58</text:p>
          </table:table-cell>
          <table:table-cell office:value-type="float" office:value="13954" calcext:value-type="float">
            <text:p>13954</text:p>
          </table:table-cell>
          <table:table-cell office:value-type="float" office:value="499" calcext:value-type="float">
            <text:p>499</text:p>
          </table:table-cell>
          <table:table-cell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RSAD2 <text:s/>- <text:s/>radical s-adenosyl methionine domain containing 2, IFITM3 <text:s/>- <text:s/>interferon induced transmembrane protein 3, OAS3 <text:s/>- <text:s/>2'-5'-oligoadenylate synthetase 3, 100kda, PTAFR <text:s/>- <text:s/>platelet-activating factor receptor, GATA3 <text:s/>- <text:s/>gata binding protein 3, DDX60 <text:s/>- <text:s/>dead (asp-glu-ala-asp) box polypeptide 60, STAT2 <text:s/>- <text:s/>signal transducer and activator of transcription 2, 113kda, PLSCR1 <text:s/>- <text:s/>phospholipid scramblase 1, ISG15 <text:s/>- <text:s/>isg15 ubiquitin-like modifier, PML <text:s/>- <text:s/>promyelocytic leukemia, MX1 <text:s/>- <text:s/>myxovirus (influenza virus) resistance 1, interferon-inducible protein p78 (mouse), IFIT5 <text:s/>- <text:s/>interferon-induced protein with tetratricopeptide repeats 5, OAS1 <text:s/>- <text:s/>2'-5'-oligoadenylate synthetase 1, 40/46kda, DDX58 <text:s/>- <text:s/>dead (asp-glu-ala-asp) box polypeptide 58, EIF2AK2 <text:s/>- <text:s/>eukaryotic translation initiation factor 2-alpha kinase 2, TRIM25 <text:s/>- <text:s/>tripartite motif containing 25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2680</text:p>
          </table:table-cell>
          <table:table-cell office:value-type="string" calcext:value-type="string">
            <text:p>positive regulation of RNA biosynthetic process</text:p>
          </table:table-cell>
          <table:table-cell office:value-type="float" office:value="0.0000112" calcext:value-type="float">
            <text:p>0.0000112</text:p>
          </table:table-cell>
          <table:table-cell office:value-type="float" office:value="0.0039" calcext:value-type="float">
            <text:p>0.0039</text:p>
          </table:table-cell>
          <table:table-cell office:value-type="float" office:value="2.49" calcext:value-type="float">
            <text:p>2.49</text:p>
          </table:table-cell>
          <table:table-cell office:value-type="float" office:value="13954" calcext:value-type="float">
            <text:p>13954</text:p>
          </table:table-cell>
          <table:table-cell office:value-type="float" office:value="1167" calcext:value-type="float">
            <text:p>1167</text:p>
          </table:table-cell>
          <table:table-cell office:value-type="float" office:value="125" calcext:value-type="float">
            <text:p>1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WAC <text:s/>- <text:s/>ww domain containing adaptor with coiled-coil, PABPC1L <text:s/>- <text:s/>poly(a) binding protein, cytoplasmic 1-like, CDH1 <text:s/>- <text:s/>cadherin 1, type 1, e-cadherin (epithelial), SIN3A <text:s/>- <text:s/>sin3 transcription regulator family member a, BANP <text:s/>- <text:s/>btg3 associated nuclear protein, WWTR1 <text:s/>- <text:s/>ww domain containing transcription regulator 1, IKZF2 <text:s/>- <text:s/>ikaros family zinc finger 2 (helios), PCBP1 <text:s/>- <text:s/>poly(rc) binding protein 1, TFAP2C <text:s/>- <text:s/>transcription factor ap-2 gamma (activating enhancer binding protein 2 gamma), MKL2 <text:s/>- <text:s/>mkl/myocardin-like 2, PML <text:s/>- <text:s/>promyelocytic leukemia, CTBP2 <text:s/>- <text:s/>c-terminal binding protein 2, ZNF750 <text:s/>- <text:s/>zinc finger protein 750, WT1 <text:s/>- <text:s/>wilms tumor 1, GATA6 <text:s/>- <text:s/>gata binding protein 6, GATA3 <text:s/>- <text:s/>gata binding protein 3, NFYC <text:s/>- <text:s/>nuclear transcription factor y, gamma, HNRNPD <text:s/>- <text:s/>heterogeneous nuclear ribonucleoprotein d (au-rich element rna binding protein 1, 37kda), PLSCR1 <text:s/>- <text:s/>phospholipid scramblase 1, BAMBI <text:s/>- <text:s/>bmp and activin membrane-bound inhibitor, SUB1 <text:s/>- <text:s/>sub1 homolog (s. cerevisiae), NFAT5 <text:s/>- <text:s/>nuclear factor of activated t-cells 5, tonicity-responsive, CREB1 <text:s/>- <text:s/>camp responsive element binding protein 1, DDX58 <text:s/>- <text:s/>dead (asp-glu-ala-asp) box polypeptide 58, INO80 <text:s/>- <text:s/>ino80 complex subunit, HOXC10 <text:s/>- <text:s/>homeobox c1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80090</text:p>
          </table:table-cell>
          <table:table-cell office:value-type="string" calcext:value-type="string">
            <text:p>regulation of primary metabolic process</text:p>
          </table:table-cell>
          <table:table-cell office:value-type="float" office:value="0.0000117" calcext:value-type="float">
            <text:p>0.0000117</text:p>
          </table:table-cell>
          <table:table-cell office:value-type="float" office:value="0.00396" calcext:value-type="float">
            <text:p>0.00396</text:p>
          </table:table-cell>
          <table:table-cell office:value-type="float" office:value="1.58" calcext:value-type="float">
            <text:p>1.58</text:p>
          </table:table-cell>
          <table:table-cell office:value-type="float" office:value="13954" calcext:value-type="float">
            <text:p>13954</text:p>
          </table:table-cell>
          <table:table-cell office:value-type="float" office:value="4445" calcext:value-type="float">
            <text:p>4445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[MARK2 <text:s/>- <text:s/>map/microtubule affinity-regulating kinase 2, WAC <text:s/>- <text:s/>ww domain containing adaptor with coiled-coil, CDH1 <text:s/>- <text:s/>cadherin 1, type 1, e-cadherin (epithelial), STK40 <text:s/>- <text:s/>serine/threonine kinase 40, ARID5B <text:s/>- <text:s/>at rich interactive domain 5b (mrf1-like), SIN3A <text:s/>- <text:s/>sin3 transcription regulator family member a, WWTR1 <text:s/>- <text:s/>ww domain containing transcription regulator 1, XRN1 <text:s/>- <text:s/>5'-3' exoribonuclease 1, TLE4 <text:s/>- <text:s/>transducin-like enhancer of split 4 (e(sp1) homolog, drosophila), BCOR <text:s/>- <text:s/>bcl6 corepressor, PCBP1 <text:s/>- <text:s/>poly(rc) binding protein 1, CTBP2 <text:s/>- <text:s/>c-terminal binding protein 2, PML <text:s/>- <text:s/>promyelocytic leukemia, SFMBT2 <text:s/>- <text:s/>scm-like with four mbt domains 2, CTNND2 <text:s/>- <text:s/>catenin (cadherin-associated protein), delta 2, TRIM25 <text:s/>- <text:s/>tripartite motif containing 25, WT1 <text:s/>- <text:s/>wilms tumor 1, PHF11 <text:s/>- <text:s/>phd finger protein 11, USP2 <text:s/>- <text:s/>ubiquitin specific peptidase 2, OAS3 <text:s/>- <text:s/>2'-5'-oligoadenylate synthetase 3, 100kda, MBNL3 <text:s/>- <text:s/>muscleblind-like splicing regulator 3, NFYC <text:s/>- <text:s/>nuclear transcription factor y, gamma, SOX3 <text:s/>- <text:s/>sry (sex determining region y)-box 3, PLSCR1 <text:s/>- <text:s/>phospholipid scramblase 1, ELAVL2 <text:s/>- <text:s/>elav (embryonic lethal, abnormal vision, drosophila)-like 2 (hu antigen b), HFE <text:s/>- <text:s/>hemochromatosis, SUB1 <text:s/>- <text:s/>sub1 homolog (s. cerevisiae), SOAT1 <text:s/>- <text:s/>sterol o-acyltransferase 1, CREB1 <text:s/>- <text:s/>camp responsive element binding protein 1, DDX58 <text:s/>- <text:s/>dead (asp-glu-ala-asp) box polypeptide 58, INO80 <text:s/>- <text:s/>ino80 complex subunit, HOXC10 <text:s/>- <text:s/>homeobox c10, PABPC1L <text:s/>- <text:s/>poly(a) binding protein, cytoplasmic 1-like, PTAFR <text:s/>- <text:s/>platelet-activating factor receptor, STAT2 <text:s/>- <text:s/>signal transducer and activator of transcription 2, 113kda, AMER1 <text:s/>- <text:s/>apc membrane recruitment protein 1, DLX4 <text:s/>- <text:s/>distal-less homeobox 4, BANP <text:s/>- <text:s/>btg3 associated nuclear protein, IKZF2 <text:s/>- <text:s/>ikaros family zinc finger 2 (helios), RXFP2 <text:s/>- <text:s/>relaxin/insulin-like family peptide receptor 2, ISG15 <text:s/>- <text:s/>isg15 ubiquitin-like modifier, TFAP2C <text:s/>- <text:s/>transcription factor ap-2 gamma (activating enhancer binding protein 2 gamma), MKL2 <text:s/>- <text:s/>mkl/myocardin-like 2, ZNF750 <text:s/>- <text:s/>zinc finger protein 750, HOXA3 <text:s/>- <text:s/>homeobox a3, EIF2AK2 <text:s/>- <text:s/>eukaryotic translation initiation factor 2-alpha kinase 2, TRIM14 <text:s/>- <text:s/>tripartite motif containing 14, IFITM3 <text:s/>- <text:s/>interferon induced transmembrane protein 3, GATA6 <text:s/>- <text:s/>gata binding protein 6, GATA3 <text:s/>- <text:s/>gata binding protein 3, NPR3 <text:s/>- <text:s/>natriuretic peptide receptor c/guanylate cyclase c (atrionatriuretic peptide receptor c), HNRNPD <text:s/>- <text:s/>heterogeneous nuclear ribonucleoprotein d (au-rich element rna binding protein 1, 37kda), EPHA5 <text:s/>- <text:s/>eph receptor a5, DENND4A <text:s/>- <text:s/>denn/madd domain containing 4a, BAMBI <text:s/>- <text:s/>bmp and activin membrane-bound inhibitor, CLCF1 <text:s/>- <text:s/>cardiotrophin-like cytokine factor 1, NFAT5 <text:s/>- <text:s/>nuclear factor of activated t-cells 5, tonicity-responsive, DNAJB5 <text:s/>- <text:s/>dnaj (hsp40) homolog, subfamily b, member 5, LHX6 <text:s/>- <text:s/>lim homeobox 6, YWHAG <text:s/>- <text:s/>tyrosine 3-monooxygenase/tryptophan 5-monooxygenase activation protein, gamma polypeptide, MBD2 <text:s/>- <text:s/>methyl-cpg binding domain protein 2, UBE2N <text:s/>- <text:s/>ubiquitin-conjugating enzyme e2n, ASCL2 <text:s/>- <text:s/>achaete-scute complex homolog 2 (drosophila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4654</text:p>
          </table:table-cell>
          <table:table-cell office:value-type="string" calcext:value-type="string">
            <text:p>nucleobase-containing compound biosynthetic process</text:p>
          </table:table-cell>
          <table:table-cell office:value-type="float" office:value="0.0000147" calcext:value-type="float">
            <text:p>0.0000147</text:p>
          </table:table-cell>
          <table:table-cell office:value-type="float" office:value="0.00485" calcext:value-type="float">
            <text:p>0.00485</text:p>
          </table:table-cell>
          <table:table-cell office:value-type="float" office:value="1.93" calcext:value-type="float">
            <text:p>1.93</text:p>
          </table:table-cell>
          <table:table-cell office:value-type="float" office:value="13954" calcext:value-type="float">
            <text:p>13954</text:p>
          </table:table-cell>
          <table:table-cell office:value-type="float" office:value="2309" calcext:value-type="float">
            <text:p>2309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WAC <text:s/>- <text:s/>ww domain containing adaptor with coiled-coil, AK5 <text:s/>- <text:s/>adenylate kinase 5, STAT2 <text:s/>- <text:s/>signal transducer and activator of transcription 2, 113kda, ARID5B <text:s/>- <text:s/>at rich interactive domain 5b (mrf1-like), SIN3A <text:s/>- <text:s/>sin3 transcription regulator family member a, BANP <text:s/>- <text:s/>btg3 associated nuclear protein, WWTR1 <text:s/>- <text:s/>ww domain containing transcription regulator 1, TLE4 <text:s/>- <text:s/>transducin-like enhancer of split 4 (e(sp1) homolog, drosophila), IKZF2 <text:s/>- <text:s/>ikaros family zinc finger 2 (helios), BCOR <text:s/>- <text:s/>bcl6 corepressor, ISG15 <text:s/>- <text:s/>isg15 ubiquitin-like modifier, MKL2 <text:s/>- <text:s/>mkl/myocardin-like 2, TFAP2C <text:s/>- <text:s/>transcription factor ap-2 gamma (activating enhancer binding protein 2 gamma), PML <text:s/>- <text:s/>promyelocytic leukemia, CTBP2 <text:s/>- <text:s/>c-terminal binding protein 2, CTNND2 <text:s/>- <text:s/>catenin (cadherin-associated protein), delta 2, ZNF750 <text:s/>- <text:s/>zinc finger protein 750, HOXA3 <text:s/>- <text:s/>homeobox a3, EIF2AK2 <text:s/>- <text:s/>eukaryotic translation initiation factor 2-alpha kinase 2, TRIM25 <text:s/>- <text:s/>tripartite motif containing 25, KMO <text:s/>- <text:s/>kynurenine 3-monooxygenase (kynurenine 3-hydroxylase), WT1 <text:s/>- <text:s/>wilms tumor 1, PHF11 <text:s/>- <text:s/>phd finger protein 11, ATP6V0A1 <text:s/>- <text:s/>atpase, h+ transporting, lysosomal v0 subunit a1, GATA6 <text:s/>- <text:s/>gata binding protein 6, NFYC <text:s/>- <text:s/>nuclear transcription factor y, gamma, GATA3 <text:s/>- <text:s/>gata binding protein 3, SRRM1 <text:s/>- <text:s/>serine/arginine repetitive matrix 1, HNRNPD <text:s/>- <text:s/>heterogeneous nuclear ribonucleoprotein d (au-rich element rna binding protein 1, 37kda), SOX3 <text:s/>- <text:s/>sry (sex determining region y)-box 3, DENND4A <text:s/>- <text:s/>denn/madd domain containing 4a, PLSCR1 <text:s/>- <text:s/>phospholipid scramblase 1, NFAT5 <text:s/>- <text:s/>nuclear factor of activated t-cells 5, tonicity-responsive, SUB1 <text:s/>- <text:s/>sub1 homolog (s. cerevisiae), LHX6 <text:s/>- <text:s/>lim homeobox 6, CREB1 <text:s/>- <text:s/>camp responsive element binding protein 1, MBD2 <text:s/>- <text:s/>methyl-cpg binding domain protein 2, INO80 <text:s/>- <text:s/>ino80 complex subunit, HOXC10 <text:s/>- <text:s/>homeobox c10, ASCL2 <text:s/>- <text:s/>achaete-scute complex homolog 2 (drosophila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935</text:p>
          </table:table-cell>
          <table:table-cell office:value-type="string" calcext:value-type="string">
            <text:p>positive regulation of nucleobase-containing compound metabolic process</text:p>
          </table:table-cell>
          <table:table-cell office:value-type="float" office:value="0.0000158" calcext:value-type="float">
            <text:p>0.0000158</text:p>
          </table:table-cell>
          <table:table-cell office:value-type="float" office:value="0.00513" calcext:value-type="float">
            <text:p>0.00513</text:p>
          </table:table-cell>
          <table:table-cell office:value-type="float" office:value="2.29" calcext:value-type="float">
            <text:p>2.29</text:p>
          </table:table-cell>
          <table:table-cell office:value-type="float" office:value="13954" calcext:value-type="float">
            <text:p>13954</text:p>
          </table:table-cell>
          <table:table-cell office:value-type="float" office:value="1416" calcext:value-type="float">
            <text:p>1416</text:p>
          </table:table-cell>
          <table:table-cell office:value-type="float" office:value="125" calcext:value-type="float">
            <text:p>1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PABPC1L <text:s/>- <text:s/>poly(a) binding protein, cytoplasmic 1-like, WAC <text:s/>- <text:s/>ww domain containing adaptor with coiled-coil, CDH1 <text:s/>- <text:s/>cadherin 1, type 1, e-cadherin (epithelial), SIN3A <text:s/>- <text:s/>sin3 transcription regulator family member a, BANP <text:s/>- <text:s/>btg3 associated nuclear protein, WWTR1 <text:s/>- <text:s/>ww domain containing transcription regulator 1, IKZF2 <text:s/>- <text:s/>ikaros family zinc finger 2 (helios), RXFP2 <text:s/>- <text:s/>relaxin/insulin-like family peptide receptor 2, PCBP1 <text:s/>- <text:s/>poly(rc) binding protein 1, TFAP2C <text:s/>- <text:s/>transcription factor ap-2 gamma (activating enhancer binding protein 2 gamma), MKL2 <text:s/>- <text:s/>mkl/myocardin-like 2, PML <text:s/>- <text:s/>promyelocytic leukemia, CTBP2 <text:s/>- <text:s/>c-terminal binding protein 2, ZNF750 <text:s/>- <text:s/>zinc finger protein 750, WT1 <text:s/>- <text:s/>wilms tumor 1, GATA6 <text:s/>- <text:s/>gata binding protein 6, NFYC <text:s/>- <text:s/>nuclear transcription factor y, gamma, GATA3 <text:s/>- <text:s/>gata binding protein 3, HNRNPD <text:s/>- <text:s/>heterogeneous nuclear ribonucleoprotein d (au-rich element rna binding protein 1, 37kda), PLSCR1 <text:s/>- <text:s/>phospholipid scramblase 1, BAMBI <text:s/>- <text:s/>bmp and activin membrane-bound inhibitor, CLCF1 <text:s/>- <text:s/>cardiotrophin-like cytokine factor 1, SUB1 <text:s/>- <text:s/>sub1 homolog (s. cerevisiae), NFAT5 <text:s/>- <text:s/>nuclear factor of activated t-cells 5, tonicity-responsive, CREB1 <text:s/>- <text:s/>camp responsive element binding protein 1, DDX58 <text:s/>- <text:s/>dead (asp-glu-ala-asp) box polypeptide 58, INO80 <text:s/>- <text:s/>ino80 complex subunit, HOXC10 <text:s/>- <text:s/>homeobox c10, UBE2N <text:s/>- <text:s/>ubiquitin-conjugating enzyme e2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607</text:p>
          </table:table-cell>
          <table:table-cell office:value-type="string" calcext:value-type="string">
            <text:p>response to biotic stimulus</text:p>
          </table:table-cell>
          <table:table-cell office:value-type="float" office:value="0.0000161" calcext:value-type="float">
            <text:p>0.0000161</text:p>
          </table:table-cell>
          <table:table-cell office:value-type="float" office:value="0.00508" calcext:value-type="float">
            <text:p>0.00508</text:p>
          </table:table-cell>
          <table:table-cell office:value-type="float" office:value="3.43" calcext:value-type="float">
            <text:p>3.43</text:p>
          </table:table-cell>
          <table:table-cell office:value-type="float" office:value="13954" calcext:value-type="float">
            <text:p>13954</text:p>
          </table:table-cell>
          <table:table-cell office:value-type="float" office:value="520" calcext:value-type="float">
            <text:p>520</text:p>
          </table:table-cell>
          <table:table-cell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RSAD2 <text:s/>- <text:s/>radical s-adenosyl methionine domain containing 2, IFITM3 <text:s/>- <text:s/>interferon induced transmembrane protein 3, OAS3 <text:s/>- <text:s/>2'-5'-oligoadenylate synthetase 3, 100kda, PTAFR <text:s/>- <text:s/>platelet-activating factor receptor, GATA3 <text:s/>- <text:s/>gata binding protein 3, DDX60 <text:s/>- <text:s/>dead (asp-glu-ala-asp) box polypeptide 60, STAT2 <text:s/>- <text:s/>signal transducer and activator of transcription 2, 113kda, PLSCR1 <text:s/>- <text:s/>phospholipid scramblase 1, ISG15 <text:s/>- <text:s/>isg15 ubiquitin-like modifier, PML <text:s/>- <text:s/>promyelocytic leukemia, MX1 <text:s/>- <text:s/>myxovirus (influenza virus) resistance 1, interferon-inducible protein p78 (mouse), IFIT5 <text:s/>- <text:s/>interferon-induced protein with tetratricopeptide repeats 5, OAS1 <text:s/>- <text:s/>2'-5'-oligoadenylate synthetase 1, 40/46kda, DDX58 <text:s/>- <text:s/>dead (asp-glu-ala-asp) box polypeptide 58, EIF2AK2 <text:s/>- <text:s/>eukaryotic translation initiation factor 2-alpha kinase 2, TRIM25 <text:s/>- <text:s/>tripartite motif containing 25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173</text:p>
          </table:table-cell>
          <table:table-cell office:value-type="string" calcext:value-type="string">
            <text:p>positive regulation of nitrogen compound metabolic process</text:p>
          </table:table-cell>
          <table:table-cell office:value-type="float" office:value="0.0000175" calcext:value-type="float">
            <text:p>0.0000175</text:p>
          </table:table-cell>
          <table:table-cell office:value-type="float" office:value="0.00541" calcext:value-type="float">
            <text:p>0.00541</text:p>
          </table:table-cell>
          <table:table-cell office:value-type="float" office:value="2.23" calcext:value-type="float">
            <text:p>2.23</text:p>
          </table:table-cell>
          <table:table-cell office:value-type="float" office:value="13954" calcext:value-type="float">
            <text:p>13954</text:p>
          </table:table-cell>
          <table:table-cell office:value-type="float" office:value="1501" calcext:value-type="float">
            <text:p>1501</text:p>
          </table:table-cell>
          <table:table-cell office:value-type="float" office:value="125" calcext:value-type="float">
            <text:p>1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PABPC1L <text:s/>- <text:s/>poly(a) binding protein, cytoplasmic 1-like, WAC <text:s/>- <text:s/>ww domain containing adaptor with coiled-coil, PTAFR <text:s/>- <text:s/>platelet-activating factor receptor, CDH1 <text:s/>- <text:s/>cadherin 1, type 1, e-cadherin (epithelial), SIN3A <text:s/>- <text:s/>sin3 transcription regulator family member a, BANP <text:s/>- <text:s/>btg3 associated nuclear protein, WWTR1 <text:s/>- <text:s/>ww domain containing transcription regulator 1, IKZF2 <text:s/>- <text:s/>ikaros family zinc finger 2 (helios), RXFP2 <text:s/>- <text:s/>relaxin/insulin-like family peptide receptor 2, PCBP1 <text:s/>- <text:s/>poly(rc) binding protein 1, TFAP2C <text:s/>- <text:s/>transcription factor ap-2 gamma (activating enhancer binding protein 2 gamma), MKL2 <text:s/>- <text:s/>mkl/myocardin-like 2, PML <text:s/>- <text:s/>promyelocytic leukemia, CTBP2 <text:s/>- <text:s/>c-terminal binding protein 2, ZNF750 <text:s/>- <text:s/>zinc finger protein 750, WT1 <text:s/>- <text:s/>wilms tumor 1, GATA6 <text:s/>- <text:s/>gata binding protein 6, NFYC <text:s/>- <text:s/>nuclear transcription factor y, gamma, GATA3 <text:s/>- <text:s/>gata binding protein 3, HNRNPD <text:s/>- <text:s/>heterogeneous nuclear ribonucleoprotein d (au-rich element rna binding protein 1, 37kda), PLSCR1 <text:s/>- <text:s/>phospholipid scramblase 1, BAMBI <text:s/>- <text:s/>bmp and activin membrane-bound inhibitor, CLCF1 <text:s/>- <text:s/>cardiotrophin-like cytokine factor 1, SUB1 <text:s/>- <text:s/>sub1 homolog (s. cerevisiae), NFAT5 <text:s/>- <text:s/>nuclear factor of activated t-cells 5, tonicity-responsive, CREB1 <text:s/>- <text:s/>camp responsive element binding protein 1, DDX58 <text:s/>- <text:s/>dead (asp-glu-ala-asp) box polypeptide 58, INO80 <text:s/>- <text:s/>ino80 complex subunit, UBE2N <text:s/>- <text:s/>ubiquitin-conjugating enzyme e2n, HOXC10 <text:s/>- <text:s/>homeobox c1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254</text:p>
          </table:table-cell>
          <table:table-cell office:value-type="string" calcext:value-type="string">
            <text:p>positive regulation of RNA metabolic process</text:p>
          </table:table-cell>
          <table:table-cell office:value-type="float" office:value="0.0000194" calcext:value-type="float">
            <text:p>0.0000194</text:p>
          </table:table-cell>
          <table:table-cell office:value-type="float" office:value="0.00588" calcext:value-type="float">
            <text:p>0.00588</text:p>
          </table:table-cell>
          <table:table-cell office:value-type="float" office:value="2.41" calcext:value-type="float">
            <text:p>2.41</text:p>
          </table:table-cell>
          <table:table-cell office:value-type="float" office:value="13954" calcext:value-type="float">
            <text:p>13954</text:p>
          </table:table-cell>
          <table:table-cell office:value-type="float" office:value="1204" calcext:value-type="float">
            <text:p>1204</text:p>
          </table:table-cell>
          <table:table-cell office:value-type="float" office:value="125" calcext:value-type="float">
            <text:p>1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WAC <text:s/>- <text:s/>ww domain containing adaptor with coiled-coil, PABPC1L <text:s/>- <text:s/>poly(a) binding protein, cytoplasmic 1-like, CDH1 <text:s/>- <text:s/>cadherin 1, type 1, e-cadherin (epithelial), SIN3A <text:s/>- <text:s/>sin3 transcription regulator family member a, BANP <text:s/>- <text:s/>btg3 associated nuclear protein, WWTR1 <text:s/>- <text:s/>ww domain containing transcription regulator 1, IKZF2 <text:s/>- <text:s/>ikaros family zinc finger 2 (helios), PCBP1 <text:s/>- <text:s/>poly(rc) binding protein 1, TFAP2C <text:s/>- <text:s/>transcription factor ap-2 gamma (activating enhancer binding protein 2 gamma), MKL2 <text:s/>- <text:s/>mkl/myocardin-like 2, PML <text:s/>- <text:s/>promyelocytic leukemia, CTBP2 <text:s/>- <text:s/>c-terminal binding protein 2, ZNF750 <text:s/>- <text:s/>zinc finger protein 750, WT1 <text:s/>- <text:s/>wilms tumor 1, GATA6 <text:s/>- <text:s/>gata binding protein 6, GATA3 <text:s/>- <text:s/>gata binding protein 3, NFYC <text:s/>- <text:s/>nuclear transcription factor y, gamma, HNRNPD <text:s/>- <text:s/>heterogeneous nuclear ribonucleoprotein d (au-rich element rna binding protein 1, 37kda), PLSCR1 <text:s/>- <text:s/>phospholipid scramblase 1, BAMBI <text:s/>- <text:s/>bmp and activin membrane-bound inhibitor, SUB1 <text:s/>- <text:s/>sub1 homolog (s. cerevisiae), NFAT5 <text:s/>- <text:s/>nuclear factor of activated t-cells 5, tonicity-responsive, CREB1 <text:s/>- <text:s/>camp responsive element binding protein 1, DDX58 <text:s/>- <text:s/>dead (asp-glu-ala-asp) box polypeptide 58, INO80 <text:s/>- <text:s/>ino80 complex subunit, HOXC10 <text:s/>- <text:s/>homeobox c1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252</text:p>
          </table:table-cell>
          <table:table-cell office:value-type="string" calcext:value-type="string">
            <text:p>immune effector process</text:p>
          </table:table-cell>
          <table:table-cell office:value-type="float" office:value="0.0000208" calcext:value-type="float">
            <text:p>0.0000208</text:p>
          </table:table-cell>
          <table:table-cell office:value-type="float" office:value="0.00618" calcext:value-type="float">
            <text:p>0.00618</text:p>
          </table:table-cell>
          <table:table-cell office:value-type="float" office:value="3.21" calcext:value-type="float">
            <text:p>3.21</text:p>
          </table:table-cell>
          <table:table-cell office:value-type="float" office:value="13954" calcext:value-type="float">
            <text:p>13954</text:p>
          </table:table-cell>
          <table:table-cell office:value-type="float" office:value="592" calcext:value-type="float">
            <text:p>592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RSAD2 <text:s/>- <text:s/>radical s-adenosyl methionine domain containing 2, DYNC1H1 <text:s/>- <text:s/>dynein, cytoplasmic 1, heavy chain 1, IFITM3 <text:s/>- <text:s/>interferon induced transmembrane protein 3, OAS3 <text:s/>- <text:s/>2'-5'-oligoadenylate synthetase 3, 100kda, ATP6V0A1 <text:s/>- <text:s/>atpase, h+ transporting, lysosomal v0 subunit a1, PTAFR <text:s/>- <text:s/>platelet-activating factor receptor, GATA3 <text:s/>- <text:s/>gata binding protein 3, DDX60 <text:s/>- <text:s/>dead (asp-glu-ala-asp) box polypeptide 60, STAT2 <text:s/>- <text:s/>signal transducer and activator of transcription 2, 113kda, PLSCR1 <text:s/>- <text:s/>phospholipid scramblase 1, ISG15 <text:s/>- <text:s/>isg15 ubiquitin-like modifier, PML <text:s/>- <text:s/>promyelocytic leukemia, MX1 <text:s/>- <text:s/>myxovirus (influenza virus) resistance 1, interferon-inducible protein p78 (mouse), IFIT5 <text:s/>- <text:s/>interferon-induced protein with tetratricopeptide repeats 5, OAS1 <text:s/>- <text:s/>2'-5'-oligoadenylate synthetase 1, 40/46kda, EIF2AK2 <text:s/>- <text:s/>eukaryotic translation initiation factor 2-alpha kinase 2, TRIM25 <text:s/>- <text:s/>tripartite motif containing 25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557</text:p>
          </table:table-cell>
          <table:table-cell office:value-type="string" calcext:value-type="string">
            <text:p>positive regulation of macromolecule biosynthetic process</text:p>
          </table:table-cell>
          <table:table-cell office:value-type="float" office:value="0.0000209" calcext:value-type="float">
            <text:p>0.0000209</text:p>
          </table:table-cell>
          <table:table-cell office:value-type="float" office:value="0.00608" calcext:value-type="float">
            <text:p>0.00608</text:p>
          </table:table-cell>
          <table:table-cell office:value-type="float" office:value="2.3" calcext:value-type="float">
            <text:p>2.3</text:p>
          </table:table-cell>
          <table:table-cell office:value-type="float" office:value="13954" calcext:value-type="float">
            <text:p>13954</text:p>
          </table:table-cell>
          <table:table-cell office:value-type="float" office:value="1360" calcext:value-type="float">
            <text:p>1360</text:p>
          </table:table-cell>
          <table:table-cell office:value-type="float" office:value="125" calcext:value-type="float">
            <text:p>1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PABPC1L <text:s/>- <text:s/>poly(a) binding protein, cytoplasmic 1-like, WAC <text:s/>- <text:s/>ww domain containing adaptor with coiled-coil, PTAFR <text:s/>- <text:s/>platelet-activating factor receptor, CDH1 <text:s/>- <text:s/>cadherin 1, type 1, e-cadherin (epithelial), SIN3A <text:s/>- <text:s/>sin3 transcription regulator family member a, BANP <text:s/>- <text:s/>btg3 associated nuclear protein, WWTR1 <text:s/>- <text:s/>ww domain containing transcription regulator 1, IKZF2 <text:s/>- <text:s/>ikaros family zinc finger 2 (helios), PCBP1 <text:s/>- <text:s/>poly(rc) binding protein 1, TFAP2C <text:s/>- <text:s/>transcription factor ap-2 gamma (activating enhancer binding protein 2 gamma), MKL2 <text:s/>- <text:s/>mkl/myocardin-like 2, PML <text:s/>- <text:s/>promyelocytic leukemia, CTBP2 <text:s/>- <text:s/>c-terminal binding protein 2, ZNF750 <text:s/>- <text:s/>zinc finger protein 750, WT1 <text:s/>- <text:s/>wilms tumor 1, GATA6 <text:s/>- <text:s/>gata binding protein 6, NFYC <text:s/>- <text:s/>nuclear transcription factor y, gamma, GATA3 <text:s/>- <text:s/>gata binding protein 3, HNRNPD <text:s/>- <text:s/>heterogeneous nuclear ribonucleoprotein d (au-rich element rna binding protein 1, 37kda), PLSCR1 <text:s/>- <text:s/>phospholipid scramblase 1, BAMBI <text:s/>- <text:s/>bmp and activin membrane-bound inhibitor, SUB1 <text:s/>- <text:s/>sub1 homolog (s. cerevisiae), NFAT5 <text:s/>- <text:s/>nuclear factor of activated t-cells 5, tonicity-responsive, SOAT1 <text:s/>- <text:s/>sterol o-acyltransferase 1, CREB1 <text:s/>- <text:s/>camp responsive element binding protein 1, DDX58 <text:s/>- <text:s/>dead (asp-glu-ala-asp) box polypeptide 58, INO80 <text:s/>- <text:s/>ino80 complex subunit, HOXC10 <text:s/>- <text:s/>homeobox c1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794</text:p>
          </table:table-cell>
          <table:table-cell office:value-type="string" calcext:value-type="string">
            <text:p>regulation of cellular process</text:p>
          </table:table-cell>
          <table:table-cell office:value-type="float" office:value="0.0000245" calcext:value-type="float">
            <text:p>0.0000245</text:p>
          </table:table-cell>
          <table:table-cell office:value-type="float" office:value="0.00699" calcext:value-type="float">
            <text:p>0.00699</text:p>
          </table:table-cell>
          <table:table-cell office:value-type="float" office:value="1.32" calcext:value-type="float">
            <text:p>1.32</text:p>
          </table:table-cell>
          <table:table-cell office:value-type="float" office:value="13954" calcext:value-type="float">
            <text:p>13954</text:p>
          </table:table-cell>
          <table:table-cell office:value-type="float" office:value="7767" calcext:value-type="float">
            <text:p>7767</text:p>
          </table:table-cell>
          <table:table-cell office:value-type="float" office:value="125" calcext:value-type="float">
            <text:p>12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WAC <text:s/>- <text:s/>ww domain containing adaptor with coiled-coil, MARK2 <text:s/>- <text:s/>map/microtubule affinity-regulating kinase 2, RNF152 <text:s/>- <text:s/>ring finger protein 152, TJP1 <text:s/>- <text:s/>tight junction protein 1, DDX60 <text:s/>- <text:s/>dead (asp-glu-ala-asp) box polypeptide 60, CDH1 <text:s/>- <text:s/>cadherin 1, type 1, e-cadherin (epithelial), STK40 <text:s/>- <text:s/>serine/threonine kinase 40, ARID5B <text:s/>- <text:s/>at rich interactive domain 5b (mrf1-like), SIN3A <text:s/>- <text:s/>sin3 transcription regulator family member a, GNB4 <text:s/>- <text:s/>guanine nucleotide binding protein (g protein), beta polypeptide 4, XAF1 <text:s/>- <text:s/>xiap associated factor 1, XRN1 <text:s/>- <text:s/>5'-3' exoribonuclease 1, WWTR1 <text:s/>- <text:s/>ww domain containing transcription regulator 1, BTC <text:s/>- <text:s/>betacellulin, TLE4 <text:s/>- <text:s/>transducin-like enhancer of split 4 (e(sp1) homolog, drosophila), SPSB1 <text:s/>- <text:s/>spla/ryanodine receptor domain and socs box containing 1, BCOR <text:s/>- <text:s/>bcl6 corepressor, PCBP1 <text:s/>- <text:s/>poly(rc) binding protein 1, CTBP2 <text:s/>- <text:s/>c-terminal binding protein 2, PML <text:s/>- <text:s/>promyelocytic leukemia, SFMBT2 <text:s/>- <text:s/>scm-like with four mbt domains 2, CTNND2 <text:s/>- <text:s/>catenin (cadherin-associated protein), delta 2, RASGRP3 <text:s/>- <text:s/>ras guanyl releasing protein 3 (calcium and dag-regulated), TRIM25 <text:s/>- <text:s/>tripartite motif containing 25, WT1 <text:s/>- <text:s/>wilms tumor 1, PHF11 <text:s/>- <text:s/>phd finger protein 11, USP2 <text:s/>- <text:s/>ubiquitin specific peptidase 2, GRAP2 <text:s/>- <text:s/>grb2-related adaptor protein 2, DEPDC1B <text:s/>- <text:s/>dep domain containing 1b, ATP6V0A1 <text:s/>- <text:s/>atpase, h+ transporting, lysosomal v0 subunit a1, OAS3 <text:s/>- <text:s/>2'-5'-oligoadenylate synthetase 3, 100kda, HSH2D <text:s/>- <text:s/>hematopoietic sh2 domain containing, RIC8B <text:s/>- <text:s/>ric8 guanine nucleotide exchange factor b, MBNL3 <text:s/>- <text:s/>muscleblind-like splicing regulator 3, SCARB2 <text:s/>- <text:s/>scavenger receptor class b, member 2, NFYC <text:s/>- <text:s/>nuclear transcription factor y, gamma, SOX3 <text:s/>- <text:s/>sry (sex determining region y)-box 3, PLSCR1 <text:s/>- <text:s/>phospholipid scramblase 1, ELAVL2 <text:s/>- <text:s/>elav (embryonic lethal, abnormal vision, drosophila)-like 2 (hu antigen b), HFE <text:s/>- <text:s/>hemochromatosis, SUB1 <text:s/>- <text:s/>sub1 homolog (s. cerevisiae), SOAT1 <text:s/>- <text:s/>sterol o-acyltransferase 1, IFIT5 <text:s/>- <text:s/>interferon-induced protein with tetratricopeptide repeats 5, CREB1 <text:s/>- <text:s/>camp responsive element binding protein 1, DDX58 <text:s/>- <text:s/>dead (asp-glu-ala-asp) box polypeptide 58, INO80 <text:s/>- <text:s/>ino80 complex subunit, ANKFY1 <text:s/>- <text:s/>ankyrin repeat and fyve domain containing 1, CDKL5 <text:s/>- <text:s/>cyclin-dependent kinase-like 5, HOXC10 <text:s/>- <text:s/>homeobox c10, ATP10A <text:s/>- <text:s/>atpase, class v, type 10a, PABPC1L <text:s/>- <text:s/>poly(a) binding protein, cytoplasmic 1-like, PTAFR <text:s/>- <text:s/>platelet-activating factor receptor, STAT2 <text:s/>- <text:s/>signal transducer and activator of transcription 2, 113kda, AMER1 <text:s/>- <text:s/>apc membrane recruitment protein 1, BANP <text:s/>- <text:s/>btg3 associated nuclear protein, DLX4 <text:s/>- <text:s/>distal-less homeobox 4, IKZF2 <text:s/>- <text:s/>ikaros family zinc finger 2 (helios), AMFR <text:s/>- <text:s/>autocrine motility factor receptor, e3 ubiquitin protein ligase, RXFP2 <text:s/>- <text:s/>relaxin/insulin-like family peptide receptor 2, ISG15 <text:s/>- <text:s/>isg15 ubiquitin-like modifier, JAK1 <text:s/>- <text:s/>janus kinase 1, MKL2 <text:s/>- <text:s/>mkl/myocardin-like 2, USP33 <text:s/>- <text:s/>ubiquitin specific peptidase 33, GABRB2 <text:s/>- <text:s/>gamma-aminobutyric acid (gaba) a receptor, beta 2, TFAP2C <text:s/>- <text:s/>transcription factor ap-2 gamma (activating enhancer binding protein 2 gamma), MX1 <text:s/>- <text:s/>myxovirus (influenza virus) resistance 1, interferon-inducible protein p78 (mouse), ZNF750 <text:s/>- <text:s/>zinc finger protein 750, OAS1 <text:s/>- <text:s/>2'-5'-oligoadenylate synthetase 1, 40/46kda, HOXA3 <text:s/>- <text:s/>homeobox a3, EIF2AK2 <text:s/>- <text:s/>eukaryotic translation initiation factor 2-alpha kinase 2, GRIA3 <text:s/>- <text:s/>glutamate receptor, ionotropic, ampa 3, CALCOCO2 <text:s/>- <text:s/>calcium binding and coiled-coil domain 2, CHST11 <text:s/>- <text:s/>carbohydrate (chondroitin 4) sulfotransferase 11, TRIM14 <text:s/>- <text:s/>tripartite motif containing 14, RSAD2 <text:s/>- <text:s/>radical s-adenosyl methionine domain containing 2, IFITM3 <text:s/>- <text:s/>interferon induced transmembrane protein 3, GATA6 <text:s/>- <text:s/>gata binding protein 6, GATA3 <text:s/>- <text:s/>gata binding protein 3, NPR3 <text:s/>- <text:s/>natriuretic peptide receptor c/guanylate cyclase c (atrionatriuretic peptide receptor c), HNRNPD <text:s/>- <text:s/>heterogeneous nuclear ribonucleoprotein d (au-rich element rna binding protein 1, 37kda), EPHA5 <text:s/>- <text:s/>eph receptor a5, BAMBI <text:s/>- <text:s/>bmp and activin membrane-bound inhibitor, DENND4A <text:s/>- <text:s/>denn/madd domain containing 4a, CLCF1 <text:s/>- <text:s/>cardiotrophin-like cytokine factor 1, KIAA1324 <text:s/>- <text:s/>kiaa1324, NFAT5 <text:s/>- <text:s/>nuclear factor of activated t-cells 5, tonicity-responsive, LHX6 <text:s/>- <text:s/>lim homeobox 6, DNAJB5 <text:s/>- <text:s/>dnaj (hsp40) homolog, subfamily b, member 5, YWHAG <text:s/>- <text:s/>tyrosine 3-monooxygenase/tryptophan 5-monooxygenase activation protein, gamma polypeptide, MBD2 <text:s/>- <text:s/>methyl-cpg binding domain protein 2, UBE2N <text:s/>- <text:s/>ubiquitin-conjugating enzyme e2n, ASCL2 <text:s/>- <text:s/>achaete-scute complex homolog 2 (drosophila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1327</text:p>
          </table:table-cell>
          <table:table-cell office:value-type="string" calcext:value-type="string">
            <text:p>negative regulation of cellular biosynthetic process</text:p>
          </table:table-cell>
          <table:table-cell office:value-type="float" office:value="0.0000252" calcext:value-type="float">
            <text:p>0.0000252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2.43" calcext:value-type="float">
            <text:p>2.43</text:p>
          </table:table-cell>
          <table:table-cell office:value-type="float" office:value="13954" calcext:value-type="float">
            <text:p>13954</text:p>
          </table:table-cell>
          <table:table-cell office:value-type="float" office:value="1148" calcext:value-type="float">
            <text:p>1148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ARID5B <text:s/>- <text:s/>at rich interactive domain 5b (mrf1-like), SIN3A <text:s/>- <text:s/>sin3 transcription regulator family member a, DLX4 <text:s/>- <text:s/>distal-less homeobox 4, XRN1 <text:s/>- <text:s/>5'-3' exoribonuclease 1, WWTR1 <text:s/>- <text:s/>ww domain containing transcription regulator 1, TLE4 <text:s/>- <text:s/>transducin-like enhancer of split 4 (e(sp1) homolog, drosophila), IKZF2 <text:s/>- <text:s/>ikaros family zinc finger 2 (helios), BCOR <text:s/>- <text:s/>bcl6 corepressor, TFAP2C <text:s/>- <text:s/>transcription factor ap-2 gamma (activating enhancer binding protein 2 gamma), PML <text:s/>- <text:s/>promyelocytic leukemia, CTBP2 <text:s/>- <text:s/>c-terminal binding protein 2, EIF2AK2 <text:s/>- <text:s/>eukaryotic translation initiation factor 2-alpha kinase 2, WT1 <text:s/>- <text:s/>wilms tumor 1, TRIM14 <text:s/>- <text:s/>tripartite motif containing 14, IFITM3 <text:s/>- <text:s/>interferon induced transmembrane protein 3, USP2 <text:s/>- <text:s/>ubiquitin specific peptidase 2, GATA6 <text:s/>- <text:s/>gata binding protein 6, GATA3 <text:s/>- <text:s/>gata binding protein 3, NPR3 <text:s/>- <text:s/>natriuretic peptide receptor c/guanylate cyclase c (atrionatriuretic peptide receptor c), HNRNPD <text:s/>- <text:s/>heterogeneous nuclear ribonucleoprotein d (au-rich element rna binding protein 1, 37kda), SOX3 <text:s/>- <text:s/>sry (sex determining region y)-box 3, DNAJB5 <text:s/>- <text:s/>dnaj (hsp40) homolog, subfamily b, member 5, CREB1 <text:s/>- <text:s/>camp responsive element binding protein 1, MBD2 <text:s/>- <text:s/>methyl-cpg binding domain protein 2, ASCL2 <text:s/>- <text:s/>achaete-scute complex homolog 2 (drosophila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8130</text:p>
          </table:table-cell>
          <table:table-cell office:value-type="string" calcext:value-type="string">
            <text:p>heterocycle biosynthetic process</text:p>
          </table:table-cell>
          <table:table-cell office:value-type="float" office:value="0.0000258" calcext:value-type="float">
            <text:p>0.0000258</text:p>
          </table:table-cell>
          <table:table-cell office:value-type="float" office:value="0.00706" calcext:value-type="float">
            <text:p>0.00706</text:p>
          </table:table-cell>
          <table:table-cell office:value-type="float" office:value="1.89" calcext:value-type="float">
            <text:p>1.89</text:p>
          </table:table-cell>
          <table:table-cell office:value-type="float" office:value="13954" calcext:value-type="float">
            <text:p>13954</text:p>
          </table:table-cell>
          <table:table-cell office:value-type="float" office:value="2364" calcext:value-type="float">
            <text:p>2364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WAC <text:s/>- <text:s/>ww domain containing adaptor with coiled-coil, AK5 <text:s/>- <text:s/>adenylate kinase 5, STAT2 <text:s/>- <text:s/>signal transducer and activator of transcription 2, 113kda, ARID5B <text:s/>- <text:s/>at rich interactive domain 5b (mrf1-like), SIN3A <text:s/>- <text:s/>sin3 transcription regulator family member a, BANP <text:s/>- <text:s/>btg3 associated nuclear protein, WWTR1 <text:s/>- <text:s/>ww domain containing transcription regulator 1, TLE4 <text:s/>- <text:s/>transducin-like enhancer of split 4 (e(sp1) homolog, drosophila), IKZF2 <text:s/>- <text:s/>ikaros family zinc finger 2 (helios), BCOR <text:s/>- <text:s/>bcl6 corepressor, ISG15 <text:s/>- <text:s/>isg15 ubiquitin-like modifier, MKL2 <text:s/>- <text:s/>mkl/myocardin-like 2, TFAP2C <text:s/>- <text:s/>transcription factor ap-2 gamma (activating enhancer binding protein 2 gamma), PML <text:s/>- <text:s/>promyelocytic leukemia, CTBP2 <text:s/>- <text:s/>c-terminal binding protein 2, CTNND2 <text:s/>- <text:s/>catenin (cadherin-associated protein), delta 2, ZNF750 <text:s/>- <text:s/>zinc finger protein 750, HOXA3 <text:s/>- <text:s/>homeobox a3, EIF2AK2 <text:s/>- <text:s/>eukaryotic translation initiation factor 2-alpha kinase 2, TRIM25 <text:s/>- <text:s/>tripartite motif containing 25, KMO <text:s/>- <text:s/>kynurenine 3-monooxygenase (kynurenine 3-hydroxylase), WT1 <text:s/>- <text:s/>wilms tumor 1, PHF11 <text:s/>- <text:s/>phd finger protein 11, ATP6V0A1 <text:s/>- <text:s/>atpase, h+ transporting, lysosomal v0 subunit a1, GATA6 <text:s/>- <text:s/>gata binding protein 6, NFYC <text:s/>- <text:s/>nuclear transcription factor y, gamma, GATA3 <text:s/>- <text:s/>gata binding protein 3, SRRM1 <text:s/>- <text:s/>serine/arginine repetitive matrix 1, HNRNPD <text:s/>- <text:s/>heterogeneous nuclear ribonucleoprotein d (au-rich element rna binding protein 1, 37kda), SOX3 <text:s/>- <text:s/>sry (sex determining region y)-box 3, DENND4A <text:s/>- <text:s/>denn/madd domain containing 4a, PLSCR1 <text:s/>- <text:s/>phospholipid scramblase 1, NFAT5 <text:s/>- <text:s/>nuclear factor of activated t-cells 5, tonicity-responsive, SUB1 <text:s/>- <text:s/>sub1 homolog (s. cerevisiae), LHX6 <text:s/>- <text:s/>lim homeobox 6, CREB1 <text:s/>- <text:s/>camp responsive element binding protein 1, MBD2 <text:s/>- <text:s/>methyl-cpg binding domain protein 2, INO80 <text:s/>- <text:s/>ino80 complex subunit, HOXC10 <text:s/>- <text:s/>homeobox c10, ASCL2 <text:s/>- <text:s/>achaete-scute complex homolog 2 (drosophila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9438</text:p>
          </table:table-cell>
          <table:table-cell office:value-type="string" calcext:value-type="string">
            <text:p>aromatic compound biosynthetic process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.00699" calcext:value-type="float">
            <text:p>0.00699</text:p>
          </table:table-cell>
          <table:table-cell office:value-type="float" office:value="1.89" calcext:value-type="float">
            <text:p>1.89</text:p>
          </table:table-cell>
          <table:table-cell office:value-type="float" office:value="13954" calcext:value-type="float">
            <text:p>13954</text:p>
          </table:table-cell>
          <table:table-cell office:value-type="float" office:value="2365" calcext:value-type="float">
            <text:p>236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WAC <text:s/>- <text:s/>ww domain containing adaptor with coiled-coil, AK5 <text:s/>- <text:s/>adenylate kinase 5, STAT2 <text:s/>- <text:s/>signal transducer and activator of transcription 2, 113kda, ARID5B <text:s/>- <text:s/>at rich interactive domain 5b (mrf1-like), SIN3A <text:s/>- <text:s/>sin3 transcription regulator family member a, BANP <text:s/>- <text:s/>btg3 associated nuclear protein, WWTR1 <text:s/>- <text:s/>ww domain containing transcription regulator 1, TLE4 <text:s/>- <text:s/>transducin-like enhancer of split 4 (e(sp1) homolog, drosophila), IKZF2 <text:s/>- <text:s/>ikaros family zinc finger 2 (helios), BCOR <text:s/>- <text:s/>bcl6 corepressor, ISG15 <text:s/>- <text:s/>isg15 ubiquitin-like modifier, MKL2 <text:s/>- <text:s/>mkl/myocardin-like 2, TFAP2C <text:s/>- <text:s/>transcription factor ap-2 gamma (activating enhancer binding protein 2 gamma), PML <text:s/>- <text:s/>promyelocytic leukemia, CTBP2 <text:s/>- <text:s/>c-terminal binding protein 2, CTNND2 <text:s/>- <text:s/>catenin (cadherin-associated protein), delta 2, ZNF750 <text:s/>- <text:s/>zinc finger protein 750, HOXA3 <text:s/>- <text:s/>homeobox a3, EIF2AK2 <text:s/>- <text:s/>eukaryotic translation initiation factor 2-alpha kinase 2, TRIM25 <text:s/>- <text:s/>tripartite motif containing 25, KMO <text:s/>- <text:s/>kynurenine 3-monooxygenase (kynurenine 3-hydroxylase), WT1 <text:s/>- <text:s/>wilms tumor 1, PHF11 <text:s/>- <text:s/>phd finger protein 11, ATP6V0A1 <text:s/>- <text:s/>atpase, h+ transporting, lysosomal v0 subunit a1, GATA6 <text:s/>- <text:s/>gata binding protein 6, NFYC <text:s/>- <text:s/>nuclear transcription factor y, gamma, GATA3 <text:s/>- <text:s/>gata binding protein 3, SRRM1 <text:s/>- <text:s/>serine/arginine repetitive matrix 1, HNRNPD <text:s/>- <text:s/>heterogeneous nuclear ribonucleoprotein d (au-rich element rna binding protein 1, 37kda), SOX3 <text:s/>- <text:s/>sry (sex determining region y)-box 3, DENND4A <text:s/>- <text:s/>denn/madd domain containing 4a, PLSCR1 <text:s/>- <text:s/>phospholipid scramblase 1, NFAT5 <text:s/>- <text:s/>nuclear factor of activated t-cells 5, tonicity-responsive, SUB1 <text:s/>- <text:s/>sub1 homolog (s. cerevisiae), LHX6 <text:s/>- <text:s/>lim homeobox 6, CREB1 <text:s/>- <text:s/>camp responsive element binding protein 1, MBD2 <text:s/>- <text:s/>methyl-cpg binding domain protein 2, INO80 <text:s/>- <text:s/>ino80 complex subunit, HOXC10 <text:s/>- <text:s/>homeobox c10, ASCL2 <text:s/>- <text:s/>achaete-scute complex homolog 2 (drosophila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558</text:p>
          </table:table-cell>
          <table:table-cell office:value-type="string" calcext:value-type="string">
            <text:p>negative regulation of macromolecule biosynthetic process</text:p>
          </table:table-cell>
          <table:table-cell office:value-type="float" office:value="0.0000311" calcext:value-type="float">
            <text:p>0.0000311</text:p>
          </table:table-cell>
          <table:table-cell office:value-type="float" office:value="0.00821" calcext:value-type="float">
            <text:p>0.00821</text:p>
          </table:table-cell>
          <table:table-cell office:value-type="float" office:value="2.46" calcext:value-type="float">
            <text:p>2.46</text:p>
          </table:table-cell>
          <table:table-cell office:value-type="float" office:value="13954" calcext:value-type="float">
            <text:p>13954</text:p>
          </table:table-cell>
          <table:table-cell office:value-type="float" office:value="1089" calcext:value-type="float">
            <text:p>1089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TRIM14 <text:s/>- <text:s/>tripartite motif containing 14, USP2 <text:s/>- <text:s/>ubiquitin specific peptidase 2, IFITM3 <text:s/>- <text:s/>interferon induced transmembrane protein 3, GATA6 <text:s/>- <text:s/>gata binding protein 6, GATA3 <text:s/>- <text:s/>gata binding protein 3, HNRNPD <text:s/>- <text:s/>heterogeneous nuclear ribonucleoprotein d (au-rich element rna binding protein 1, 37kda), SIN3A <text:s/>- <text:s/>sin3 transcription regulator family member a, ARID5B <text:s/>- <text:s/>at rich interactive domain 5b (mrf1-like), SOX3 <text:s/>- <text:s/>sry (sex determining region y)-box 3, DLX4 <text:s/>- <text:s/>distal-less homeobox 4, WWTR1 <text:s/>- <text:s/>ww domain containing transcription regulator 1, XRN1 <text:s/>- <text:s/>5'-3' exoribonuclease 1, TLE4 <text:s/>- <text:s/>transducin-like enhancer of split 4 (e(sp1) homolog, drosophila), IKZF2 <text:s/>- <text:s/>ikaros family zinc finger 2 (helios), BCOR <text:s/>- <text:s/>bcl6 corepressor, TFAP2C <text:s/>- <text:s/>transcription factor ap-2 gamma (activating enhancer binding protein 2 gamma), CTBP2 <text:s/>- <text:s/>c-terminal binding protein 2, PML <text:s/>- <text:s/>promyelocytic leukemia, DNAJB5 <text:s/>- <text:s/>dnaj (hsp40) homolog, subfamily b, member 5, CREB1 <text:s/>- <text:s/>camp responsive element binding protein 1, EIF2AK2 <text:s/>- <text:s/>eukaryotic translation initiation factor 2-alpha kinase 2, MBD2 <text:s/>- <text:s/>methyl-cpg binding domain protein 2, ASCL2 <text:s/>- <text:s/>achaete-scute complex homolog 2 (drosophila), WT1 <text:s/>- <text:s/>wilms tumo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087</text:p>
          </table:table-cell>
          <table:table-cell office:value-type="string" calcext:value-type="string">
            <text:p>innate immune response</text:p>
          </table:table-cell>
          <table:table-cell office:value-type="float" office:value="0.0000317" calcext:value-type="float">
            <text:p>0.0000317</text:p>
          </table:table-cell>
          <table:table-cell office:value-type="float" office:value="0.00821" calcext:value-type="float">
            <text:p>0.00821</text:p>
          </table:table-cell>
          <table:table-cell office:value-type="float" office:value="4.53" calcext:value-type="float">
            <text:p>4.53</text:p>
          </table:table-cell>
          <table:table-cell office:value-type="float" office:value="13954" calcext:value-type="float">
            <text:p>13954</text:p>
          </table:table-cell>
          <table:table-cell office:value-type="float" office:value="271" calcext:value-type="float">
            <text:p>271</text:p>
          </table:table-cell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TRIM14 <text:s/>- <text:s/>tripartite motif containing 14, GRAP2 <text:s/>- <text:s/>grb2-related adaptor protein 2, JAK1 <text:s/>- <text:s/>janus kinase 1, GATA3 <text:s/>- <text:s/>gata binding protein 3, MX1 <text:s/>- <text:s/>myxovirus (influenza virus) resistance 1, interferon-inducible protein p78 (mouse), PML <text:s/>- <text:s/>promyelocytic leukemia, DDX60 <text:s/>- <text:s/>dead (asp-glu-ala-asp) box polypeptide 60, IFIT5 <text:s/>- <text:s/>interferon-induced protein with tetratricopeptide repeats 5, EIF2AK2 <text:s/>- <text:s/>eukaryotic translation initiation factor 2-alpha kinase 2, DDX58 <text:s/>- <text:s/>dead (asp-glu-ala-asp) box polypeptide 58, TRIM25 <text:s/>- <text:s/>tripartite motif containing 25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1328</text:p>
          </table:table-cell>
          <table:table-cell office:value-type="string" calcext:value-type="string">
            <text:p>positive regulation of cellular biosynthetic process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00813" calcext:value-type="float">
            <text:p>0.00813</text:p>
          </table:table-cell>
          <table:table-cell office:value-type="float" office:value="2.2" calcext:value-type="float">
            <text:p>2.2</text:p>
          </table:table-cell>
          <table:table-cell office:value-type="float" office:value="13954" calcext:value-type="float">
            <text:p>13954</text:p>
          </table:table-cell>
          <table:table-cell office:value-type="float" office:value="1470" calcext:value-type="float">
            <text:p>1470</text:p>
          </table:table-cell>
          <table:table-cell office:value-type="float" office:value="125" calcext:value-type="float">
            <text:p>1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PABPC1L <text:s/>- <text:s/>poly(a) binding protein, cytoplasmic 1-like, WAC <text:s/>- <text:s/>ww domain containing adaptor with coiled-coil, PTAFR <text:s/>- <text:s/>platelet-activating factor receptor, CDH1 <text:s/>- <text:s/>cadherin 1, type 1, e-cadherin (epithelial), SIN3A <text:s/>- <text:s/>sin3 transcription regulator family member a, BANP <text:s/>- <text:s/>btg3 associated nuclear protein, WWTR1 <text:s/>- <text:s/>ww domain containing transcription regulator 1, IKZF2 <text:s/>- <text:s/>ikaros family zinc finger 2 (helios), RXFP2 <text:s/>- <text:s/>relaxin/insulin-like family peptide receptor 2, PCBP1 <text:s/>- <text:s/>poly(rc) binding protein 1, TFAP2C <text:s/>- <text:s/>transcription factor ap-2 gamma (activating enhancer binding protein 2 gamma), MKL2 <text:s/>- <text:s/>mkl/myocardin-like 2, PML <text:s/>- <text:s/>promyelocytic leukemia, CTBP2 <text:s/>- <text:s/>c-terminal binding protein 2, ZNF750 <text:s/>- <text:s/>zinc finger protein 750, WT1 <text:s/>- <text:s/>wilms tumor 1, GATA6 <text:s/>- <text:s/>gata binding protein 6, NFYC <text:s/>- <text:s/>nuclear transcription factor y, gamma, GATA3 <text:s/>- <text:s/>gata binding protein 3, HNRNPD <text:s/>- <text:s/>heterogeneous nuclear ribonucleoprotein d (au-rich element rna binding protein 1, 37kda), PLSCR1 <text:s/>- <text:s/>phospholipid scramblase 1, BAMBI <text:s/>- <text:s/>bmp and activin membrane-bound inhibitor, SUB1 <text:s/>- <text:s/>sub1 homolog (s. cerevisiae), NFAT5 <text:s/>- <text:s/>nuclear factor of activated t-cells 5, tonicity-responsive, SOAT1 <text:s/>- <text:s/>sterol o-acyltransferase 1, CREB1 <text:s/>- <text:s/>camp responsive element binding protein 1, DDX58 <text:s/>- <text:s/>dead (asp-glu-ala-asp) box polypeptide 58, INO80 <text:s/>- <text:s/>ino80 complex subunit, HOXC10 <text:s/>- <text:s/>homeobox c1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890</text:p>
          </table:table-cell>
          <table:table-cell office:value-type="string" calcext:value-type="string">
            <text:p>negative regulation of biosynthetic process</text:p>
          </table:table-cell>
          <table:table-cell office:value-type="float" office:value="0.0000322" calcext:value-type="float">
            <text:p>0.0000322</text:p>
          </table:table-cell>
          <table:table-cell office:value-type="float" office:value="0.00805" calcext:value-type="float">
            <text:p>0.00805</text:p>
          </table:table-cell>
          <table:table-cell office:value-type="float" office:value="2.4" calcext:value-type="float">
            <text:p>2.4</text:p>
          </table:table-cell>
          <table:table-cell office:value-type="float" office:value="13954" calcext:value-type="float">
            <text:p>13954</text:p>
          </table:table-cell>
          <table:table-cell office:value-type="float" office:value="1165" calcext:value-type="float">
            <text:p>116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ARID5B <text:s/>- <text:s/>at rich interactive domain 5b (mrf1-like), SIN3A <text:s/>- <text:s/>sin3 transcription regulator family member a, DLX4 <text:s/>- <text:s/>distal-less homeobox 4, XRN1 <text:s/>- <text:s/>5'-3' exoribonuclease 1, WWTR1 <text:s/>- <text:s/>ww domain containing transcription regulator 1, TLE4 <text:s/>- <text:s/>transducin-like enhancer of split 4 (e(sp1) homolog, drosophila), IKZF2 <text:s/>- <text:s/>ikaros family zinc finger 2 (helios), BCOR <text:s/>- <text:s/>bcl6 corepressor, TFAP2C <text:s/>- <text:s/>transcription factor ap-2 gamma (activating enhancer binding protein 2 gamma), PML <text:s/>- <text:s/>promyelocytic leukemia, CTBP2 <text:s/>- <text:s/>c-terminal binding protein 2, EIF2AK2 <text:s/>- <text:s/>eukaryotic translation initiation factor 2-alpha kinase 2, WT1 <text:s/>- <text:s/>wilms tumor 1, TRIM14 <text:s/>- <text:s/>tripartite motif containing 14, IFITM3 <text:s/>- <text:s/>interferon induced transmembrane protein 3, USP2 <text:s/>- <text:s/>ubiquitin specific peptidase 2, GATA6 <text:s/>- <text:s/>gata binding protein 6, GATA3 <text:s/>- <text:s/>gata binding protein 3, NPR3 <text:s/>- <text:s/>natriuretic peptide receptor c/guanylate cyclase c (atrionatriuretic peptide receptor c), HNRNPD <text:s/>- <text:s/>heterogeneous nuclear ribonucleoprotein d (au-rich element rna binding protein 1, 37kda), SOX3 <text:s/>- <text:s/>sry (sex determining region y)-box 3, DNAJB5 <text:s/>- <text:s/>dnaj (hsp40) homolog, subfamily b, member 5, CREB1 <text:s/>- <text:s/>camp responsive element binding protein 1, MBD2 <text:s/>- <text:s/>methyl-cpg binding domain protein 2, ASCL2 <text:s/>- <text:s/>achaete-scute complex homolog 2 (drosophila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518</text:p>
          </table:table-cell>
          <table:table-cell office:value-type="string" calcext:value-type="string">
            <text:p>positive regulation of biological process</text:p>
          </table:table-cell>
          <table:table-cell office:value-type="float" office:value="0.0000351" calcext:value-type="float">
            <text:p>0.0000351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1.57" calcext:value-type="float">
            <text:p>1.57</text:p>
          </table:table-cell>
          <table:table-cell office:value-type="float" office:value="13954" calcext:value-type="float">
            <text:p>13954</text:p>
          </table:table-cell>
          <table:table-cell office:value-type="float" office:value="4183" calcext:value-type="float">
            <text:p>4183</text:p>
          </table:table-cell>
          <table:table-cell office:value-type="float" office:value="125" calcext:value-type="float">
            <text:p>12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[MARK2 <text:s/>- <text:s/>map/microtubule affinity-regulating kinase 2, WAC <text:s/>- <text:s/>ww domain containing adaptor with coiled-coil, RNF152 <text:s/>- <text:s/>ring finger protein 152, CDH1 <text:s/>- <text:s/>cadherin 1, type 1, e-cadherin (epithelial), DDX60 <text:s/>- <text:s/>dead (asp-glu-ala-asp) box polypeptide 60, ARID5B <text:s/>- <text:s/>at rich interactive domain 5b (mrf1-like), SIN3A <text:s/>- <text:s/>sin3 transcription regulator family member a, WWTR1 <text:s/>- <text:s/>ww domain containing transcription regulator 1, BTC <text:s/>- <text:s/>betacellulin, PCBP1 <text:s/>- <text:s/>poly(rc) binding protein 1, CTBP2 <text:s/>- <text:s/>c-terminal binding protein 2, PML <text:s/>- <text:s/>promyelocytic leukemia, TRIM25 <text:s/>- <text:s/>tripartite motif containing 25, WT1 <text:s/>- <text:s/>wilms tumor 1, USP2 <text:s/>- <text:s/>ubiquitin specific peptidase 2, GRAP2 <text:s/>- <text:s/>grb2-related adaptor protein 2, DEPDC1B <text:s/>- <text:s/>dep domain containing 1b, HSH2D <text:s/>- <text:s/>hematopoietic sh2 domain containing, SCARB2 <text:s/>- <text:s/>scavenger receptor class b, member 2, NFYC <text:s/>- <text:s/>nuclear transcription factor y, gamma, PLSCR1 <text:s/>- <text:s/>phospholipid scramblase 1, HFE <text:s/>- <text:s/>hemochromatosis, SUB1 <text:s/>- <text:s/>sub1 homolog (s. cerevisiae), SOAT1 <text:s/>- <text:s/>sterol o-acyltransferase 1, IFIT5 <text:s/>- <text:s/>interferon-induced protein with tetratricopeptide repeats 5, CREB1 <text:s/>- <text:s/>camp responsive element binding protein 1, DDX58 <text:s/>- <text:s/>dead (asp-glu-ala-asp) box polypeptide 58, INO80 <text:s/>- <text:s/>ino80 complex subunit, ANKFY1 <text:s/>- <text:s/>ankyrin repeat and fyve domain containing 1, CDKL5 <text:s/>- <text:s/>cyclin-dependent kinase-like 5, HOXC10 <text:s/>- <text:s/>homeobox c10, PABPC1L <text:s/>- <text:s/>poly(a) binding protein, cytoplasmic 1-like, PTAFR <text:s/>- <text:s/>platelet-activating factor receptor, AMER1 <text:s/>- <text:s/>apc membrane recruitment protein 1, BANP <text:s/>- <text:s/>btg3 associated nuclear protein, IKZF2 <text:s/>- <text:s/>ikaros family zinc finger 2 (helios), RXFP2 <text:s/>- <text:s/>relaxin/insulin-like family peptide receptor 2, ISG15 <text:s/>- <text:s/>isg15 ubiquitin-like modifier, JAK1 <text:s/>- <text:s/>janus kinase 1, MKL2 <text:s/>- <text:s/>mkl/myocardin-like 2, TFAP2C <text:s/>- <text:s/>transcription factor ap-2 gamma (activating enhancer binding protein 2 gamma), ZNF750 <text:s/>- <text:s/>zinc finger protein 750, HOXA3 <text:s/>- <text:s/>homeobox a3, EIF2AK2 <text:s/>- <text:s/>eukaryotic translation initiation factor 2-alpha kinase 2, CALCOCO2 <text:s/>- <text:s/>calcium binding and coiled-coil domain 2, TRIM14 <text:s/>- <text:s/>tripartite motif containing 14, RSAD2 <text:s/>- <text:s/>radical s-adenosyl methionine domain containing 2, GATA6 <text:s/>- <text:s/>gata binding protein 6, GATA3 <text:s/>- <text:s/>gata binding protein 3, NPR3 <text:s/>- <text:s/>natriuretic peptide receptor c/guanylate cyclase c (atrionatriuretic peptide receptor c), HNRNPD <text:s/>- <text:s/>heterogeneous nuclear ribonucleoprotein d (au-rich element rna binding protein 1, 37kda), EPHA5 <text:s/>- <text:s/>eph receptor a5, BAMBI <text:s/>- <text:s/>bmp and activin membrane-bound inhibitor, CLCF1 <text:s/>- <text:s/>cardiotrophin-like cytokine factor 1, KIAA1324 <text:s/>- <text:s/>kiaa1324, NFAT5 <text:s/>- <text:s/>nuclear factor of activated t-cells 5, tonicity-responsive, YWHAG <text:s/>- <text:s/>tyrosine 3-monooxygenase/tryptophan 5-monooxygenase activation protein, gamma polypeptide, MBD2 <text:s/>- <text:s/>methyl-cpg binding domain protein 2, UBE2N <text:s/>- <text:s/>ubiquitin-conjugating enzyme e2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605</text:p>
          </table:table-cell>
          <table:table-cell office:value-type="string" calcext:value-type="string">
            <text:p>response to external stimulus</text:p>
          </table:table-cell>
          <table:table-cell office:value-type="float" office:value="0.0000362" calcext:value-type="float">
            <text:p>0.0000362</text:p>
          </table:table-cell>
          <table:table-cell office:value-type="float" office:value="0.00874" calcext:value-type="float">
            <text:p>0.00874</text:p>
          </table:table-cell>
          <table:table-cell office:value-type="float" office:value="2.57" calcext:value-type="float">
            <text:p>2.57</text:p>
          </table:table-cell>
          <table:table-cell office:value-type="float" office:value="13954" calcext:value-type="float">
            <text:p>13954</text:p>
          </table:table-cell>
          <table:table-cell office:value-type="float" office:value="955" calcext:value-type="float">
            <text:p>955</text:p>
          </table:table-cell>
          <table:table-cell office:value-type="float" office:value="125" calcext:value-type="float">
            <text:p>1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RSAD2 <text:s/>- <text:s/>radical s-adenosyl methionine domain containing 2, USP2 <text:s/>- <text:s/>ubiquitin specific peptidase 2, IFITM3 <text:s/>- <text:s/>interferon induced transmembrane protein 3, OAS3 <text:s/>- <text:s/>2'-5'-oligoadenylate synthetase 3, 100kda, RNF152 <text:s/>- <text:s/>ring finger protein 152, GATA3 <text:s/>- <text:s/>gata binding protein 3, PTAFR <text:s/>- <text:s/>platelet-activating factor receptor, STAT2 <text:s/>- <text:s/>signal transducer and activator of transcription 2, 113kda, DDX60 <text:s/>- <text:s/>dead (asp-glu-ala-asp) box polypeptide 60, PLSCR1 <text:s/>- <text:s/>phospholipid scramblase 1, ISG15 <text:s/>- <text:s/>isg15 ubiquitin-like modifier, USP33 <text:s/>- <text:s/>ubiquitin specific peptidase 33, HFE <text:s/>- <text:s/>hemochromatosis, MX1 <text:s/>- <text:s/>myxovirus (influenza virus) resistance 1, interferon-inducible protein p78 (mouse), KIAA1324 <text:s/>- <text:s/>kiaa1324, PML <text:s/>- <text:s/>promyelocytic leukemia, IFIT5 <text:s/>- <text:s/>interferon-induced protein with tetratricopeptide repeats 5, OAS1 <text:s/>- <text:s/>2'-5'-oligoadenylate synthetase 1, 40/46kda, EIF2AK2 <text:s/>- <text:s/>eukaryotic translation initiation factor 2-alpha kinase 2, MBD2 <text:s/>- <text:s/>methyl-cpg binding domain protein 2, DDX58 <text:s/>- <text:s/>dead (asp-glu-ala-asp) box polypeptide 58, TRIM25 <text:s/>- <text:s/>tripartite motif containing 25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60255</text:p>
          </table:table-cell>
          <table:table-cell office:value-type="string" calcext:value-type="string">
            <text:p>regulation of macromolecule metabolic process</text:p>
          </table:table-cell>
          <table:table-cell office:value-type="float" office:value="0.0000403" calcext:value-type="float">
            <text:p>0.0000403</text:p>
          </table:table-cell>
          <table:table-cell office:value-type="float" office:value="0.00956" calcext:value-type="float">
            <text:p>0.00956</text:p>
          </table:table-cell>
          <table:table-cell office:value-type="float" office:value="1.54" calcext:value-type="float">
            <text:p>1.54</text:p>
          </table:table-cell>
          <table:table-cell office:value-type="float" office:value="13954" calcext:value-type="float">
            <text:p>13954</text:p>
          </table:table-cell>
          <table:table-cell office:value-type="float" office:value="4504" calcext:value-type="float">
            <text:p>4504</text:p>
          </table:table-cell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[MARK2 <text:s/>- <text:s/>map/microtubule affinity-regulating kinase 2, WAC <text:s/>- <text:s/>ww domain containing adaptor with coiled-coil, CDH1 <text:s/>- <text:s/>cadherin 1, type 1, e-cadherin (epithelial), STK40 <text:s/>- <text:s/>serine/threonine kinase 40, FAM46A <text:s/>- <text:s/>family with sequence similarity 46, member a, ARID5B <text:s/>- <text:s/>at rich interactive domain 5b (mrf1-like), SIN3A <text:s/>- <text:s/>sin3 transcription regulator family member a, WWTR1 <text:s/>- <text:s/>ww domain containing transcription regulator 1, XRN1 <text:s/>- <text:s/>5'-3' exoribonuclease 1, TLE4 <text:s/>- <text:s/>transducin-like enhancer of split 4 (e(sp1) homolog, drosophila), BCOR <text:s/>- <text:s/>bcl6 corepressor, PCBP1 <text:s/>- <text:s/>poly(rc) binding protein 1, CTBP2 <text:s/>- <text:s/>c-terminal binding protein 2, PML <text:s/>- <text:s/>promyelocytic leukemia, SFMBT2 <text:s/>- <text:s/>scm-like with four mbt domains 2, CTNND2 <text:s/>- <text:s/>catenin (cadherin-associated protein), delta 2, TRIM25 <text:s/>- <text:s/>tripartite motif containing 25, WT1 <text:s/>- <text:s/>wilms tumor 1, PHF11 <text:s/>- <text:s/>phd finger protein 11, USP2 <text:s/>- <text:s/>ubiquitin specific peptidase 2, OAS3 <text:s/>- <text:s/>2'-5'-oligoadenylate synthetase 3, 100kda, MBNL3 <text:s/>- <text:s/>muscleblind-like splicing regulator 3, NFYC <text:s/>- <text:s/>nuclear transcription factor y, gamma, SOX3 <text:s/>- <text:s/>sry (sex determining region y)-box 3, PLSCR1 <text:s/>- <text:s/>phospholipid scramblase 1, ELAVL2 <text:s/>- <text:s/>elav (embryonic lethal, abnormal vision, drosophila)-like 2 (hu antigen b), HFE <text:s/>- <text:s/>hemochromatosis, SUB1 <text:s/>- <text:s/>sub1 homolog (s. cerevisiae), SOAT1 <text:s/>- <text:s/>sterol o-acyltransferase 1, CREB1 <text:s/>- <text:s/>camp responsive element binding protein 1, DDX58 <text:s/>- <text:s/>dead (asp-glu-ala-asp) box polypeptide 58, INO80 <text:s/>- <text:s/>ino80 complex subunit, HOXC10 <text:s/>- <text:s/>homeobox c10, PABPC1L <text:s/>- <text:s/>poly(a) binding protein, cytoplasmic 1-like, PTAFR <text:s/>- <text:s/>platelet-activating factor receptor, STAT2 <text:s/>- <text:s/>signal transducer and activator of transcription 2, 113kda, AMER1 <text:s/>- <text:s/>apc membrane recruitment protein 1, DLX4 <text:s/>- <text:s/>distal-less homeobox 4, BANP <text:s/>- <text:s/>btg3 associated nuclear protein, IKZF2 <text:s/>- <text:s/>ikaros family zinc finger 2 (helios), ISG15 <text:s/>- <text:s/>isg15 ubiquitin-like modifier, TFAP2C <text:s/>- <text:s/>transcription factor ap-2 gamma (activating enhancer binding protein 2 gamma), MKL2 <text:s/>- <text:s/>mkl/myocardin-like 2, ZNF750 <text:s/>- <text:s/>zinc finger protein 750, HOXA3 <text:s/>- <text:s/>homeobox a3, EIF2AK2 <text:s/>- <text:s/>eukaryotic translation initiation factor 2-alpha kinase 2, TRIM14 <text:s/>- <text:s/>tripartite motif containing 14, IFITM3 <text:s/>- <text:s/>interferon induced transmembrane protein 3, GATA6 <text:s/>- <text:s/>gata binding protein 6, GATA3 <text:s/>- <text:s/>gata binding protein 3, HNRNPD <text:s/>- <text:s/>heterogeneous nuclear ribonucleoprotein d (au-rich element rna binding protein 1, 37kda), EPHA5 <text:s/>- <text:s/>eph receptor a5, DENND4A <text:s/>- <text:s/>denn/madd domain containing 4a, BAMBI <text:s/>- <text:s/>bmp and activin membrane-bound inhibitor, CLCF1 <text:s/>- <text:s/>cardiotrophin-like cytokine factor 1, NFAT5 <text:s/>- <text:s/>nuclear factor of activated t-cells 5, tonicity-responsive, DNAJB5 <text:s/>- <text:s/>dnaj (hsp40) homolog, subfamily b, member 5, LHX6 <text:s/>- <text:s/>lim homeobox 6, YWHAG <text:s/>- <text:s/>tyrosine 3-monooxygenase/tryptophan 5-monooxygenase activation protein, gamma polypeptide, MBD2 <text:s/>- <text:s/>methyl-cpg binding domain protein 2, UBE2N <text:s/>- <text:s/>ubiquitin-conjugating enzyme e2n, ASCL2 <text:s/>- <text:s/>achaete-scute complex homolog 2 (drosophila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172</text:p>
          </table:table-cell>
          <table:table-cell office:value-type="string" calcext:value-type="string">
            <text:p>negative regulation of nitrogen compound metabolic process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0.00957" calcext:value-type="float">
            <text:p>0.00957</text:p>
          </table:table-cell>
          <table:table-cell office:value-type="float" office:value="2.36" calcext:value-type="float">
            <text:p>2.36</text:p>
          </table:table-cell>
          <table:table-cell office:value-type="float" office:value="13954" calcext:value-type="float">
            <text:p>13954</text:p>
          </table:table-cell>
          <table:table-cell office:value-type="float" office:value="1182" calcext:value-type="float">
            <text:p>1182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ARID5B <text:s/>- <text:s/>at rich interactive domain 5b (mrf1-like), SIN3A <text:s/>- <text:s/>sin3 transcription regulator family member a, DLX4 <text:s/>- <text:s/>distal-less homeobox 4, XRN1 <text:s/>- <text:s/>5'-3' exoribonuclease 1, WWTR1 <text:s/>- <text:s/>ww domain containing transcription regulator 1, TLE4 <text:s/>- <text:s/>transducin-like enhancer of split 4 (e(sp1) homolog, drosophila), IKZF2 <text:s/>- <text:s/>ikaros family zinc finger 2 (helios), BCOR <text:s/>- <text:s/>bcl6 corepressor, TFAP2C <text:s/>- <text:s/>transcription factor ap-2 gamma (activating enhancer binding protein 2 gamma), PML <text:s/>- <text:s/>promyelocytic leukemia, CTBP2 <text:s/>- <text:s/>c-terminal binding protein 2, EIF2AK2 <text:s/>- <text:s/>eukaryotic translation initiation factor 2-alpha kinase 2, WT1 <text:s/>- <text:s/>wilms tumor 1, TRIM14 <text:s/>- <text:s/>tripartite motif containing 14, IFITM3 <text:s/>- <text:s/>interferon induced transmembrane protein 3, USP2 <text:s/>- <text:s/>ubiquitin specific peptidase 2, GATA6 <text:s/>- <text:s/>gata binding protein 6, GATA3 <text:s/>- <text:s/>gata binding protein 3, NPR3 <text:s/>- <text:s/>natriuretic peptide receptor c/guanylate cyclase c (atrionatriuretic peptide receptor c), HNRNPD <text:s/>- <text:s/>heterogeneous nuclear ribonucleoprotein d (au-rich element rna binding protein 1, 37kda), SOX3 <text:s/>- <text:s/>sry (sex determining region y)-box 3, DNAJB5 <text:s/>- <text:s/>dnaj (hsp40) homolog, subfamily b, member 5, CREB1 <text:s/>- <text:s/>camp responsive element binding protein 1, MBD2 <text:s/>- <text:s/>methyl-cpg binding domain protein 2, ASCL2 <text:s/>- <text:s/>achaete-scute complex homolog 2 (drosophila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351</text:p>
          </table:table-cell>
          <table:table-cell office:value-type="string" calcext:value-type="string">
            <text:p>transcription, DNA-templated</text:p>
          </table:table-cell>
          <table:table-cell office:value-type="float" office:value="0.0000418" calcext:value-type="float">
            <text:p>0.0000418</text:p>
          </table:table-cell>
          <table:table-cell office:value-type="float" office:value="0.00961" calcext:value-type="float">
            <text:p>0.00961</text:p>
          </table:table-cell>
          <table:table-cell office:value-type="float" office:value="2.03" calcext:value-type="float">
            <text:p>2.03</text:p>
          </table:table-cell>
          <table:table-cell office:value-type="float" office:value="13954" calcext:value-type="float">
            <text:p>13954</text:p>
          </table:table-cell>
          <table:table-cell office:value-type="float" office:value="1815" calcext:value-type="float">
            <text:p>1815</text:p>
          </table:table-cell>
          <table:table-cell office:value-type="float" office:value="125" calcext:value-type="float">
            <text:p>12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WAC <text:s/>- <text:s/>ww domain containing adaptor with coiled-coil, STAT2 <text:s/>- <text:s/>signal transducer and activator of transcription 2, 113kda, ARID5B <text:s/>- <text:s/>at rich interactive domain 5b (mrf1-like), SIN3A <text:s/>- <text:s/>sin3 transcription regulator family member a, BANP <text:s/>- <text:s/>btg3 associated nuclear protein, TLE4 <text:s/>- <text:s/>transducin-like enhancer of split 4 (e(sp1) homolog, drosophila), IKZF2 <text:s/>- <text:s/>ikaros family zinc finger 2 (helios), BCOR <text:s/>- <text:s/>bcl6 corepressor, MKL2 <text:s/>- <text:s/>mkl/myocardin-like 2, TFAP2C <text:s/>- <text:s/>transcription factor ap-2 gamma (activating enhancer binding protein 2 gamma), PML <text:s/>- <text:s/>promyelocytic leukemia, CTBP2 <text:s/>- <text:s/>c-terminal binding protein 2, CTNND2 <text:s/>- <text:s/>catenin (cadherin-associated protein), delta 2, ZNF750 <text:s/>- <text:s/>zinc finger protein 750, HOXA3 <text:s/>- <text:s/>homeobox a3, EIF2AK2 <text:s/>- <text:s/>eukaryotic translation initiation factor 2-alpha kinase 2, WT1 <text:s/>- <text:s/>wilms tumor 1, PHF11 <text:s/>- <text:s/>phd finger protein 11, GATA6 <text:s/>- <text:s/>gata binding protein 6, NFYC <text:s/>- <text:s/>nuclear transcription factor y, gamma, GATA3 <text:s/>- <text:s/>gata binding protein 3, HNRNPD <text:s/>- <text:s/>heterogeneous nuclear ribonucleoprotein d (au-rich element rna binding protein 1, 37kda), SOX3 <text:s/>- <text:s/>sry (sex determining region y)-box 3, DENND4A <text:s/>- <text:s/>denn/madd domain containing 4a, PLSCR1 <text:s/>- <text:s/>phospholipid scramblase 1, NFAT5 <text:s/>- <text:s/>nuclear factor of activated t-cells 5, tonicity-responsive, SUB1 <text:s/>- <text:s/>sub1 homolog (s. cerevisiae), LHX6 <text:s/>- <text:s/>lim homeobox 6, CREB1 <text:s/>- <text:s/>camp responsive element binding protein 1, MBD2 <text:s/>- <text:s/>methyl-cpg binding domain protein 2, INO80 <text:s/>- <text:s/>ino80 complex subunit, HOXC10 <text:s/>- <text:s/>homeobox c10, ASCL2 <text:s/>- <text:s/>achaete-scute complex homolog 2 (drosophila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97659</text:p>
          </table:table-cell>
          <table:table-cell office:value-type="string" calcext:value-type="string">
            <text:p>nucleic acid-templated transcription</text:p>
          </table:table-cell>
          <table:table-cell office:value-type="float" office:value="0.0000423" calcext:value-type="float">
            <text:p>0.0000423</text:p>
          </table:table-cell>
          <table:table-cell office:value-type="float" office:value="0.00956" calcext:value-type="float">
            <text:p>0.00956</text:p>
          </table:table-cell>
          <table:table-cell office:value-type="float" office:value="2.03" calcext:value-type="float">
            <text:p>2.03</text:p>
          </table:table-cell>
          <table:table-cell office:value-type="float" office:value="13954" calcext:value-type="float">
            <text:p>13954</text:p>
          </table:table-cell>
          <table:table-cell office:value-type="float" office:value="1816" calcext:value-type="float">
            <text:p>1816</text:p>
          </table:table-cell>
          <table:table-cell office:value-type="float" office:value="125" calcext:value-type="float">
            <text:p>12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WAC <text:s/>- <text:s/>ww domain containing adaptor with coiled-coil, STAT2 <text:s/>- <text:s/>signal transducer and activator of transcription 2, 113kda, ARID5B <text:s/>- <text:s/>at rich interactive domain 5b (mrf1-like), SIN3A <text:s/>- <text:s/>sin3 transcription regulator family member a, BANP <text:s/>- <text:s/>btg3 associated nuclear protein, TLE4 <text:s/>- <text:s/>transducin-like enhancer of split 4 (e(sp1) homolog, drosophila), IKZF2 <text:s/>- <text:s/>ikaros family zinc finger 2 (helios), BCOR <text:s/>- <text:s/>bcl6 corepressor, MKL2 <text:s/>- <text:s/>mkl/myocardin-like 2, TFAP2C <text:s/>- <text:s/>transcription factor ap-2 gamma (activating enhancer binding protein 2 gamma), PML <text:s/>- <text:s/>promyelocytic leukemia, CTBP2 <text:s/>- <text:s/>c-terminal binding protein 2, CTNND2 <text:s/>- <text:s/>catenin (cadherin-associated protein), delta 2, ZNF750 <text:s/>- <text:s/>zinc finger protein 750, HOXA3 <text:s/>- <text:s/>homeobox a3, EIF2AK2 <text:s/>- <text:s/>eukaryotic translation initiation factor 2-alpha kinase 2, WT1 <text:s/>- <text:s/>wilms tumor 1, PHF11 <text:s/>- <text:s/>phd finger protein 11, GATA6 <text:s/>- <text:s/>gata binding protein 6, NFYC <text:s/>- <text:s/>nuclear transcription factor y, gamma, GATA3 <text:s/>- <text:s/>gata binding protein 3, HNRNPD <text:s/>- <text:s/>heterogeneous nuclear ribonucleoprotein d (au-rich element rna binding protein 1, 37kda), SOX3 <text:s/>- <text:s/>sry (sex determining region y)-box 3, DENND4A <text:s/>- <text:s/>denn/madd domain containing 4a, PLSCR1 <text:s/>- <text:s/>phospholipid scramblase 1, NFAT5 <text:s/>- <text:s/>nuclear factor of activated t-cells 5, tonicity-responsive, SUB1 <text:s/>- <text:s/>sub1 homolog (s. cerevisiae), LHX6 <text:s/>- <text:s/>lim homeobox 6, CREB1 <text:s/>- <text:s/>camp responsive element binding protein 1, MBD2 <text:s/>- <text:s/>methyl-cpg binding domain protein 2, INO80 <text:s/>- <text:s/>ino80 complex subunit, HOXC10 <text:s/>- <text:s/>homeobox c10, ASCL2 <text:s/>- <text:s/>achaete-scute complex homolog 2 (drosophila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891</text:p>
          </table:table-cell>
          <table:table-cell office:value-type="string" calcext:value-type="string">
            <text:p>positive regulation of biosynthetic process</text:p>
          </table:table-cell>
          <table:table-cell office:value-type="float" office:value="0.0000426" calcext:value-type="float">
            <text:p>0.0000426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2.17" calcext:value-type="float">
            <text:p>2.17</text:p>
          </table:table-cell>
          <table:table-cell office:value-type="float" office:value="13954" calcext:value-type="float">
            <text:p>13954</text:p>
          </table:table-cell>
          <table:table-cell office:value-type="float" office:value="1493" calcext:value-type="float">
            <text:p>1493</text:p>
          </table:table-cell>
          <table:table-cell office:value-type="float" office:value="125" calcext:value-type="float">
            <text:p>1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PABPC1L <text:s/>- <text:s/>poly(a) binding protein, cytoplasmic 1-like, WAC <text:s/>- <text:s/>ww domain containing adaptor with coiled-coil, PTAFR <text:s/>- <text:s/>platelet-activating factor receptor, CDH1 <text:s/>- <text:s/>cadherin 1, type 1, e-cadherin (epithelial), SIN3A <text:s/>- <text:s/>sin3 transcription regulator family member a, BANP <text:s/>- <text:s/>btg3 associated nuclear protein, WWTR1 <text:s/>- <text:s/>ww domain containing transcription regulator 1, IKZF2 <text:s/>- <text:s/>ikaros family zinc finger 2 (helios), RXFP2 <text:s/>- <text:s/>relaxin/insulin-like family peptide receptor 2, PCBP1 <text:s/>- <text:s/>poly(rc) binding protein 1, TFAP2C <text:s/>- <text:s/>transcription factor ap-2 gamma (activating enhancer binding protein 2 gamma), MKL2 <text:s/>- <text:s/>mkl/myocardin-like 2, PML <text:s/>- <text:s/>promyelocytic leukemia, CTBP2 <text:s/>- <text:s/>c-terminal binding protein 2, ZNF750 <text:s/>- <text:s/>zinc finger protein 750, WT1 <text:s/>- <text:s/>wilms tumor 1, GATA6 <text:s/>- <text:s/>gata binding protein 6, NFYC <text:s/>- <text:s/>nuclear transcription factor y, gamma, GATA3 <text:s/>- <text:s/>gata binding protein 3, HNRNPD <text:s/>- <text:s/>heterogeneous nuclear ribonucleoprotein d (au-rich element rna binding protein 1, 37kda), PLSCR1 <text:s/>- <text:s/>phospholipid scramblase 1, BAMBI <text:s/>- <text:s/>bmp and activin membrane-bound inhibitor, SUB1 <text:s/>- <text:s/>sub1 homolog (s. cerevisiae), NFAT5 <text:s/>- <text:s/>nuclear factor of activated t-cells 5, tonicity-responsive, SOAT1 <text:s/>- <text:s/>sterol o-acyltransferase 1, CREB1 <text:s/>- <text:s/>camp responsive element binding protein 1, DDX58 <text:s/>- <text:s/>dead (asp-glu-ala-asp) box polypeptide 58, INO80 <text:s/>- <text:s/>ino80 complex subunit, HOXC10 <text:s/>- <text:s/>homeobox c1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628</text:p>
          </table:table-cell>
          <table:table-cell office:value-type="string" calcext:value-type="string">
            <text:p>positive regulation of gene expression</text:p>
          </table:table-cell>
          <table:table-cell office:value-type="float" office:value="0.0000435" calcext:value-type="float">
            <text:p>0.0000435</text:p>
          </table:table-cell>
          <table:table-cell office:value-type="float" office:value="0.00953" calcext:value-type="float">
            <text:p>0.00953</text:p>
          </table:table-cell>
          <table:table-cell office:value-type="float" office:value="2.21" calcext:value-type="float">
            <text:p>2.21</text:p>
          </table:table-cell>
          <table:table-cell office:value-type="float" office:value="13954" calcext:value-type="float">
            <text:p>13954</text:p>
          </table:table-cell>
          <table:table-cell office:value-type="float" office:value="1416" calcext:value-type="float">
            <text:p>1416</text:p>
          </table:table-cell>
          <table:table-cell office:value-type="float" office:value="125" calcext:value-type="float">
            <text:p>1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PABPC1L <text:s/>- <text:s/>poly(a) binding protein, cytoplasmic 1-like, WAC <text:s/>- <text:s/>ww domain containing adaptor with coiled-coil, PTAFR <text:s/>- <text:s/>platelet-activating factor receptor, CDH1 <text:s/>- <text:s/>cadherin 1, type 1, e-cadherin (epithelial), SIN3A <text:s/>- <text:s/>sin3 transcription regulator family member a, BANP <text:s/>- <text:s/>btg3 associated nuclear protein, WWTR1 <text:s/>- <text:s/>ww domain containing transcription regulator 1, IKZF2 <text:s/>- <text:s/>ikaros family zinc finger 2 (helios), PCBP1 <text:s/>- <text:s/>poly(rc) binding protein 1, TFAP2C <text:s/>- <text:s/>transcription factor ap-2 gamma (activating enhancer binding protein 2 gamma), MKL2 <text:s/>- <text:s/>mkl/myocardin-like 2, PML <text:s/>- <text:s/>promyelocytic leukemia, CTBP2 <text:s/>- <text:s/>c-terminal binding protein 2, ZNF750 <text:s/>- <text:s/>zinc finger protein 750, WT1 <text:s/>- <text:s/>wilms tumor 1, GATA6 <text:s/>- <text:s/>gata binding protein 6, NFYC <text:s/>- <text:s/>nuclear transcription factor y, gamma, GATA3 <text:s/>- <text:s/>gata binding protein 3, HNRNPD <text:s/>- <text:s/>heterogeneous nuclear ribonucleoprotein d (au-rich element rna binding protein 1, 37kda), PLSCR1 <text:s/>- <text:s/>phospholipid scramblase 1, BAMBI <text:s/>- <text:s/>bmp and activin membrane-bound inhibitor, HFE <text:s/>- <text:s/>hemochromatosis, SUB1 <text:s/>- <text:s/>sub1 homolog (s. cerevisiae), NFAT5 <text:s/>- <text:s/>nuclear factor of activated t-cells 5, tonicity-responsive, CREB1 <text:s/>- <text:s/>camp responsive element binding protein 1, DDX58 <text:s/>- <text:s/>dead (asp-glu-ala-asp) box polypeptide 58, INO80 <text:s/>- <text:s/>ino80 complex subunit, HOXC10 <text:s/>- <text:s/>homeobox c1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2679</text:p>
          </table:table-cell>
          <table:table-cell office:value-type="string" calcext:value-type="string">
            <text:p>negative regulation of RNA biosynthetic process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0.0149" calcext:value-type="float">
            <text:p>0.0149</text:p>
          </table:table-cell>
          <table:table-cell office:value-type="float" office:value="2.53" calcext:value-type="float">
            <text:p>2.53</text:p>
          </table:table-cell>
          <table:table-cell office:value-type="float" office:value="13954" calcext:value-type="float">
            <text:p>13954</text:p>
          </table:table-cell>
          <table:table-cell office:value-type="float" office:value="925" calcext:value-type="float">
            <text:p>925</text:p>
          </table:table-cell>
          <table:table-cell office:value-type="float" office:value="125" calcext:value-type="float">
            <text:p>1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TRIM14 <text:s/>- <text:s/>tripartite motif containing 14, USP2 <text:s/>- <text:s/>ubiquitin specific peptidase 2, IFITM3 <text:s/>- <text:s/>interferon induced transmembrane protein 3, GATA6 <text:s/>- <text:s/>gata binding protein 6, GATA3 <text:s/>- <text:s/>gata binding protein 3, SIN3A <text:s/>- <text:s/>sin3 transcription regulator family member a, ARID5B <text:s/>- <text:s/>at rich interactive domain 5b (mrf1-like), SOX3 <text:s/>- <text:s/>sry (sex determining region y)-box 3, DLX4 <text:s/>- <text:s/>distal-less homeobox 4, WWTR1 <text:s/>- <text:s/>ww domain containing transcription regulator 1, TLE4 <text:s/>- <text:s/>transducin-like enhancer of split 4 (e(sp1) homolog, drosophila), IKZF2 <text:s/>- <text:s/>ikaros family zinc finger 2 (helios), BCOR <text:s/>- <text:s/>bcl6 corepressor, TFAP2C <text:s/>- <text:s/>transcription factor ap-2 gamma (activating enhancer binding protein 2 gamma), PML <text:s/>- <text:s/>promyelocytic leukemia, CTBP2 <text:s/>- <text:s/>c-terminal binding protein 2, DNAJB5 <text:s/>- <text:s/>dnaj (hsp40) homolog, subfamily b, member 5, CREB1 <text:s/>- <text:s/>camp responsive element binding protein 1, MBD2 <text:s/>- <text:s/>methyl-cpg binding domain protein 2, ASCL2 <text:s/>- <text:s/>achaete-scute complex homolog 2 (drosophila), WT1 <text:s/>- <text:s/>wilms tumo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1362</text:p>
          </table:table-cell>
          <table:table-cell office:value-type="string" calcext:value-type="string">
            <text:p>organic cyclic compound biosynthetic process</text:p>
          </table:table-cell>
          <table:table-cell office:value-type="float" office:value="0.0000703" calcext:value-type="float">
            <text:p>0.0000703</text:p>
          </table:table-cell>
          <table:table-cell office:value-type="float" office:value="0.0149" calcext:value-type="float">
            <text:p>0.0149</text:p>
          </table:table-cell>
          <table:table-cell office:value-type="float" office:value="1.81" calcext:value-type="float">
            <text:p>1.81</text:p>
          </table:table-cell>
          <table:table-cell office:value-type="float" office:value="13954" calcext:value-type="float">
            <text:p>13954</text:p>
          </table:table-cell>
          <table:table-cell office:value-type="float" office:value="2468" calcext:value-type="float">
            <text:p>2468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WAC <text:s/>- <text:s/>ww domain containing adaptor with coiled-coil, AK5 <text:s/>- <text:s/>adenylate kinase 5, STAT2 <text:s/>- <text:s/>signal transducer and activator of transcription 2, 113kda, ARID5B <text:s/>- <text:s/>at rich interactive domain 5b (mrf1-like), SIN3A <text:s/>- <text:s/>sin3 transcription regulator family member a, BANP <text:s/>- <text:s/>btg3 associated nuclear protein, WWTR1 <text:s/>- <text:s/>ww domain containing transcription regulator 1, TLE4 <text:s/>- <text:s/>transducin-like enhancer of split 4 (e(sp1) homolog, drosophila), IKZF2 <text:s/>- <text:s/>ikaros family zinc finger 2 (helios), BCOR <text:s/>- <text:s/>bcl6 corepressor, ISG15 <text:s/>- <text:s/>isg15 ubiquitin-like modifier, MKL2 <text:s/>- <text:s/>mkl/myocardin-like 2, TFAP2C <text:s/>- <text:s/>transcription factor ap-2 gamma (activating enhancer binding protein 2 gamma), PML <text:s/>- <text:s/>promyelocytic leukemia, CTBP2 <text:s/>- <text:s/>c-terminal binding protein 2, CTNND2 <text:s/>- <text:s/>catenin (cadherin-associated protein), delta 2, ZNF750 <text:s/>- <text:s/>zinc finger protein 750, HOXA3 <text:s/>- <text:s/>homeobox a3, EIF2AK2 <text:s/>- <text:s/>eukaryotic translation initiation factor 2-alpha kinase 2, TRIM25 <text:s/>- <text:s/>tripartite motif containing 25, KMO <text:s/>- <text:s/>kynurenine 3-monooxygenase (kynurenine 3-hydroxylase), WT1 <text:s/>- <text:s/>wilms tumor 1, PHF11 <text:s/>- <text:s/>phd finger protein 11, ATP6V0A1 <text:s/>- <text:s/>atpase, h+ transporting, lysosomal v0 subunit a1, GATA6 <text:s/>- <text:s/>gata binding protein 6, NFYC <text:s/>- <text:s/>nuclear transcription factor y, gamma, GATA3 <text:s/>- <text:s/>gata binding protein 3, SRRM1 <text:s/>- <text:s/>serine/arginine repetitive matrix 1, HNRNPD <text:s/>- <text:s/>heterogeneous nuclear ribonucleoprotein d (au-rich element rna binding protein 1, 37kda), SOX3 <text:s/>- <text:s/>sry (sex determining region y)-box 3, DENND4A <text:s/>- <text:s/>denn/madd domain containing 4a, PLSCR1 <text:s/>- <text:s/>phospholipid scramblase 1, NFAT5 <text:s/>- <text:s/>nuclear factor of activated t-cells 5, tonicity-responsive, SUB1 <text:s/>- <text:s/>sub1 homolog (s. cerevisiae), LHX6 <text:s/>- <text:s/>lim homeobox 6, CREB1 <text:s/>- <text:s/>camp responsive element binding protein 1, MBD2 <text:s/>- <text:s/>methyl-cpg binding domain protein 2, INO80 <text:s/>- <text:s/>ino80 complex subunit, HOXC10 <text:s/>- <text:s/>homeobox c10, ASCL2 <text:s/>- <text:s/>achaete-scute complex homolog 2 (drosophila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934</text:p>
          </table:table-cell>
          <table:table-cell office:value-type="string" calcext:value-type="string">
            <text:p>negative regulation of nucleobase-containing compound metabolic process</text:p>
          </table:table-cell>
          <table:table-cell office:value-type="float" office:value="0.0000793" calcext:value-type="float">
            <text:p>0.0000793</text:p>
          </table:table-cell>
          <table:table-cell office:value-type="float" office:value="0.0166" calcext:value-type="float">
            <text:p>0.0166</text:p>
          </table:table-cell>
          <table:table-cell office:value-type="float" office:value="2.38" calcext:value-type="float">
            <text:p>2.38</text:p>
          </table:table-cell>
          <table:table-cell office:value-type="float" office:value="13954" calcext:value-type="float">
            <text:p>13954</text:p>
          </table:table-cell>
          <table:table-cell office:value-type="float" office:value="1080" calcext:value-type="float">
            <text:p>1080</text:p>
          </table:table-cell>
          <table:table-cell office:value-type="float" office:value="125" calcext:value-type="float">
            <text:p>1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TRIM14 <text:s/>- <text:s/>tripartite motif containing 14, USP2 <text:s/>- <text:s/>ubiquitin specific peptidase 2, IFITM3 <text:s/>- <text:s/>interferon induced transmembrane protein 3, GATA6 <text:s/>- <text:s/>gata binding protein 6, GATA3 <text:s/>- <text:s/>gata binding protein 3, NPR3 <text:s/>- <text:s/>natriuretic peptide receptor c/guanylate cyclase c (atrionatriuretic peptide receptor c), SIN3A <text:s/>- <text:s/>sin3 transcription regulator family member a, ARID5B <text:s/>- <text:s/>at rich interactive domain 5b (mrf1-like), SOX3 <text:s/>- <text:s/>sry (sex determining region y)-box 3, DLX4 <text:s/>- <text:s/>distal-less homeobox 4, WWTR1 <text:s/>- <text:s/>ww domain containing transcription regulator 1, XRN1 <text:s/>- <text:s/>5'-3' exoribonuclease 1, TLE4 <text:s/>- <text:s/>transducin-like enhancer of split 4 (e(sp1) homolog, drosophila), IKZF2 <text:s/>- <text:s/>ikaros family zinc finger 2 (helios), BCOR <text:s/>- <text:s/>bcl6 corepressor, TFAP2C <text:s/>- <text:s/>transcription factor ap-2 gamma (activating enhancer binding protein 2 gamma), CTBP2 <text:s/>- <text:s/>c-terminal binding protein 2, PML <text:s/>- <text:s/>promyelocytic leukemia, DNAJB5 <text:s/>- <text:s/>dnaj (hsp40) homolog, subfamily b, member 5, CREB1 <text:s/>- <text:s/>camp responsive element binding protein 1, MBD2 <text:s/>- <text:s/>methyl-cpg binding domain protein 2, ASCL2 <text:s/>- <text:s/>achaete-scute complex homolog 2 (drosophila), WT1 <text:s/>- <text:s/>wilms tumo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2774</text:p>
          </table:table-cell>
          <table:table-cell office:value-type="string" calcext:value-type="string">
            <text:p>RNA biosynthetic process</text:p>
          </table:table-cell>
          <table:table-cell office:value-type="float" office:value="0.0000871" calcext:value-type="float">
            <text:p>0.0000871</text:p>
          </table:table-cell>
          <table:table-cell office:value-type="float" office:value="0.018" calcext:value-type="float">
            <text:p>0.018</text:p>
          </table:table-cell>
          <table:table-cell office:value-type="float" office:value="1.9" calcext:value-type="float">
            <text:p>1.9</text:p>
          </table:table-cell>
          <table:table-cell office:value-type="float" office:value="13954" calcext:value-type="float">
            <text:p>13954</text:p>
          </table:table-cell>
          <table:table-cell office:value-type="float" office:value="2053" calcext:value-type="float">
            <text:p>2053</text:p>
          </table:table-cell>
          <table:table-cell office:value-type="float" office:value="125" calcext:value-type="float">
            <text:p>1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[WAC <text:s/>- <text:s/>ww domain containing adaptor with coiled-coil, STAT2 <text:s/>- <text:s/>signal transducer and activator of transcription 2, 113kda, ARID5B <text:s/>- <text:s/>at rich interactive domain 5b (mrf1-like), SIN3A <text:s/>- <text:s/>sin3 transcription regulator family member a, BANP <text:s/>- <text:s/>btg3 associated nuclear protein, WWTR1 <text:s/>- <text:s/>ww domain containing transcription regulator 1, TLE4 <text:s/>- <text:s/>transducin-like enhancer of split 4 (e(sp1) homolog, drosophila), IKZF2 <text:s/>- <text:s/>ikaros family zinc finger 2 (helios), BCOR <text:s/>- <text:s/>bcl6 corepressor, MKL2 <text:s/>- <text:s/>mkl/myocardin-like 2, TFAP2C <text:s/>- <text:s/>transcription factor ap-2 gamma (activating enhancer binding protein 2 gamma), PML <text:s/>- <text:s/>promyelocytic leukemia, CTBP2 <text:s/>- <text:s/>c-terminal binding protein 2, CTNND2 <text:s/>- <text:s/>catenin (cadherin-associated protein), delta 2, ZNF750 <text:s/>- <text:s/>zinc finger protein 750, HOXA3 <text:s/>- <text:s/>homeobox a3, EIF2AK2 <text:s/>- <text:s/>eukaryotic translation initiation factor 2-alpha kinase 2, WT1 <text:s/>- <text:s/>wilms tumor 1, PHF11 <text:s/>- <text:s/>phd finger protein 11, GATA6 <text:s/>- <text:s/>gata binding protein 6, NFYC <text:s/>- <text:s/>nuclear transcription factor y, gamma, SRRM1 <text:s/>- <text:s/>serine/arginine repetitive matrix 1, GATA3 <text:s/>- <text:s/>gata binding protein 3, HNRNPD <text:s/>- <text:s/>heterogeneous nuclear ribonucleoprotein d (au-rich element rna binding protein 1, 37kda), SOX3 <text:s/>- <text:s/>sry (sex determining region y)-box 3, DENND4A <text:s/>- <text:s/>denn/madd domain containing 4a, PLSCR1 <text:s/>- <text:s/>phospholipid scramblase 1, NFAT5 <text:s/>- <text:s/>nuclear factor of activated t-cells 5, tonicity-responsive, SUB1 <text:s/>- <text:s/>sub1 homolog (s. cerevisiae), LHX6 <text:s/>- <text:s/>lim homeobox 6, CREB1 <text:s/>- <text:s/>camp responsive element binding protein 1, MBD2 <text:s/>- <text:s/>methyl-cpg binding domain protein 2, INO80 <text:s/>- <text:s/>ino80 complex subunit, HOXC10 <text:s/>- <text:s/>homeobox c10, ASCL2 <text:s/>- <text:s/>achaete-scute complex homolog 2 (drosophila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950</text:p>
          </table:table-cell>
          <table:table-cell office:value-type="string" calcext:value-type="string">
            <text:p>response to stress</text:p>
          </table:table-cell>
          <table:table-cell office:value-type="float" office:value="0.0000913" calcext:value-type="float">
            <text:p>0.0000913</text:p>
          </table:table-cell>
          <table:table-cell office:value-type="float" office:value="0.0186" calcext:value-type="float">
            <text:p>0.0186</text:p>
          </table:table-cell>
          <table:table-cell office:value-type="float" office:value="1.87" calcext:value-type="float">
            <text:p>1.87</text:p>
          </table:table-cell>
          <table:table-cell office:value-type="float" office:value="13954" calcext:value-type="float">
            <text:p>13954</text:p>
          </table:table-cell>
          <table:table-cell office:value-type="float" office:value="2144" calcext:value-type="float">
            <text:p>2144</text:p>
          </table:table-cell>
          <table:table-cell office:value-type="float" office:value="125" calcext:value-type="float">
            <text:p>12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WAC <text:s/>- <text:s/>ww domain containing adaptor with coiled-coil, RNF152 <text:s/>- <text:s/>ring finger protein 152, PTAFR <text:s/>- <text:s/>platelet-activating factor receptor, DDX60 <text:s/>- <text:s/>dead (asp-glu-ala-asp) box polypeptide 60, STAT2 <text:s/>- <text:s/>signal transducer and activator of transcription 2, 113kda, SIN3A <text:s/>- <text:s/>sin3 transcription regulator family member a, AMFR <text:s/>- <text:s/>autocrine motility factor receptor, e3 ubiquitin protein ligase, ISG15 <text:s/>- <text:s/>isg15 ubiquitin-like modifier, JAK1 <text:s/>- <text:s/>janus kinase 1, USP33 <text:s/>- <text:s/>ubiquitin specific peptidase 33, MX1 <text:s/>- <text:s/>myxovirus (influenza virus) resistance 1, interferon-inducible protein p78 (mouse), PML <text:s/>- <text:s/>promyelocytic leukemia, OAS1 <text:s/>- <text:s/>2'-5'-oligoadenylate synthetase 1, 40/46kda, EIF2AK2 <text:s/>- <text:s/>eukaryotic translation initiation factor 2-alpha kinase 2, TRIM25 <text:s/>- <text:s/>tripartite motif containing 25, KMO <text:s/>- <text:s/>kynurenine 3-monooxygenase (kynurenine 3-hydroxylase), TRIM14 <text:s/>- <text:s/>tripartite motif containing 14, RSAD2 <text:s/>- <text:s/>radical s-adenosyl methionine domain containing 2, GRAP2 <text:s/>- <text:s/>grb2-related adaptor protein 2, IFITM3 <text:s/>- <text:s/>interferon induced transmembrane protein 3, OAS3 <text:s/>- <text:s/>2'-5'-oligoadenylate synthetase 3, 100kda, GATA6 <text:s/>- <text:s/>gata binding protein 6, GATA3 <text:s/>- <text:s/>gata binding protein 3, HNRNPD <text:s/>- <text:s/>heterogeneous nuclear ribonucleoprotein d (au-rich element rna binding protein 1, 37kda), PLSCR1 <text:s/>- <text:s/>phospholipid scramblase 1, LIPA <text:s/>- <text:s/>lipase a, lysosomal acid, cholesterol esterase, HFE <text:s/>- <text:s/>hemochromatosis, KIAA1324 <text:s/>- <text:s/>kiaa1324, NFAT5 <text:s/>- <text:s/>nuclear factor of activated t-cells 5, tonicity-responsive, DNAJB5 <text:s/>- <text:s/>dnaj (hsp40) homolog, subfamily b, member 5, IFIT5 <text:s/>- <text:s/>interferon-induced protein with tetratricopeptide repeats 5, CREB1 <text:s/>- <text:s/>camp responsive element binding protein 1, DDX58 <text:s/>- <text:s/>dead (asp-glu-ala-asp) box polypeptide 58, INO80 <text:s/>- <text:s/>ino80 complex subunit, UBE2N <text:s/>- <text:s/>ubiquitin-conjugating enzyme e2n, ASCL2 <text:s/>- <text:s/>achaete-scute complex homolog 2 (drosophila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522</text:p>
          </table:table-cell>
          <table:table-cell office:value-type="string" calcext:value-type="string">
            <text:p>positive regulation of cellular process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218" calcext:value-type="float">
            <text:p>0.0218</text:p>
          </table:table-cell>
          <table:table-cell office:value-type="float" office:value="1.57" calcext:value-type="float">
            <text:p>1.57</text:p>
          </table:table-cell>
          <table:table-cell office:value-type="float" office:value="13954" calcext:value-type="float">
            <text:p>13954</text:p>
          </table:table-cell>
          <table:table-cell office:value-type="float" office:value="3836" calcext:value-type="float">
            <text:p>3836</text:p>
          </table:table-cell>
          <table:table-cell office:value-type="float" office:value="125" calcext:value-type="float">
            <text:p>12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[MARK2 <text:s/>- <text:s/>map/microtubule affinity-regulating kinase 2, WAC <text:s/>- <text:s/>ww domain containing adaptor with coiled-coil, RNF152 <text:s/>- <text:s/>ring finger protein 152, CDH1 <text:s/>- <text:s/>cadherin 1, type 1, e-cadherin (epithelial), DDX60 <text:s/>- <text:s/>dead (asp-glu-ala-asp) box polypeptide 60, SIN3A <text:s/>- <text:s/>sin3 transcription regulator family member a, WWTR1 <text:s/>- <text:s/>ww domain containing transcription regulator 1, BTC <text:s/>- <text:s/>betacellulin, PCBP1 <text:s/>- <text:s/>poly(rc) binding protein 1, CTBP2 <text:s/>- <text:s/>c-terminal binding protein 2, PML <text:s/>- <text:s/>promyelocytic leukemia, TRIM25 <text:s/>- <text:s/>tripartite motif containing 25, WT1 <text:s/>- <text:s/>wilms tumor 1, USP2 <text:s/>- <text:s/>ubiquitin specific peptidase 2, GRAP2 <text:s/>- <text:s/>grb2-related adaptor protein 2, DEPDC1B <text:s/>- <text:s/>dep domain containing 1b, HSH2D <text:s/>- <text:s/>hematopoietic sh2 domain containing, SCARB2 <text:s/>- <text:s/>scavenger receptor class b, member 2, NFYC <text:s/>- <text:s/>nuclear transcription factor y, gamma, PLSCR1 <text:s/>- <text:s/>phospholipid scramblase 1, HFE <text:s/>- <text:s/>hemochromatosis, SUB1 <text:s/>- <text:s/>sub1 homolog (s. cerevisiae), SOAT1 <text:s/>- <text:s/>sterol o-acyltransferase 1, IFIT5 <text:s/>- <text:s/>interferon-induced protein with tetratricopeptide repeats 5, CREB1 <text:s/>- <text:s/>camp responsive element binding protein 1, DDX58 <text:s/>- <text:s/>dead (asp-glu-ala-asp) box polypeptide 58, INO80 <text:s/>- <text:s/>ino80 complex subunit, ANKFY1 <text:s/>- <text:s/>ankyrin repeat and fyve domain containing 1, CDKL5 <text:s/>- <text:s/>cyclin-dependent kinase-like 5, HOXC10 <text:s/>- <text:s/>homeobox c10, PABPC1L <text:s/>- <text:s/>poly(a) binding protein, cytoplasmic 1-like, PTAFR <text:s/>- <text:s/>platelet-activating factor receptor, AMER1 <text:s/>- <text:s/>apc membrane recruitment protein 1, BANP <text:s/>- <text:s/>btg3 associated nuclear protein, IKZF2 <text:s/>- <text:s/>ikaros family zinc finger 2 (helios), RXFP2 <text:s/>- <text:s/>relaxin/insulin-like family peptide receptor 2, ISG15 <text:s/>- <text:s/>isg15 ubiquitin-like modifier, MKL2 <text:s/>- <text:s/>mkl/myocardin-like 2, TFAP2C <text:s/>- <text:s/>transcription factor ap-2 gamma (activating enhancer binding protein 2 gamma), ZNF750 <text:s/>- <text:s/>zinc finger protein 750, HOXA3 <text:s/>- <text:s/>homeobox a3, EIF2AK2 <text:s/>- <text:s/>eukaryotic translation initiation factor 2-alpha kinase 2, CALCOCO2 <text:s/>- <text:s/>calcium binding and coiled-coil domain 2, RSAD2 <text:s/>- <text:s/>radical s-adenosyl methionine domain containing 2, GATA6 <text:s/>- <text:s/>gata binding protein 6, GATA3 <text:s/>- <text:s/>gata binding protein 3, HNRNPD <text:s/>- <text:s/>heterogeneous nuclear ribonucleoprotein d (au-rich element rna binding protein 1, 37kda), BAMBI <text:s/>- <text:s/>bmp and activin membrane-bound inhibitor, CLCF1 <text:s/>- <text:s/>cardiotrophin-like cytokine factor 1, KIAA1324 <text:s/>- <text:s/>kiaa1324, NFAT5 <text:s/>- <text:s/>nuclear factor of activated t-cells 5, tonicity-responsive, YWHAG <text:s/>- <text:s/>tyrosine 3-monooxygenase/tryptophan 5-monooxygenase activation protein, gamma polypeptide, MBD2 <text:s/>- <text:s/>methyl-cpg binding domain protein 2, UBE2N <text:s/>- <text:s/>ubiquitin-conjugating enzyme e2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271</text:p>
          </table:table-cell>
          <table:table-cell office:value-type="string" calcext:value-type="string">
            <text:p>cellular nitrogen compound biosynthetic process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223" calcext:value-type="float">
            <text:p>0.0223</text:p>
          </table:table-cell>
          <table:table-cell office:value-type="float" office:value="1.77" calcext:value-type="float">
            <text:p>1.77</text:p>
          </table:table-cell>
          <table:table-cell office:value-type="float" office:value="13954" calcext:value-type="float">
            <text:p>13954</text:p>
          </table:table-cell>
          <table:table-cell office:value-type="float" office:value="2520" calcext:value-type="float">
            <text:p>2520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WAC <text:s/>- <text:s/>ww domain containing adaptor with coiled-coil, AK5 <text:s/>- <text:s/>adenylate kinase 5, STAT2 <text:s/>- <text:s/>signal transducer and activator of transcription 2, 113kda, ARID5B <text:s/>- <text:s/>at rich interactive domain 5b (mrf1-like), SIN3A <text:s/>- <text:s/>sin3 transcription regulator family member a, BANP <text:s/>- <text:s/>btg3 associated nuclear protein, WWTR1 <text:s/>- <text:s/>ww domain containing transcription regulator 1, TLE4 <text:s/>- <text:s/>transducin-like enhancer of split 4 (e(sp1) homolog, drosophila), IKZF2 <text:s/>- <text:s/>ikaros family zinc finger 2 (helios), BCOR <text:s/>- <text:s/>bcl6 corepressor, ISG15 <text:s/>- <text:s/>isg15 ubiquitin-like modifier, MKL2 <text:s/>- <text:s/>mkl/myocardin-like 2, TFAP2C <text:s/>- <text:s/>transcription factor ap-2 gamma (activating enhancer binding protein 2 gamma), PML <text:s/>- <text:s/>promyelocytic leukemia, CTBP2 <text:s/>- <text:s/>c-terminal binding protein 2, CTNND2 <text:s/>- <text:s/>catenin (cadherin-associated protein), delta 2, ZNF750 <text:s/>- <text:s/>zinc finger protein 750, HOXA3 <text:s/>- <text:s/>homeobox a3, EIF2AK2 <text:s/>- <text:s/>eukaryotic translation initiation factor 2-alpha kinase 2, TRIM25 <text:s/>- <text:s/>tripartite motif containing 25, KMO <text:s/>- <text:s/>kynurenine 3-monooxygenase (kynurenine 3-hydroxylase), WT1 <text:s/>- <text:s/>wilms tumor 1, PHF11 <text:s/>- <text:s/>phd finger protein 11, ATP6V0A1 <text:s/>- <text:s/>atpase, h+ transporting, lysosomal v0 subunit a1, GATA6 <text:s/>- <text:s/>gata binding protein 6, NFYC <text:s/>- <text:s/>nuclear transcription factor y, gamma, GATA3 <text:s/>- <text:s/>gata binding protein 3, SRRM1 <text:s/>- <text:s/>serine/arginine repetitive matrix 1, HNRNPD <text:s/>- <text:s/>heterogeneous nuclear ribonucleoprotein d (au-rich element rna binding protein 1, 37kda), SOX3 <text:s/>- <text:s/>sry (sex determining region y)-box 3, DENND4A <text:s/>- <text:s/>denn/madd domain containing 4a, PLSCR1 <text:s/>- <text:s/>phospholipid scramblase 1, NFAT5 <text:s/>- <text:s/>nuclear factor of activated t-cells 5, tonicity-responsive, SUB1 <text:s/>- <text:s/>sub1 homolog (s. cerevisiae), LHX6 <text:s/>- <text:s/>lim homeobox 6, CREB1 <text:s/>- <text:s/>camp responsive element binding protein 1, MBD2 <text:s/>- <text:s/>methyl-cpg binding domain protein 2, INO80 <text:s/>- <text:s/>ino80 complex subunit, HOXC10 <text:s/>- <text:s/>homeobox c10, ASCL2 <text:s/>- <text:s/>achaete-scute complex homolog 2 (drosophila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2000113</text:p>
          </table:table-cell>
          <table:table-cell office:value-type="string" calcext:value-type="string">
            <text:p>negative regulation of cellular macromolecule biosynthetic process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23" calcext:value-type="float">
            <text:p>0.023</text:p>
          </table:table-cell>
          <table:table-cell office:value-type="float" office:value="2.38" calcext:value-type="float">
            <text:p>2.38</text:p>
          </table:table-cell>
          <table:table-cell office:value-type="float" office:value="13954" calcext:value-type="float">
            <text:p>13954</text:p>
          </table:table-cell>
          <table:table-cell office:value-type="float" office:value="1034" calcext:value-type="float">
            <text:p>1034</text:p>
          </table:table-cell>
          <table:table-cell office:value-type="float" office:value="125" calcext:value-type="float">
            <text:p>1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USP2 <text:s/>- <text:s/>ubiquitin specific peptidase 2, GATA6 <text:s/>- <text:s/>gata binding protein 6, GATA3 <text:s/>- <text:s/>gata binding protein 3, HNRNPD <text:s/>- <text:s/>heterogeneous nuclear ribonucleoprotein d (au-rich element rna binding protein 1, 37kda), SIN3A <text:s/>- <text:s/>sin3 transcription regulator family member a, ARID5B <text:s/>- <text:s/>at rich interactive domain 5b (mrf1-like), SOX3 <text:s/>- <text:s/>sry (sex determining region y)-box 3, DLX4 <text:s/>- <text:s/>distal-less homeobox 4, WWTR1 <text:s/>- <text:s/>ww domain containing transcription regulator 1, XRN1 <text:s/>- <text:s/>5'-3' exoribonuclease 1, TLE4 <text:s/>- <text:s/>transducin-like enhancer of split 4 (e(sp1) homolog, drosophila), IKZF2 <text:s/>- <text:s/>ikaros family zinc finger 2 (helios), BCOR <text:s/>- <text:s/>bcl6 corepressor, TFAP2C <text:s/>- <text:s/>transcription factor ap-2 gamma (activating enhancer binding protein 2 gamma), CTBP2 <text:s/>- <text:s/>c-terminal binding protein 2, PML <text:s/>- <text:s/>promyelocytic leukemia, DNAJB5 <text:s/>- <text:s/>dnaj (hsp40) homolog, subfamily b, member 5, CREB1 <text:s/>- <text:s/>camp responsive element binding protein 1, EIF2AK2 <text:s/>- <text:s/>eukaryotic translation initiation factor 2-alpha kinase 2, MBD2 <text:s/>- <text:s/>methyl-cpg binding domain protein 2, ASCL2 <text:s/>- <text:s/>achaete-scute complex homolog 2 (drosophila), WT1 <text:s/>- <text:s/>wilms tumo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253</text:p>
          </table:table-cell>
          <table:table-cell office:value-type="string" calcext:value-type="string">
            <text:p>negative regulation of RNA metabolic process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228" calcext:value-type="float">
            <text:p>0.0228</text:p>
          </table:table-cell>
          <table:table-cell office:value-type="float" office:value="2.44" calcext:value-type="float">
            <text:p>2.44</text:p>
          </table:table-cell>
          <table:table-cell office:value-type="float" office:value="13954" calcext:value-type="float">
            <text:p>13954</text:p>
          </table:table-cell>
          <table:table-cell office:value-type="float" office:value="961" calcext:value-type="float">
            <text:p>961</text:p>
          </table:table-cell>
          <table:table-cell office:value-type="float" office:value="125" calcext:value-type="float">
            <text:p>1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TRIM14 <text:s/>- <text:s/>tripartite motif containing 14, USP2 <text:s/>- <text:s/>ubiquitin specific peptidase 2, IFITM3 <text:s/>- <text:s/>interferon induced transmembrane protein 3, GATA6 <text:s/>- <text:s/>gata binding protein 6, GATA3 <text:s/>- <text:s/>gata binding protein 3, SIN3A <text:s/>- <text:s/>sin3 transcription regulator family member a, ARID5B <text:s/>- <text:s/>at rich interactive domain 5b (mrf1-like), SOX3 <text:s/>- <text:s/>sry (sex determining region y)-box 3, DLX4 <text:s/>- <text:s/>distal-less homeobox 4, WWTR1 <text:s/>- <text:s/>ww domain containing transcription regulator 1, TLE4 <text:s/>- <text:s/>transducin-like enhancer of split 4 (e(sp1) homolog, drosophila), IKZF2 <text:s/>- <text:s/>ikaros family zinc finger 2 (helios), BCOR <text:s/>- <text:s/>bcl6 corepressor, TFAP2C <text:s/>- <text:s/>transcription factor ap-2 gamma (activating enhancer binding protein 2 gamma), PML <text:s/>- <text:s/>promyelocytic leukemia, CTBP2 <text:s/>- <text:s/>c-terminal binding protein 2, DNAJB5 <text:s/>- <text:s/>dnaj (hsp40) homolog, subfamily b, member 5, CREB1 <text:s/>- <text:s/>camp responsive element binding protein 1, MBD2 <text:s/>- <text:s/>methyl-cpg binding domain protein 2, ASCL2 <text:s/>- <text:s/>achaete-scute complex homolog 2 (drosophila), WT1 <text:s/>- <text:s/>wilms tumo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944</text:p>
          </table:table-cell>
          <table:table-cell office:value-type="string" calcext:value-type="string">
            <text:p>positive regulation of transcription from RNA polymerase II promoter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233" calcext:value-type="float">
            <text:p>0.0233</text:p>
          </table:table-cell>
          <table:table-cell office:value-type="float" office:value="2.51" calcext:value-type="float">
            <text:p>2.51</text:p>
          </table:table-cell>
          <table:table-cell office:value-type="float" office:value="13954" calcext:value-type="float">
            <text:p>13954</text:p>
          </table:table-cell>
          <table:table-cell office:value-type="float" office:value="891" calcext:value-type="float">
            <text:p>891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GATA6 <text:s/>- <text:s/>gata binding protein 6, NFYC <text:s/>- <text:s/>nuclear transcription factor y, gamma, GATA3 <text:s/>- <text:s/>gata binding protein 3, SIN3A <text:s/>- <text:s/>sin3 transcription regulator family member a, PLSCR1 <text:s/>- <text:s/>phospholipid scramblase 1, WWTR1 <text:s/>- <text:s/>ww domain containing transcription regulator 1, IKZF2 <text:s/>- <text:s/>ikaros family zinc finger 2 (helios), PCBP1 <text:s/>- <text:s/>poly(rc) binding protein 1, TFAP2C <text:s/>- <text:s/>transcription factor ap-2 gamma (activating enhancer binding protein 2 gamma), MKL2 <text:s/>- <text:s/>mkl/myocardin-like 2, CTBP2 <text:s/>- <text:s/>c-terminal binding protein 2, PML <text:s/>- <text:s/>promyelocytic leukemia, SUB1 <text:s/>- <text:s/>sub1 homolog (s. cerevisiae), NFAT5 <text:s/>- <text:s/>nuclear factor of activated t-cells 5, tonicity-responsive, ZNF750 <text:s/>- <text:s/>zinc finger protein 750, CREB1 <text:s/>- <text:s/>camp responsive element binding protein 1, DDX58 <text:s/>- <text:s/>dead (asp-glu-ala-asp) box polypeptide 58, INO80 <text:s/>- <text:s/>ino80 complex subunit, HOXC10 <text:s/>- <text:s/>homeobox c10, WT1 <text:s/>- <text:s/>wilms tumo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71242</text:p>
          </table:table-cell>
          <table:table-cell office:value-type="string" calcext:value-type="string">
            <text:p>cellular response to ammonium ion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263" calcext:value-type="float">
            <text:p>0.0263</text:p>
          </table:table-cell>
          <table:table-cell office:value-type="float" office:value="14.88" calcext:value-type="float">
            <text:p>14.88</text:p>
          </table:table-cell>
          <table:table-cell office:value-type="float" office:value="13954" calcext:value-type="float">
            <text:p>13954</text:p>
          </table:table-cell>
          <table:table-cell office:value-type="float" office:value="30" calcext:value-type="float">
            <text:p>30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GABRB2 <text:s/>- <text:s/>gamma-aminobutyric acid (gaba) a receptor, beta 2, PTAFR <text:s/>- <text:s/>platelet-activating factor receptor, HNRNPD <text:s/>- <text:s/>heterogeneous nuclear ribonucleoprotein d (au-rich element rna binding protein 1, 37kda), SIN3A <text:s/>- <text:s/>sin3 transcription regulator family member 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629</text:p>
          </table:table-cell>
          <table:table-cell office:value-type="string" calcext:value-type="string">
            <text:p>negative regulation of gene expression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284" calcext:value-type="float">
            <text:p>0.0284</text:p>
          </table:table-cell>
          <table:table-cell office:value-type="float" office:value="2.18" calcext:value-type="float">
            <text:p>2.18</text:p>
          </table:table-cell>
          <table:table-cell office:value-type="float" office:value="13954" calcext:value-type="float">
            <text:p>13954</text:p>
          </table:table-cell>
          <table:table-cell office:value-type="float" office:value="1283" calcext:value-type="float">
            <text:p>1283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ARID5B <text:s/>- <text:s/>at rich interactive domain 5b (mrf1-like), SIN3A <text:s/>- <text:s/>sin3 transcription regulator family member a, DLX4 <text:s/>- <text:s/>distal-less homeobox 4, XRN1 <text:s/>- <text:s/>5'-3' exoribonuclease 1, WWTR1 <text:s/>- <text:s/>ww domain containing transcription regulator 1, TLE4 <text:s/>- <text:s/>transducin-like enhancer of split 4 (e(sp1) homolog, drosophila), IKZF2 <text:s/>- <text:s/>ikaros family zinc finger 2 (helios), BCOR <text:s/>- <text:s/>bcl6 corepressor, TFAP2C <text:s/>- <text:s/>transcription factor ap-2 gamma (activating enhancer binding protein 2 gamma), PML <text:s/>- <text:s/>promyelocytic leukemia, CTBP2 <text:s/>- <text:s/>c-terminal binding protein 2, SFMBT2 <text:s/>- <text:s/>scm-like with four mbt domains 2, EIF2AK2 <text:s/>- <text:s/>eukaryotic translation initiation factor 2-alpha kinase 2, WT1 <text:s/>- <text:s/>wilms tumor 1, TRIM14 <text:s/>- <text:s/>tripartite motif containing 14, IFITM3 <text:s/>- <text:s/>interferon induced transmembrane protein 3, USP2 <text:s/>- <text:s/>ubiquitin specific peptidase 2, GATA6 <text:s/>- <text:s/>gata binding protein 6, GATA3 <text:s/>- <text:s/>gata binding protein 3, HNRNPD <text:s/>- <text:s/>heterogeneous nuclear ribonucleoprotein d (au-rich element rna binding protein 1, 37kda), SOX3 <text:s/>- <text:s/>sry (sex determining region y)-box 3, DNAJB5 <text:s/>- <text:s/>dnaj (hsp40) homolog, subfamily b, member 5, CREB1 <text:s/>- <text:s/>camp responsive element binding protein 1, MBD2 <text:s/>- <text:s/>methyl-cpg binding domain protein 2, ASCL2 <text:s/>- <text:s/>achaete-scute complex homolog 2 (drosophila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789</text:p>
          </table:table-cell>
          <table:table-cell office:value-type="string" calcext:value-type="string">
            <text:p>regulation of biological process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.0294" calcext:value-type="float">
            <text:p>0.0294</text:p>
          </table:table-cell>
          <table:table-cell office:value-type="float" office:value="1.27" calcext:value-type="float">
            <text:p>1.27</text:p>
          </table:table-cell>
          <table:table-cell office:value-type="float" office:value="13954" calcext:value-type="float">
            <text:p>13954</text:p>
          </table:table-cell>
          <table:table-cell office:value-type="float" office:value="8181" calcext:value-type="float">
            <text:p>8181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[WAC <text:s/>- <text:s/>ww domain containing adaptor with coiled-coil, MARK2 <text:s/>- <text:s/>map/microtubule affinity-regulating kinase 2, RNF152 <text:s/>- <text:s/>ring finger protein 152, TJP1 <text:s/>- <text:s/>tight junction protein 1, DDX60 <text:s/>- <text:s/>dead (asp-glu-ala-asp) box polypeptide 60, CDH1 <text:s/>- <text:s/>cadherin 1, type 1, e-cadherin (epithelial), STK40 <text:s/>- <text:s/>serine/threonine kinase 40, FAM46A <text:s/>- <text:s/>family with sequence similarity 46, member a, ARID5B <text:s/>- <text:s/>at rich interactive domain 5b (mrf1-like), SIN3A <text:s/>- <text:s/>sin3 transcription regulator family member a, GNB4 <text:s/>- <text:s/>guanine nucleotide binding protein (g protein), beta polypeptide 4, XAF1 <text:s/>- <text:s/>xiap associated factor 1, XRN1 <text:s/>- <text:s/>5'-3' exoribonuclease 1, WWTR1 <text:s/>- <text:s/>ww domain containing transcription regulator 1, BTC <text:s/>- <text:s/>betacellulin, TLE4 <text:s/>- <text:s/>transducin-like enhancer of split 4 (e(sp1) homolog, drosophila), SPSB1 <text:s/>- <text:s/>spla/ryanodine receptor domain and socs box containing 1, BCOR <text:s/>- <text:s/>bcl6 corepressor, PCBP1 <text:s/>- <text:s/>poly(rc) binding protein 1, CTBP2 <text:s/>- <text:s/>c-terminal binding protein 2, PML <text:s/>- <text:s/>promyelocytic leukemia, SFMBT2 <text:s/>- <text:s/>scm-like with four mbt domains 2, CTNND2 <text:s/>- <text:s/>catenin (cadherin-associated protein), delta 2, RASGRP3 <text:s/>- <text:s/>ras guanyl releasing protein 3 (calcium and dag-regulated), TRIM25 <text:s/>- <text:s/>tripartite motif containing 25, WT1 <text:s/>- <text:s/>wilms tumor 1, PHF11 <text:s/>- <text:s/>phd finger protein 11, USP2 <text:s/>- <text:s/>ubiquitin specific peptidase 2, GRAP2 <text:s/>- <text:s/>grb2-related adaptor protein 2, DEPDC1B <text:s/>- <text:s/>dep domain containing 1b, ATP6V0A1 <text:s/>- <text:s/>atpase, h+ transporting, lysosomal v0 subunit a1, OAS3 <text:s/>- <text:s/>2'-5'-oligoadenylate synthetase 3, 100kda, HSH2D <text:s/>- <text:s/>hematopoietic sh2 domain containing, RIC8B <text:s/>- <text:s/>ric8 guanine nucleotide exchange factor b, MBNL3 <text:s/>- <text:s/>muscleblind-like splicing regulator 3, SCARB2 <text:s/>- <text:s/>scavenger receptor class b, member 2, NFYC <text:s/>- <text:s/>nuclear transcription factor y, gamma, SOX3 <text:s/>- <text:s/>sry (sex determining region y)-box 3, PLSCR1 <text:s/>- <text:s/>phospholipid scramblase 1, ELAVL2 <text:s/>- <text:s/>elav (embryonic lethal, abnormal vision, drosophila)-like 2 (hu antigen b), HFE <text:s/>- <text:s/>hemochromatosis, SUB1 <text:s/>- <text:s/>sub1 homolog (s. cerevisiae), SOAT1 <text:s/>- <text:s/>sterol o-acyltransferase 1, IFIT5 <text:s/>- <text:s/>interferon-induced protein with tetratricopeptide repeats 5, CREB1 <text:s/>- <text:s/>camp responsive element binding protein 1, DDX58 <text:s/>- <text:s/>dead (asp-glu-ala-asp) box polypeptide 58, INO80 <text:s/>- <text:s/>ino80 complex subunit, ANKFY1 <text:s/>- <text:s/>ankyrin repeat and fyve domain containing 1, CDKL5 <text:s/>- <text:s/>cyclin-dependent kinase-like 5, HOXC10 <text:s/>- <text:s/>homeobox c10, ATP10A <text:s/>- <text:s/>atpase, class v, type 10a, PABPC1L <text:s/>- <text:s/>poly(a) binding protein, cytoplasmic 1-like, PTAFR <text:s/>- <text:s/>platelet-activating factor receptor, STAT2 <text:s/>- <text:s/>signal transducer and activator of transcription 2, 113kda, AMER1 <text:s/>- <text:s/>apc membrane recruitment protein 1, BANP <text:s/>- <text:s/>btg3 associated nuclear protein, DLX4 <text:s/>- <text:s/>distal-less homeobox 4, IKZF2 <text:s/>- <text:s/>ikaros family zinc finger 2 (helios), AMFR <text:s/>- <text:s/>autocrine motility factor receptor, e3 ubiquitin protein ligase, RXFP2 <text:s/>- <text:s/>relaxin/insulin-like family peptide receptor 2, ISG15 <text:s/>- <text:s/>isg15 ubiquitin-like modifier, JAK1 <text:s/>- <text:s/>janus kinase 1, MKL2 <text:s/>- <text:s/>mkl/myocardin-like 2, USP33 <text:s/>- <text:s/>ubiquitin specific peptidase 33, GABRB2 <text:s/>- <text:s/>gamma-aminobutyric acid (gaba) a receptor, beta 2, TFAP2C <text:s/>- <text:s/>transcription factor ap-2 gamma (activating enhancer binding protein 2 gamma), MX1 <text:s/>- <text:s/>myxovirus (influenza virus) resistance 1, interferon-inducible protein p78 (mouse), ZNF750 <text:s/>- <text:s/>zinc finger protein 750, OAS1 <text:s/>- <text:s/>2'-5'-oligoadenylate synthetase 1, 40/46kda, HOXA3 <text:s/>- <text:s/>homeobox a3, EIF2AK2 <text:s/>- <text:s/>eukaryotic translation initiation factor 2-alpha kinase 2, GRIA3 <text:s/>- <text:s/>glutamate receptor, ionotropic, ampa 3, CALCOCO2 <text:s/>- <text:s/>calcium binding and coiled-coil domain 2, CHST11 <text:s/>- <text:s/>carbohydrate (chondroitin 4) sulfotransferase 11, TRIM14 <text:s/>- <text:s/>tripartite motif containing 14, RSAD2 <text:s/>- <text:s/>radical s-adenosyl methionine domain containing 2, IFITM3 <text:s/>- <text:s/>interferon induced transmembrane protein 3, GATA6 <text:s/>- <text:s/>gata binding protein 6, GATA3 <text:s/>- <text:s/>gata binding protein 3, NPR3 <text:s/>- <text:s/>natriuretic peptide receptor c/guanylate cyclase c (atrionatriuretic peptide receptor c), HNRNPD <text:s/>- <text:s/>heterogeneous nuclear ribonucleoprotein d (au-rich element rna binding protein 1, 37kda), EPHA5 <text:s/>- <text:s/>eph receptor a5, BAMBI <text:s/>- <text:s/>bmp and activin membrane-bound inhibitor, DENND4A <text:s/>- <text:s/>denn/madd domain containing 4a, CLCF1 <text:s/>- <text:s/>cardiotrophin-like cytokine factor 1, KIAA1324 <text:s/>- <text:s/>kiaa1324, NFAT5 <text:s/>- <text:s/>nuclear factor of activated t-cells 5, tonicity-responsive, LHX6 <text:s/>- <text:s/>lim homeobox 6, DNAJB5 <text:s/>- <text:s/>dnaj (hsp40) homolog, subfamily b, member 5, YWHAG <text:s/>- <text:s/>tyrosine 3-monooxygenase/tryptophan 5-monooxygenase activation protein, gamma polypeptide, MBD2 <text:s/>- <text:s/>methyl-cpg binding domain protein 2, UBE2N <text:s/>- <text:s/>ubiquitin-conjugating enzyme e2n, ASCL2 <text:s/>- <text:s/>achaete-scute complex homolog 2 (drosophila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0122</text:p>
          </table:table-cell>
          <table:table-cell office:value-type="string" calcext:value-type="string">
            <text:p>negative regulation of transcription from RNA polymerase II promoter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0.0322" calcext:value-type="float">
            <text:p>0.0322</text:p>
          </table:table-cell>
          <table:table-cell office:value-type="float" office:value="2.8" calcext:value-type="float">
            <text:p>2.8</text:p>
          </table:table-cell>
          <table:table-cell office:value-type="float" office:value="13954" calcext:value-type="float">
            <text:p>13954</text:p>
          </table:table-cell>
          <table:table-cell office:value-type="float" office:value="637" calcext:value-type="float">
            <text:p>637</text:p>
          </table:table-cell>
          <table:table-cell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USP2 <text:s/>- <text:s/>ubiquitin specific peptidase 2, GATA6 <text:s/>- <text:s/>gata binding protein 6, GATA3 <text:s/>- <text:s/>gata binding protein 3, ARID5B <text:s/>- <text:s/>at rich interactive domain 5b (mrf1-like), SIN3A <text:s/>- <text:s/>sin3 transcription regulator family member a, SOX3 <text:s/>- <text:s/>sry (sex determining region y)-box 3, DLX4 <text:s/>- <text:s/>distal-less homeobox 4, WWTR1 <text:s/>- <text:s/>ww domain containing transcription regulator 1, TLE4 <text:s/>- <text:s/>transducin-like enhancer of split 4 (e(sp1) homolog, drosophila), IKZF2 <text:s/>- <text:s/>ikaros family zinc finger 2 (helios), BCOR <text:s/>- <text:s/>bcl6 corepressor, TFAP2C <text:s/>- <text:s/>transcription factor ap-2 gamma (activating enhancer binding protein 2 gamma), DNAJB5 <text:s/>- <text:s/>dnaj (hsp40) homolog, subfamily b, member 5, MBD2 <text:s/>- <text:s/>methyl-cpg binding domain protein 2, ASCL2 <text:s/>- <text:s/>achaete-scute complex homolog 2 (drosophila), WT1 <text:s/>- <text:s/>wilms tumo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1325</text:p>
          </table:table-cell>
          <table:table-cell office:value-type="string" calcext:value-type="string">
            <text:p>positive regulation of cellular metabolic process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0322" calcext:value-type="float">
            <text:p>0.0322</text:p>
          </table:table-cell>
          <table:table-cell office:value-type="float" office:value="1.77" calcext:value-type="float">
            <text:p>1.77</text:p>
          </table:table-cell>
          <table:table-cell office:value-type="float" office:value="13954" calcext:value-type="float">
            <text:p>13954</text:p>
          </table:table-cell>
          <table:table-cell office:value-type="float" office:value="2394" calcext:value-type="float">
            <text:p>2394</text:p>
          </table:table-cell>
          <table:table-cell office:value-type="float" office:value="125" calcext:value-type="float">
            <text:p>12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PABPC1L <text:s/>- <text:s/>poly(a) binding protein, cytoplasmic 1-like, WAC <text:s/>- <text:s/>ww domain containing adaptor with coiled-coil, MARK2 <text:s/>- <text:s/>map/microtubule affinity-regulating kinase 2, RNF152 <text:s/>- <text:s/>ring finger protein 152, PTAFR <text:s/>- <text:s/>platelet-activating factor receptor, CDH1 <text:s/>- <text:s/>cadherin 1, type 1, e-cadherin (epithelial), AMER1 <text:s/>- <text:s/>apc membrane recruitment protein 1, SIN3A <text:s/>- <text:s/>sin3 transcription regulator family member a, BANP <text:s/>- <text:s/>btg3 associated nuclear protein, WWTR1 <text:s/>- <text:s/>ww domain containing transcription regulator 1, IKZF2 <text:s/>- <text:s/>ikaros family zinc finger 2 (helios), RXFP2 <text:s/>- <text:s/>relaxin/insulin-like family peptide receptor 2, PCBP1 <text:s/>- <text:s/>poly(rc) binding protein 1, MKL2 <text:s/>- <text:s/>mkl/myocardin-like 2, TFAP2C <text:s/>- <text:s/>transcription factor ap-2 gamma (activating enhancer binding protein 2 gamma), PML <text:s/>- <text:s/>promyelocytic leukemia, CTBP2 <text:s/>- <text:s/>c-terminal binding protein 2, ZNF750 <text:s/>- <text:s/>zinc finger protein 750, EIF2AK2 <text:s/>- <text:s/>eukaryotic translation initiation factor 2-alpha kinase 2, CALCOCO2 <text:s/>- <text:s/>calcium binding and coiled-coil domain 2, WT1 <text:s/>- <text:s/>wilms tumor 1, GATA6 <text:s/>- <text:s/>gata binding protein 6, NFYC <text:s/>- <text:s/>nuclear transcription factor y, gamma, GATA3 <text:s/>- <text:s/>gata binding protein 3, HNRNPD <text:s/>- <text:s/>heterogeneous nuclear ribonucleoprotein d (au-rich element rna binding protein 1, 37kda), PLSCR1 <text:s/>- <text:s/>phospholipid scramblase 1, BAMBI <text:s/>- <text:s/>bmp and activin membrane-bound inhibitor, CLCF1 <text:s/>- <text:s/>cardiotrophin-like cytokine factor 1, HFE <text:s/>- <text:s/>hemochromatosis, KIAA1324 <text:s/>- <text:s/>kiaa1324, NFAT5 <text:s/>- <text:s/>nuclear factor of activated t-cells 5, tonicity-responsive, SUB1 <text:s/>- <text:s/>sub1 homolog (s. cerevisiae), SOAT1 <text:s/>- <text:s/>sterol o-acyltransferase 1, CREB1 <text:s/>- <text:s/>camp responsive element binding protein 1, DDX58 <text:s/>- <text:s/>dead (asp-glu-ala-asp) box polypeptide 58, INO80 <text:s/>- <text:s/>ino80 complex subunit, HOXC10 <text:s/>- <text:s/>homeobox c10, UBE2N <text:s/>- <text:s/>ubiquitin-conjugating enzyme e2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099</text:p>
          </table:table-cell>
          <table:table-cell office:value-type="string" calcext:value-type="string">
            <text:p>positive regulation of binding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.0321" calcext:value-type="float">
            <text:p>0.0321</text:p>
          </table:table-cell>
          <table:table-cell office:value-type="float" office:value="5.92" calcext:value-type="float">
            <text:p>5.92</text:p>
          </table:table-cell>
          <table:table-cell office:value-type="float" office:value="13954" calcext:value-type="float">
            <text:p>13954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AMFR <text:s/>- <text:s/>autocrine motility factor receptor, e3 ubiquitin protein ligase, HFE <text:s/>- <text:s/>hemochromatosis, USP33 <text:s/>- <text:s/>ubiquitin specific peptidase 33, GATA3 <text:s/>- <text:s/>gata binding protein 3, CTBP2 <text:s/>- <text:s/>c-terminal binding protein 2, MBD2 <text:s/>- <text:s/>methyl-cpg binding domain protein 2, BAMBI <text:s/>- <text:s/>bmp and activin membrane-bound inhibitor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523</text:p>
          </table:table-cell>
          <table:table-cell office:value-type="string" calcext:value-type="string">
            <text:p>negative regulation of cellular process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.0339" calcext:value-type="float">
            <text:p>0.0339</text:p>
          </table:table-cell>
          <table:table-cell office:value-type="float" office:value="1.6" calcext:value-type="float">
            <text:p>1.6</text:p>
          </table:table-cell>
          <table:table-cell office:value-type="float" office:value="13954" calcext:value-type="float">
            <text:p>13954</text:p>
          </table:table-cell>
          <table:table-cell office:value-type="float" office:value="3427" calcext:value-type="float">
            <text:p>3427</text:p>
          </table:table-cell>
          <table:table-cell office:value-type="float" office:value="125" calcext:value-type="float">
            <text:p>1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WAC <text:s/>- <text:s/>ww domain containing adaptor with coiled-coil, RNF152 <text:s/>- <text:s/>ring finger protein 152, CDH1 <text:s/>- <text:s/>cadherin 1, type 1, e-cadherin (epithelial), STK40 <text:s/>- <text:s/>serine/threonine kinase 40, SIN3A <text:s/>- <text:s/>sin3 transcription regulator family member a, ARID5B <text:s/>- <text:s/>at rich interactive domain 5b (mrf1-like), WWTR1 <text:s/>- <text:s/>ww domain containing transcription regulator 1, XRN1 <text:s/>- <text:s/>5'-3' exoribonuclease 1, XAF1 <text:s/>- <text:s/>xiap associated factor 1, BTC <text:s/>- <text:s/>betacellulin, TLE4 <text:s/>- <text:s/>transducin-like enhancer of split 4 (e(sp1) homolog, drosophila), BCOR <text:s/>- <text:s/>bcl6 corepressor, CTBP2 <text:s/>- <text:s/>c-terminal binding protein 2, PML <text:s/>- <text:s/>promyelocytic leukemia, TRIM25 <text:s/>- <text:s/>tripartite motif containing 25, WT1 <text:s/>- <text:s/>wilms tumor 1, USP2 <text:s/>- <text:s/>ubiquitin specific peptidase 2, OAS3 <text:s/>- <text:s/>2'-5'-oligoadenylate synthetase 3, 100kda, HSH2D <text:s/>- <text:s/>hematopoietic sh2 domain containing, MBNL3 <text:s/>- <text:s/>muscleblind-like splicing regulator 3, SOX3 <text:s/>- <text:s/>sry (sex determining region y)-box 3, PLSCR1 <text:s/>- <text:s/>phospholipid scramblase 1, HFE <text:s/>- <text:s/>hemochromatosis, IFIT5 <text:s/>- <text:s/>interferon-induced protein with tetratricopeptide repeats 5, CREB1 <text:s/>- <text:s/>camp responsive element binding protein 1, AMER1 <text:s/>- <text:s/>apc membrane recruitment protein 1, DLX4 <text:s/>- <text:s/>distal-less homeobox 4, IKZF2 <text:s/>- <text:s/>ikaros family zinc finger 2 (helios), RXFP2 <text:s/>- <text:s/>relaxin/insulin-like family peptide receptor 2, ISG15 <text:s/>- <text:s/>isg15 ubiquitin-like modifier, GABRB2 <text:s/>- <text:s/>gamma-aminobutyric acid (gaba) a receptor, beta 2, TFAP2C <text:s/>- <text:s/>transcription factor ap-2 gamma (activating enhancer binding protein 2 gamma), MX1 <text:s/>- <text:s/>myxovirus (influenza virus) resistance 1, interferon-inducible protein p78 (mouse), OAS1 <text:s/>- <text:s/>2'-5'-oligoadenylate synthetase 1, 40/46kda, EIF2AK2 <text:s/>- <text:s/>eukaryotic translation initiation factor 2-alpha kinase 2, CHST11 <text:s/>- <text:s/>carbohydrate (chondroitin 4) sulfotransferase 11, RSAD2 <text:s/>- <text:s/>radical s-adenosyl methionine domain containing 2, TRIM14 <text:s/>- <text:s/>tripartite motif containing 14, IFITM3 <text:s/>- <text:s/>interferon induced transmembrane protein 3, GATA6 <text:s/>- <text:s/>gata binding protein 6, GATA3 <text:s/>- <text:s/>gata binding protein 3, NPR3 <text:s/>- <text:s/>natriuretic peptide receptor c/guanylate cyclase c (atrionatriuretic peptide receptor c), HNRNPD <text:s/>- <text:s/>heterogeneous nuclear ribonucleoprotein d (au-rich element rna binding protein 1, 37kda), BAMBI <text:s/>- <text:s/>bmp and activin membrane-bound inhibitor, CLCF1 <text:s/>- <text:s/>cardiotrophin-like cytokine factor 1, DNAJB5 <text:s/>- <text:s/>dnaj (hsp40) homolog, subfamily b, member 5, YWHAG <text:s/>- <text:s/>tyrosine 3-monooxygenase/tryptophan 5-monooxygenase activation protein, gamma polypeptide, MBD2 <text:s/>- <text:s/>methyl-cpg binding domain protein 2, ASCL2 <text:s/>- <text:s/>achaete-scute complex homolog 2 (drosophila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697</text:p>
          </table:table-cell>
          <table:table-cell office:value-type="string" calcext:value-type="string">
            <text:p>regulation of immune effector process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.0348" calcext:value-type="float">
            <text:p>0.0348</text:p>
          </table:table-cell>
          <table:table-cell office:value-type="float" office:value="4.43" calcext:value-type="float">
            <text:p>4.43</text:p>
          </table:table-cell>
          <table:table-cell office:value-type="float" office:value="13954" calcext:value-type="float">
            <text:p>13954</text:p>
          </table:table-cell>
          <table:table-cell office:value-type="float" office:value="227" calcext:value-type="float">
            <text:p>227</text:p>
          </table:table-cell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CLCF1 <text:s/>- <text:s/>cardiotrophin-like cytokine factor 1, RSAD2 <text:s/>- <text:s/>radical s-adenosyl methionine domain containing 2, HFE <text:s/>- <text:s/>hemochromatosis, PTAFR <text:s/>- <text:s/>platelet-activating factor receptor, GATA3 <text:s/>- <text:s/>gata binding protein 3, DDX60 <text:s/>- <text:s/>dead (asp-glu-ala-asp) box polypeptide 60, EIF2AK2 <text:s/>- <text:s/>eukaryotic translation initiation factor 2-alpha kinase 2, DDX58 <text:s/>- <text:s/>dead (asp-glu-ala-asp) box polypeptide 58, SIN3A <text:s/>- <text:s/>sin3 transcription regulator family member 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5455</text:p>
          </table:table-cell>
          <table:table-cell office:value-type="string" calcext:value-type="string">
            <text:p>response to interferon-alpha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0.0403" calcext:value-type="float">
            <text:p>0.0403</text:p>
          </table:table-cell>
          <table:table-cell office:value-type="float" office:value="23.92" calcext:value-type="float">
            <text:p>23.92</text:p>
          </table:table-cell>
          <table:table-cell office:value-type="float" office:value="13954" calcext:value-type="float">
            <text:p>13954</text:p>
          </table:table-cell>
          <table:table-cell office:value-type="float" office:value="14" calcext:value-type="float">
            <text:p>14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IFITM3 <text:s/>- <text:s/>interferon induced transmembrane protein 3, GATA3 <text:s/>- <text:s/>gata binding protein 3, EIF2AK2 <text:s/>- <text:s/>eukaryotic translation initiation factor 2-alpha kinase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9941</text:p>
          </table:table-cell>
          <table:table-cell office:value-type="string" calcext:value-type="string">
            <text:p>modification-dependent protein catabolic process</text:p>
          </table:table-cell>
          <table:table-cell office:value-type="float" office:value="0.000277" calcext:value-type="float">
            <text:p>0.000277</text:p>
          </table:table-cell>
          <table:table-cell office:value-type="float" office:value="0.0464" calcext:value-type="float">
            <text:p>0.0464</text:p>
          </table:table-cell>
          <table:table-cell office:value-type="float" office:value="3.55" calcext:value-type="float">
            <text:p>3.55</text:p>
          </table:table-cell>
          <table:table-cell office:value-type="float" office:value="13954" calcext:value-type="float">
            <text:p>13954</text:p>
          </table:table-cell>
          <table:table-cell office:value-type="float" office:value="346" calcext:value-type="float">
            <text:p>346</text:p>
          </table:table-cell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ZNRF2 <text:s/>- <text:s/>zinc and ring finger 2, WWTR1 <text:s/>- <text:s/>ww domain containing transcription regulator 1, USP2 <text:s/>- <text:s/>ubiquitin specific peptidase 2, AMFR <text:s/>- <text:s/>autocrine motility factor receptor, e3 ubiquitin protein ligase, ISG15 <text:s/>- <text:s/>isg15 ubiquitin-like modifier, USP33 <text:s/>- <text:s/>ubiquitin specific peptidase 33, PML <text:s/>- <text:s/>promyelocytic leukemia, AMER1 <text:s/>- <text:s/>apc membrane recruitment protein 1, TRIM25 <text:s/>- <text:s/>tripartite motif containing 25, UBE2N <text:s/>- <text:s/>ubiquitin-conjugating enzyme e2n, RNF44 <text:s/>- <text:s/>ring finger protein 44]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O:0048519</text:p>
          </table:table-cell>
          <table:table-cell table:style-name="ce1" office:value-type="string" calcext:value-type="string">
            <text:p>negative regulation of biological process</text:p>
          </table:table-cell>
          <table:table-cell table:style-name="ce1" office:value-type="float" office:value="0.000283" calcext:value-type="float">
            <text:p>0.000283</text:p>
          </table:table-cell>
          <table:table-cell table:style-name="ce1" office:value-type="float" office:value="0.0468" calcext:value-type="float">
            <text:p>0.0468</text:p>
          </table:table-cell>
          <table:table-cell table:style-name="ce1" office:value-type="float" office:value="1.54" calcext:value-type="float">
            <text:p>1.54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3771" calcext:value-type="float">
            <text:p>3771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[WAC <text:s/>- <text:s/>ww domain containing adaptor with coiled-coil, RNF152 <text:s/>- <text:s/>ring finger protein 152, CDH1 <text:s/>- <text:s/>cadherin 1, type 1, e-cadherin (epithelial), STK40 <text:s/>- <text:s/>serine/threonine kinase 40, SIN3A <text:s/>- <text:s/>sin3 transcription regulator family member a, ARID5B <text:s/>- <text:s/>at rich interactive domain 5b (mrf1-like), WWTR1 <text:s/>- <text:s/>ww domain containing transcription regulator 1, XRN1 <text:s/>- <text:s/>5'-3' exoribonuclease 1, XAF1 <text:s/>- <text:s/>xiap associated factor 1, BTC <text:s/>- <text:s/>betacellulin, TLE4 <text:s/>- <text:s/>transducin-like enhancer of split 4 (e(sp1) homolog, drosophila), BCOR <text:s/>- <text:s/>bcl6 corepressor, CTBP2 <text:s/>- <text:s/>c-terminal binding protein 2, PML <text:s/>- <text:s/>promyelocytic leukemia, SFMBT2 <text:s/>- <text:s/>scm-like with four mbt domains 2, TRIM25 <text:s/>- <text:s/>tripartite motif containing 25, WT1 <text:s/>- <text:s/>wilms tumor 1, USP2 <text:s/>- <text:s/>ubiquitin specific peptidase 2, OAS3 <text:s/>- <text:s/>2'-5'-oligoadenylate synthetase 3, 100kda, HSH2D <text:s/>- <text:s/>hematopoietic sh2 domain containing, MBNL3 <text:s/>- <text:s/>muscleblind-like splicing regulator 3, SOX3 <text:s/>- <text:s/>sry (sex determining region y)-box 3, PLSCR1 <text:s/>- <text:s/>phospholipid scramblase 1, HFE <text:s/>- <text:s/>hemochromatosis, IFIT5 <text:s/>- <text:s/>interferon-induced protein with tetratricopeptide repeats 5, CREB1 <text:s/>- <text:s/>camp responsive element binding protein 1, DDX58 <text:s/>- <text:s/>dead (asp-glu-ala-asp) box polypeptide 58, AMER1 <text:s/>- <text:s/>apc membrane recruitment protein 1, DLX4 <text:s/>- <text:s/>distal-less homeobox 4, BANP <text:s/>- <text:s/>btg3 associated nuclear protein, IKZF2 <text:s/>- <text:s/>ikaros family zinc finger 2 (helios), RXFP2 <text:s/>- <text:s/>relaxin/insulin-like family peptide receptor 2, ISG15 <text:s/>- <text:s/>isg15 ubiquitin-like modifier, GABRB2 <text:s/>- <text:s/>gamma-aminobutyric acid (gaba) a receptor, beta 2, TFAP2C <text:s/>- <text:s/>transcription factor ap-2 gamma (activating enhancer binding protein 2 gamma), MX1 <text:s/>- <text:s/>myxovirus (influenza virus) resistance 1, interferon-inducible protein p78 (mouse), OAS1 <text:s/>- <text:s/>2'-5'-oligoadenylate synthetase 1, 40/46kda, EIF2AK2 <text:s/>- <text:s/>eukaryotic translation initiation factor 2-alpha kinase 2, CHST11 <text:s/>- <text:s/>carbohydrate (chondroitin 4) sulfotransferase 11, TRIM14 <text:s/>- <text:s/>tripartite motif containing 14, RSAD2 <text:s/>- <text:s/>radical s-adenosyl methionine domain containing 2, IFITM3 <text:s/>- <text:s/>interferon induced transmembrane protein 3, GATA6 <text:s/>- <text:s/>gata binding protein 6, GATA3 <text:s/>- <text:s/>gata binding protein 3, NPR3 <text:s/>- <text:s/>natriuretic peptide receptor c/guanylate cyclase c (atrionatriuretic peptide receptor c), HNRNPD <text:s/>- <text:s/>heterogeneous nuclear ribonucleoprotein d (au-rich element rna binding protein 1, 37kda), BAMBI <text:s/>- <text:s/>bmp and activin membrane-bound inhibitor, CLCF1 <text:s/>- <text:s/>cardiotrophin-like cytokine factor 1, DNAJB5 <text:s/>- <text:s/>dnaj (hsp40) homolog, subfamily b, member 5, YWHAG <text:s/>- <text:s/>tyrosine 3-monooxygenase/tryptophan 5-monooxygenase activation protein, gamma polypeptide, MBD2 <text:s/>- <text:s/>methyl-cpg binding domain protein 2, ASCL2 <text:s/>- <text:s/>achaete-scute complex homolog 2 (drosophila)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09893</text:p>
          </table:table-cell>
          <table:table-cell table:style-name="ce1" office:value-type="string" calcext:value-type="string">
            <text:p>positive regulation of metabolic process</text:p>
          </table:table-cell>
          <table:table-cell table:style-name="ce1" office:value-type="float" office:value="0.000312" calcext:value-type="float">
            <text:p>0.000312</text:p>
          </table:table-cell>
          <table:table-cell table:style-name="ce1" office:value-type="float" office:value="0.0511" calcext:value-type="float">
            <text:p>0.0511</text:p>
          </table:table-cell>
          <table:table-cell table:style-name="ce1" office:value-type="float" office:value="1.71" calcext:value-type="float">
            <text:p>1.71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2548" calcext:value-type="float">
            <text:p>2548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[PABPC1L <text:s/>- <text:s/>poly(a) binding protein, cytoplasmic 1-like, WAC <text:s/>- <text:s/>ww domain containing adaptor with coiled-coil, MARK2 <text:s/>- <text:s/>map/microtubule affinity-regulating kinase 2, RNF152 <text:s/>- <text:s/>ring finger protein 152, PTAFR <text:s/>- <text:s/>platelet-activating factor receptor, CDH1 <text:s/>- <text:s/>cadherin 1, type 1, e-cadherin (epithelial), AMER1 <text:s/>- <text:s/>apc membrane recruitment protein 1, SIN3A <text:s/>- <text:s/>sin3 transcription regulator family member a, BANP <text:s/>- <text:s/>btg3 associated nuclear protein, WWTR1 <text:s/>- <text:s/>ww domain containing transcription regulator 1, IKZF2 <text:s/>- <text:s/>ikaros family zinc finger 2 (helios), RXFP2 <text:s/>- <text:s/>relaxin/insulin-like family peptide receptor 2, PCBP1 <text:s/>- <text:s/>poly(rc) binding protein 1, MKL2 <text:s/>- <text:s/>mkl/myocardin-like 2, TFAP2C <text:s/>- <text:s/>transcription factor ap-2 gamma (activating enhancer binding protein 2 gamma), PML <text:s/>- <text:s/>promyelocytic leukemia, CTBP2 <text:s/>- <text:s/>c-terminal binding protein 2, ZNF750 <text:s/>- <text:s/>zinc finger protein 750, EIF2AK2 <text:s/>- <text:s/>eukaryotic translation initiation factor 2-alpha kinase 2, CALCOCO2 <text:s/>- <text:s/>calcium binding and coiled-coil domain 2, WT1 <text:s/>- <text:s/>wilms tumor 1, GATA6 <text:s/>- <text:s/>gata binding protein 6, NFYC <text:s/>- <text:s/>nuclear transcription factor y, gamma, GATA3 <text:s/>- <text:s/>gata binding protein 3, NPR3 <text:s/>- <text:s/>natriuretic peptide receptor c/guanylate cyclase c (atrionatriuretic peptide receptor c), HNRNPD <text:s/>- <text:s/>heterogeneous nuclear ribonucleoprotein d (au-rich element rna binding protein 1, 37kda), PLSCR1 <text:s/>- <text:s/>phospholipid scramblase 1, BAMBI <text:s/>- <text:s/>bmp and activin membrane-bound inhibitor, CLCF1 <text:s/>- <text:s/>cardiotrophin-like cytokine factor 1, HFE <text:s/>- <text:s/>hemochromatosis, KIAA1324 <text:s/>- <text:s/>kiaa1324, NFAT5 <text:s/>- <text:s/>nuclear factor of activated t-cells 5, tonicity-responsive, SUB1 <text:s/>- <text:s/>sub1 homolog (s. cerevisiae), SOAT1 <text:s/>- <text:s/>sterol o-acyltransferase 1, CREB1 <text:s/>- <text:s/>camp responsive element binding protein 1, DDX58 <text:s/>- <text:s/>dead (asp-glu-ala-asp) box polypeptide 58, INO80 <text:s/>- <text:s/>ino80 complex subunit, HOXC10 <text:s/>- <text:s/>homeobox c10, UBE2N <text:s/>- <text:s/>ubiquitin-conjugating enzyme e2n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16070</text:p>
          </table:table-cell>
          <table:table-cell table:style-name="ce1" office:value-type="string" calcext:value-type="string">
            <text:p>RNA metabolic process</text:p>
          </table:table-cell>
          <table:table-cell table:style-name="ce1" office:value-type="float" office:value="0.000318" calcext:value-type="float">
            <text:p>0.000318</text:p>
          </table:table-cell>
          <table:table-cell table:style-name="ce1" office:value-type="float" office:value="0.0515" calcext:value-type="float">
            <text:p>0.0515</text:p>
          </table:table-cell>
          <table:table-cell table:style-name="ce1" office:value-type="float" office:value="1.69" calcext:value-type="float">
            <text:p>1.69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2642" calcext:value-type="float">
            <text:p>2642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[PABPC1L <text:s/>- <text:s/>poly(a) binding protein, cytoplasmic 1-like, WAC <text:s/>- <text:s/>ww domain containing adaptor with coiled-coil, STAT2 <text:s/>- <text:s/>signal transducer and activator of transcription 2, 113kda, ARID5B <text:s/>- <text:s/>at rich interactive domain 5b (mrf1-like), SIN3A <text:s/>- <text:s/>sin3 transcription regulator family member a, BANP <text:s/>- <text:s/>btg3 associated nuclear protein, XRN1 <text:s/>- <text:s/>5'-3' exoribonuclease 1, WWTR1 <text:s/>- <text:s/>ww domain containing transcription regulator 1, TLE4 <text:s/>- <text:s/>transducin-like enhancer of split 4 (e(sp1) homolog, drosophila), IKZF2 <text:s/>- <text:s/>ikaros family zinc finger 2 (helios), BCOR <text:s/>- <text:s/>bcl6 corepressor, PCBP1 <text:s/>- <text:s/>poly(rc) binding protein 1, TFAP2C <text:s/>- <text:s/>transcription factor ap-2 gamma (activating enhancer binding protein 2 gamma), MKL2 <text:s/>- <text:s/>mkl/myocardin-like 2, PML <text:s/>- <text:s/>promyelocytic leukemia, CTBP2 <text:s/>- <text:s/>c-terminal binding protein 2, ZNF750 <text:s/>- <text:s/>zinc finger protein 750, CTNND2 <text:s/>- <text:s/>catenin (cadherin-associated protein), delta 2, HOXA3 <text:s/>- <text:s/>homeobox a3, EIF2AK2 <text:s/>- <text:s/>eukaryotic translation initiation factor 2-alpha kinase 2, WT1 <text:s/>- <text:s/>wilms tumor 1, PHF11 <text:s/>- <text:s/>phd finger protein 11, GATA6 <text:s/>- <text:s/>gata binding protein 6, MBNL3 <text:s/>- <text:s/>muscleblind-like splicing regulator 3, NFYC <text:s/>- <text:s/>nuclear transcription factor y, gamma, GATA3 <text:s/>- <text:s/>gata binding protein 3, SRRM1 <text:s/>- <text:s/>serine/arginine repetitive matrix 1, HNRNPD <text:s/>- <text:s/>heterogeneous nuclear ribonucleoprotein d (au-rich element rna binding protein 1, 37kda), SOX3 <text:s/>- <text:s/>sry (sex determining region y)-box 3, DENND4A <text:s/>- <text:s/>denn/madd domain containing 4a, PLSCR1 <text:s/>- <text:s/>phospholipid scramblase 1, ELAVL2 <text:s/>- <text:s/>elav (embryonic lethal, abnormal vision, drosophila)-like 2 (hu antigen b), SUB1 <text:s/>- <text:s/>sub1 homolog (s. cerevisiae), NFAT5 <text:s/>- <text:s/>nuclear factor of activated t-cells 5, tonicity-responsive, LHX6 <text:s/>- <text:s/>lim homeobox 6, CREB1 <text:s/>- <text:s/>camp responsive element binding protein 1, MBD2 <text:s/>- <text:s/>methyl-cpg binding domain protein 2, INO80 <text:s/>- <text:s/>ino80 complex subunit, HOXC10 <text:s/>- <text:s/>homeobox c10, ASCL2 <text:s/>- <text:s/>achaete-scute complex homolog 2 (drosophila)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43632</text:p>
          </table:table-cell>
          <table:table-cell table:style-name="ce1" office:value-type="string" calcext:value-type="string">
            <text:p>modification-dependent macromolecule catabolic process</text:p>
          </table:table-cell>
          <table:table-cell table:style-name="ce1" office:value-type="float" office:value="0.000321" calcext:value-type="float">
            <text:p>0.000321</text:p>
          </table:table-cell>
          <table:table-cell table:style-name="ce1" office:value-type="float" office:value="0.0514" calcext:value-type="float">
            <text:p>0.0514</text:p>
          </table:table-cell>
          <table:table-cell table:style-name="ce1" office:value-type="float" office:value="3.49" calcext:value-type="float">
            <text:p>3.49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[ZNRF2 <text:s/>- <text:s/>zinc and ring finger 2, WWTR1 <text:s/>- <text:s/>ww domain containing transcription regulator 1, USP2 <text:s/>- <text:s/>ubiquitin specific peptidase 2, AMFR <text:s/>- <text:s/>autocrine motility factor receptor, e3 ubiquitin protein ligase, ISG15 <text:s/>- <text:s/>isg15 ubiquitin-like modifier, USP33 <text:s/>- <text:s/>ubiquitin specific peptidase 33, PML <text:s/>- <text:s/>promyelocytic leukemia, AMER1 <text:s/>- <text:s/>apc membrane recruitment protein 1, TRIM25 <text:s/>- <text:s/>tripartite motif containing 25, UBE2N <text:s/>- <text:s/>ubiquitin-conjugating enzyme e2n, RNF44 <text:s/>- <text:s/>ring finger protein 44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45892</text:p>
          </table:table-cell>
          <table:table-cell table:style-name="ce1" office:value-type="string" calcext:value-type="string">
            <text:p>negative regulation of transcription, DNA-templated</text:p>
          </table:table-cell>
          <table:table-cell table:style-name="ce1" office:value-type="float" office:value="0.00033" calcext:value-type="float">
            <text:p>0.00033</text:p>
          </table:table-cell>
          <table:table-cell table:style-name="ce1" office:value-type="float" office:value="0.0521" calcext:value-type="float">
            <text:p>0.0521</text:p>
          </table:table-cell>
          <table:table-cell table:style-name="ce1" office:value-type="float" office:value="2.39" calcext:value-type="float">
            <text:p>2.39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886" calcext:value-type="float">
            <text:p>886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[USP2 <text:s/>- <text:s/>ubiquitin specific peptidase 2, GATA6 <text:s/>- <text:s/>gata binding protein 6, GATA3 <text:s/>- <text:s/>gata binding protein 3, SIN3A <text:s/>- <text:s/>sin3 transcription regulator family member a, ARID5B <text:s/>- <text:s/>at rich interactive domain 5b (mrf1-like), SOX3 <text:s/>- <text:s/>sry (sex determining region y)-box 3, DLX4 <text:s/>- <text:s/>distal-less homeobox 4, WWTR1 <text:s/>- <text:s/>ww domain containing transcription regulator 1, TLE4 <text:s/>- <text:s/>transducin-like enhancer of split 4 (e(sp1) homolog, drosophila), IKZF2 <text:s/>- <text:s/>ikaros family zinc finger 2 (helios), BCOR <text:s/>- <text:s/>bcl6 corepressor, TFAP2C <text:s/>- <text:s/>transcription factor ap-2 gamma (activating enhancer binding protein 2 gamma), PML <text:s/>- <text:s/>promyelocytic leukemia, CTBP2 <text:s/>- <text:s/>c-terminal binding protein 2, DNAJB5 <text:s/>- <text:s/>dnaj (hsp40) homolog, subfamily b, member 5, CREB1 <text:s/>- <text:s/>camp responsive element binding protein 1, MBD2 <text:s/>- <text:s/>methyl-cpg binding domain protein 2, ASCL2 <text:s/>- <text:s/>achaete-scute complex homolog 2 (drosophila), WT1 <text:s/>- <text:s/>wilms tumor 1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44093</text:p>
          </table:table-cell>
          <table:table-cell table:style-name="ce1" office:value-type="string" calcext:value-type="string">
            <text:p>positive regulation of molecular function</text:p>
          </table:table-cell>
          <table:table-cell table:style-name="ce1" office:value-type="float" office:value="0.00041" calcext:value-type="float">
            <text:p>0.00041</text:p>
          </table:table-cell>
          <table:table-cell table:style-name="ce1" office:value-type="float" office:value="0.0641" calcext:value-type="float">
            <text:p>0.0641</text:p>
          </table:table-cell>
          <table:table-cell table:style-name="ce1" office:value-type="float" office:value="1.97" calcext:value-type="float">
            <text:p>1.97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1531" calcext:value-type="float">
            <text:p>1531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[MARK2 <text:s/>- <text:s/>map/microtubule affinity-regulating kinase 2, PTAFR <text:s/>- <text:s/>platelet-activating factor receptor, ARID5B <text:s/>- <text:s/>at rich interactive domain 5b (mrf1-like), BTC <text:s/>- <text:s/>betacellulin, AMFR <text:s/>- <text:s/>autocrine motility factor receptor, e3 ubiquitin protein ligase, JAK1 <text:s/>- <text:s/>janus kinase 1, USP33 <text:s/>- <text:s/>ubiquitin specific peptidase 33, PML <text:s/>- <text:s/>promyelocytic leukemia, CTBP2 <text:s/>- <text:s/>c-terminal binding protein 2, EIF2AK2 <text:s/>- <text:s/>eukaryotic translation initiation factor 2-alpha kinase 2, RASGRP3 <text:s/>- <text:s/>ras guanyl releasing protein 3 (calcium and dag-regulated), TRIM25 <text:s/>- <text:s/>tripartite motif containing 25, TRIM14 <text:s/>- <text:s/>tripartite motif containing 14, DEPDC1B <text:s/>- <text:s/>dep domain containing 1b, RIC8B <text:s/>- <text:s/>ric8 guanine nucleotide exchange factor b, GATA3 <text:s/>- <text:s/>gata binding protein 3, NPR3 <text:s/>- <text:s/>natriuretic peptide receptor c/guanylate cyclase c (atrionatriuretic peptide receptor c), HNRNPD <text:s/>- <text:s/>heterogeneous nuclear ribonucleoprotein d (au-rich element rna binding protein 1, 37kda), EPHA5 <text:s/>- <text:s/>eph receptor a5, DENND4A <text:s/>- <text:s/>denn/madd domain containing 4a, PLSCR1 <text:s/>- <text:s/>phospholipid scramblase 1, BAMBI <text:s/>- <text:s/>bmp and activin membrane-bound inhibitor, HFE <text:s/>- <text:s/>hemochromatosis, MBD2 <text:s/>- <text:s/>methyl-cpg binding domain protein 2, DDX58 <text:s/>- <text:s/>dead (asp-glu-ala-asp) box polypeptide 58, CDKL5 <text:s/>- <text:s/>cyclin-dependent kinase-like 5, UBE2N <text:s/>- <text:s/>ubiquitin-conjugating enzyme e2n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34645</text:p>
          </table:table-cell>
          <table:table-cell table:style-name="ce1" office:value-type="string" calcext:value-type="string">
            <text:p>cellular macromolecule biosynthetic process</text:p>
          </table:table-cell>
          <table:table-cell table:style-name="ce1" office:value-type="float" office:value="0.000418" calcext:value-type="float">
            <text:p>0.000418</text:p>
          </table:table-cell>
          <table:table-cell table:style-name="ce1" office:value-type="float" office:value="0.0647" calcext:value-type="float">
            <text:p>0.0647</text:p>
          </table:table-cell>
          <table:table-cell table:style-name="ce1" office:value-type="float" office:value="1.76" calcext:value-type="float">
            <text:p>1.76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2222" calcext:value-type="float">
            <text:p>2222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[WAC <text:s/>- <text:s/>ww domain containing adaptor with coiled-coil, STAT2 <text:s/>- <text:s/>signal transducer and activator of transcription 2, 113kda, ARID5B <text:s/>- <text:s/>at rich interactive domain 5b (mrf1-like), SIN3A <text:s/>- <text:s/>sin3 transcription regulator family member a, BANP <text:s/>- <text:s/>btg3 associated nuclear protein, TLE4 <text:s/>- <text:s/>transducin-like enhancer of split 4 (e(sp1) homolog, drosophila), IKZF2 <text:s/>- <text:s/>ikaros family zinc finger 2 (helios), BCOR <text:s/>- <text:s/>bcl6 corepressor, ISG15 <text:s/>- <text:s/>isg15 ubiquitin-like modifier, MKL2 <text:s/>- <text:s/>mkl/myocardin-like 2, TFAP2C <text:s/>- <text:s/>transcription factor ap-2 gamma (activating enhancer binding protein 2 gamma), PML <text:s/>- <text:s/>promyelocytic leukemia, CTBP2 <text:s/>- <text:s/>c-terminal binding protein 2, CTNND2 <text:s/>- <text:s/>catenin (cadherin-associated protein), delta 2, ZNF750 <text:s/>- <text:s/>zinc finger protein 750, HOXA3 <text:s/>- <text:s/>homeobox a3, EIF2AK2 <text:s/>- <text:s/>eukaryotic translation initiation factor 2-alpha kinase 2, TRIM25 <text:s/>- <text:s/>tripartite motif containing 25, WT1 <text:s/>- <text:s/>wilms tumor 1, PHF11 <text:s/>- <text:s/>phd finger protein 11, GATA6 <text:s/>- <text:s/>gata binding protein 6, NFYC <text:s/>- <text:s/>nuclear transcription factor y, gamma, GATA3 <text:s/>- <text:s/>gata binding protein 3, HNRNPD <text:s/>- <text:s/>heterogeneous nuclear ribonucleoprotein d (au-rich element rna binding protein 1, 37kda), SOX3 <text:s/>- <text:s/>sry (sex determining region y)-box 3, DENND4A <text:s/>- <text:s/>denn/madd domain containing 4a, PLSCR1 <text:s/>- <text:s/>phospholipid scramblase 1, NFAT5 <text:s/>- <text:s/>nuclear factor of activated t-cells 5, tonicity-responsive, SUB1 <text:s/>- <text:s/>sub1 homolog (s. cerevisiae), LHX6 <text:s/>- <text:s/>lim homeobox 6, CREB1 <text:s/>- <text:s/>camp responsive element binding protein 1, MBD2 <text:s/>- <text:s/>methyl-cpg binding domain protein 2, INO80 <text:s/>- <text:s/>ino80 complex subunit, HOXC10 <text:s/>- <text:s/>homeobox c10, ASCL2 <text:s/>- <text:s/>achaete-scute complex homolog 2 (drosophila)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09059</text:p>
          </table:table-cell>
          <table:table-cell table:style-name="ce1" office:value-type="string" calcext:value-type="string">
            <text:p>macromolecule biosynthetic process</text:p>
          </table:table-cell>
          <table:table-cell table:style-name="ce1" office:value-type="float" office:value="0.00042" calcext:value-type="float">
            <text:p>0.00042</text:p>
          </table:table-cell>
          <table:table-cell table:style-name="ce1" office:value-type="float" office:value="0.0643" calcext:value-type="float">
            <text:p>0.0643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2493" calcext:value-type="float">
            <text:p>2493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[WAC <text:s/>- <text:s/>ww domain containing adaptor with coiled-coil, STAT2 <text:s/>- <text:s/>signal transducer and activator of transcription 2, 113kda, ARID5B <text:s/>- <text:s/>at rich interactive domain 5b (mrf1-like), SIN3A <text:s/>- <text:s/>sin3 transcription regulator family member a, BANP <text:s/>- <text:s/>btg3 associated nuclear protein, WWTR1 <text:s/>- <text:s/>ww domain containing transcription regulator 1, TLE4 <text:s/>- <text:s/>transducin-like enhancer of split 4 (e(sp1) homolog, drosophila), IKZF2 <text:s/>- <text:s/>ikaros family zinc finger 2 (helios), BCOR <text:s/>- <text:s/>bcl6 corepressor, ISG15 <text:s/>- <text:s/>isg15 ubiquitin-like modifier, MKL2 <text:s/>- <text:s/>mkl/myocardin-like 2, TFAP2C <text:s/>- <text:s/>transcription factor ap-2 gamma (activating enhancer binding protein 2 gamma), PML <text:s/>- <text:s/>promyelocytic leukemia, CTBP2 <text:s/>- <text:s/>c-terminal binding protein 2, CTNND2 <text:s/>- <text:s/>catenin (cadherin-associated protein), delta 2, ZNF750 <text:s/>- <text:s/>zinc finger protein 750, HOXA3 <text:s/>- <text:s/>homeobox a3, EIF2AK2 <text:s/>- <text:s/>eukaryotic translation initiation factor 2-alpha kinase 2, TRIM25 <text:s/>- <text:s/>tripartite motif containing 25, CHST11 <text:s/>- <text:s/>carbohydrate (chondroitin 4) sulfotransferase 11, WT1 <text:s/>- <text:s/>wilms tumor 1, PHF11 <text:s/>- <text:s/>phd finger protein 11, GATA6 <text:s/>- <text:s/>gata binding protein 6, NFYC <text:s/>- <text:s/>nuclear transcription factor y, gamma, SRRM1 <text:s/>- <text:s/>serine/arginine repetitive matrix 1, GATA3 <text:s/>- <text:s/>gata binding protein 3, HNRNPD <text:s/>- <text:s/>heterogeneous nuclear ribonucleoprotein d (au-rich element rna binding protein 1, 37kda), SOX3 <text:s/>- <text:s/>sry (sex determining region y)-box 3, DENND4A <text:s/>- <text:s/>denn/madd domain containing 4a, PLSCR1 <text:s/>- <text:s/>phospholipid scramblase 1, NFAT5 <text:s/>- <text:s/>nuclear factor of activated t-cells 5, tonicity-responsive, SUB1 <text:s/>- <text:s/>sub1 homolog (s. cerevisiae), LHX6 <text:s/>- <text:s/>lim homeobox 6, CREB1 <text:s/>- <text:s/>camp responsive element binding protein 1, MBD2 <text:s/>- <text:s/>methyl-cpg binding domain protein 2, INO80 <text:s/>- <text:s/>ino80 complex subunit, HOXC10 <text:s/>- <text:s/>homeobox c10, ASCL2 <text:s/>- <text:s/>achaete-scute complex homolog 2 (drosophila)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02724</text:p>
          </table:table-cell>
          <table:table-cell table:style-name="ce1" office:value-type="string" calcext:value-type="string">
            <text:p>regulation of T cell cytokine production</text:p>
          </table:table-cell>
          <table:table-cell table:style-name="ce1" office:value-type="float" office:value="0.000435" calcext:value-type="float">
            <text:p>0.000435</text:p>
          </table:table-cell>
          <table:table-cell table:style-name="ce1" office:value-type="float" office:value="0.0659" calcext:value-type="float">
            <text:p>0.0659</text:p>
          </table:table-cell>
          <table:table-cell table:style-name="ce1" office:value-type="float" office:value="19.7" calcext:value-type="float">
            <text:p>19.7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RSAD2 <text:s/>- <text:s/>radical s-adenosyl methionine domain containing 2, HFE <text:s/>- <text:s/>hemochromatosis, GATA3 <text:s/>- <text:s/>gata binding protein 3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71417</text:p>
          </table:table-cell>
          <table:table-cell table:style-name="ce1" office:value-type="string" calcext:value-type="string">
            <text:p>cellular response to organonitrogen compound</text:p>
          </table:table-cell>
          <table:table-cell table:style-name="ce1" office:value-type="float" office:value="0.000448" calcext:value-type="float">
            <text:p>0.000448</text:p>
          </table:table-cell>
          <table:table-cell table:style-name="ce1" office:value-type="float" office:value="0.0672" calcext:value-type="float">
            <text:p>0.0672</text:p>
          </table:table-cell>
          <table:table-cell table:style-name="ce1" office:value-type="float" office:value="3.62" calcext:value-type="float">
            <text:p>3.62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[XRN1 <text:s/>- <text:s/>5'-3' exoribonuclease 1, GABRB2 <text:s/>- <text:s/>gamma-aminobutyric acid (gaba) a receptor, beta 2, PTAFR <text:s/>- <text:s/>platelet-activating factor receptor, CDH1 <text:s/>- <text:s/>cadherin 1, type 1, e-cadherin (epithelial), YWHAG <text:s/>- <text:s/>tyrosine 3-monooxygenase/tryptophan 5-monooxygenase activation protein, gamma polypeptide, CREB1 <text:s/>- <text:s/>camp responsive element binding protein 1, HNRNPD <text:s/>- <text:s/>heterogeneous nuclear ribonucleoprotein d (au-rich element rna binding protein 1, 37kda), SIN3A <text:s/>- <text:s/>sin3 transcription regulator family member a, GNB4 <text:s/>- <text:s/>guanine nucleotide binding protein (g protein), beta polypeptide 4, WT1 <text:s/>- <text:s/>wilms tumor 1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1903507</text:p>
          </table:table-cell>
          <table:table-cell table:style-name="ce1" office:value-type="string" calcext:value-type="string">
            <text:p>negative regulation of nucleic acid-templated transcription</text:p>
          </table:table-cell>
          <table:table-cell table:style-name="ce1" office:value-type="float" office:value="0.000479" calcext:value-type="float">
            <text:p>0.000479</text:p>
          </table:table-cell>
          <table:table-cell table:style-name="ce1" office:value-type="float" office:value="0.071" calcext:value-type="float">
            <text:p>0.071</text:p>
          </table:table-cell>
          <table:table-cell table:style-name="ce1" office:value-type="float" office:value="2.32" calcext:value-type="float">
            <text:p>2.32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913" calcext:value-type="float">
            <text:p>913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[USP2 <text:s/>- <text:s/>ubiquitin specific peptidase 2, GATA6 <text:s/>- <text:s/>gata binding protein 6, GATA3 <text:s/>- <text:s/>gata binding protein 3, SIN3A <text:s/>- <text:s/>sin3 transcription regulator family member a, ARID5B <text:s/>- <text:s/>at rich interactive domain 5b (mrf1-like), SOX3 <text:s/>- <text:s/>sry (sex determining region y)-box 3, DLX4 <text:s/>- <text:s/>distal-less homeobox 4, WWTR1 <text:s/>- <text:s/>ww domain containing transcription regulator 1, TLE4 <text:s/>- <text:s/>transducin-like enhancer of split 4 (e(sp1) homolog, drosophila), IKZF2 <text:s/>- <text:s/>ikaros family zinc finger 2 (helios), BCOR <text:s/>- <text:s/>bcl6 corepressor, TFAP2C <text:s/>- <text:s/>transcription factor ap-2 gamma (activating enhancer binding protein 2 gamma), PML <text:s/>- <text:s/>promyelocytic leukemia, CTBP2 <text:s/>- <text:s/>c-terminal binding protein 2, DNAJB5 <text:s/>- <text:s/>dnaj (hsp40) homolog, subfamily b, member 5, CREB1 <text:s/>- <text:s/>camp responsive element binding protein 1, MBD2 <text:s/>- <text:s/>methyl-cpg binding domain protein 2, ASCL2 <text:s/>- <text:s/>achaete-scute complex homolog 2 (drosophila), WT1 <text:s/>- <text:s/>wilms tumor 1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07166</text:p>
          </table:table-cell>
          <table:table-cell table:style-name="ce1" office:value-type="string" calcext:value-type="string">
            <text:p>cell surface receptor signaling pathway</text:p>
          </table:table-cell>
          <table:table-cell table:style-name="ce1" office:value-type="float" office:value="0.000573" calcext:value-type="float">
            <text:p>0.000573</text:p>
          </table:table-cell>
          <table:table-cell table:style-name="ce1" office:value-type="float" office:value="0.0841" calcext:value-type="float">
            <text:p>0.0841</text:p>
          </table:table-cell>
          <table:table-cell table:style-name="ce1" office:value-type="float" office:value="1.93" calcext:value-type="float">
            <text:p>1.93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1564" calcext:value-type="float">
            <text:p>156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[MARK2 <text:s/>- <text:s/>map/microtubule affinity-regulating kinase 2, PTAFR <text:s/>- <text:s/>platelet-activating factor receptor, STAT2 <text:s/>- <text:s/>signal transducer and activator of transcription 2, 113kda, AMER1 <text:s/>- <text:s/>apc membrane recruitment protein 1, XAF1 <text:s/>- <text:s/>xiap associated factor 1, BTC <text:s/>- <text:s/>betacellulin, TLE4 <text:s/>- <text:s/>transducin-like enhancer of split 4 (e(sp1) homolog, drosophila), ISG15 <text:s/>- <text:s/>isg15 ubiquitin-like modifier, JAK1 <text:s/>- <text:s/>janus kinase 1, PML <text:s/>- <text:s/>promyelocytic leukemia, MX1 <text:s/>- <text:s/>myxovirus (influenza virus) resistance 1, interferon-inducible protein p78 (mouse), CTNND2 <text:s/>- <text:s/>catenin (cadherin-associated protein), delta 2, OAS1 <text:s/>- <text:s/>2'-5'-oligoadenylate synthetase 1, 40/46kda, GRIA3 <text:s/>- <text:s/>glutamate receptor, ionotropic, ampa 3, TRIM25 <text:s/>- <text:s/>tripartite motif containing 25, RSAD2 <text:s/>- <text:s/>radical s-adenosyl methionine domain containing 2, IFITM3 <text:s/>- <text:s/>interferon induced transmembrane protein 3, GRAP2 <text:s/>- <text:s/>grb2-related adaptor protein 2, ATP6V0A1 <text:s/>- <text:s/>atpase, h+ transporting, lysosomal v0 subunit a1, OAS3 <text:s/>- <text:s/>2'-5'-oligoadenylate synthetase 3, 100kda, GATA3 <text:s/>- <text:s/>gata binding protein 3, EPHA5 <text:s/>- <text:s/>eph receptor a5, BAMBI <text:s/>- <text:s/>bmp and activin membrane-bound inhibitor, CLCF1 <text:s/>- <text:s/>cardiotrophin-like cytokine factor 1, HFE <text:s/>- <text:s/>hemochromatosis, CREB1 <text:s/>- <text:s/>camp responsive element binding protein 1, UBE2N <text:s/>- <text:s/>ubiquitin-conjugating enzyme e2n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01817</text:p>
          </table:table-cell>
          <table:table-cell table:style-name="ce1" office:value-type="string" calcext:value-type="string">
            <text:p>regulation of cytokine production</text:p>
          </table:table-cell>
          <table:table-cell table:style-name="ce1" office:value-type="float" office:value="0.000585" calcext:value-type="float">
            <text:p>0.000585</text:p>
          </table:table-cell>
          <table:table-cell table:style-name="ce1" office:value-type="float" office:value="0.085" calcext:value-type="float">
            <text:p>0.085</text:p>
          </table:table-cell>
          <table:table-cell table:style-name="ce1" office:value-type="float" office:value="3.04" calcext:value-type="float">
            <text:p>3.04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[RSAD2 <text:s/>- <text:s/>radical s-adenosyl methionine domain containing 2, ISG15 <text:s/>- <text:s/>isg15 ubiquitin-like modifier, GATA6 <text:s/>- <text:s/>gata binding protein 6, HFE <text:s/>- <text:s/>hemochromatosis, PTAFR <text:s/>- <text:s/>platelet-activating factor receptor, GATA3 <text:s/>- <text:s/>gata binding protein 3, PML <text:s/>- <text:s/>promyelocytic leukemia, DDX60 <text:s/>- <text:s/>dead (asp-glu-ala-asp) box polypeptide 60, CREB1 <text:s/>- <text:s/>camp responsive element binding protein 1, EIF2AK2 <text:s/>- <text:s/>eukaryotic translation initiation factor 2-alpha kinase 2, DDX58 <text:s/>- <text:s/>dead (asp-glu-ala-asp) box polypeptide 58, TRIM25 <text:s/>- <text:s/>tripartite motif containing 25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65007</text:p>
          </table:table-cell>
          <table:table-cell table:style-name="ce1" office:value-type="string" calcext:value-type="string">
            <text:p>biological regulation</text:p>
          </table:table-cell>
          <table:table-cell table:style-name="ce1" office:value-type="float" office:value="0.000646" calcext:value-type="float">
            <text:p>0.000646</text:p>
          </table:table-cell>
          <table:table-cell table:style-name="ce1" office:value-type="float" office:value="0.0929" calcext:value-type="float">
            <text:p>0.0929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8664" calcext:value-type="float">
            <text:p>866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[WAC <text:s/>- <text:s/>ww domain containing adaptor with coiled-coil, MARK2 <text:s/>- <text:s/>map/microtubule affinity-regulating kinase 2, RNF152 <text:s/>- <text:s/>ring finger protein 152, TJP1 <text:s/>- <text:s/>tight junction protein 1, DDX60 <text:s/>- <text:s/>dead (asp-glu-ala-asp) box polypeptide 60, CDH1 <text:s/>- <text:s/>cadherin 1, type 1, e-cadherin (epithelial), STK40 <text:s/>- <text:s/>serine/threonine kinase 40, FAM46A <text:s/>- <text:s/>family with sequence similarity 46, member a, ARID5B <text:s/>- <text:s/>at rich interactive domain 5b (mrf1-like), SIN3A <text:s/>- <text:s/>sin3 transcription regulator family member a, GNB4 <text:s/>- <text:s/>guanine nucleotide binding protein (g protein), beta polypeptide 4, XAF1 <text:s/>- <text:s/>xiap associated factor 1, XRN1 <text:s/>- <text:s/>5'-3' exoribonuclease 1, WWTR1 <text:s/>- <text:s/>ww domain containing transcription regulator 1, BTC <text:s/>- <text:s/>betacellulin, TLE4 <text:s/>- <text:s/>transducin-like enhancer of split 4 (e(sp1) homolog, drosophila), SPSB1 <text:s/>- <text:s/>spla/ryanodine receptor domain and socs box containing 1, BCOR <text:s/>- <text:s/>bcl6 corepressor, PCBP1 <text:s/>- <text:s/>poly(rc) binding protein 1, CTBP2 <text:s/>- <text:s/>c-terminal binding protein 2, PML <text:s/>- <text:s/>promyelocytic leukemia, SFMBT2 <text:s/>- <text:s/>scm-like with four mbt domains 2, CTNND2 <text:s/>- <text:s/>catenin (cadherin-associated protein), delta 2, RASGRP3 <text:s/>- <text:s/>ras guanyl releasing protein 3 (calcium and dag-regulated), TRIM25 <text:s/>- <text:s/>tripartite motif containing 25, WT1 <text:s/>- <text:s/>wilms tumor 1, PHF11 <text:s/>- <text:s/>phd finger protein 11, USP2 <text:s/>- <text:s/>ubiquitin specific peptidase 2, GRAP2 <text:s/>- <text:s/>grb2-related adaptor protein 2, DEPDC1B <text:s/>- <text:s/>dep domain containing 1b, ATP6V0A1 <text:s/>- <text:s/>atpase, h+ transporting, lysosomal v0 subunit a1, OAS3 <text:s/>- <text:s/>2'-5'-oligoadenylate synthetase 3, 100kda, HSH2D <text:s/>- <text:s/>hematopoietic sh2 domain containing, RIC8B <text:s/>- <text:s/>ric8 guanine nucleotide exchange factor b, MBNL3 <text:s/>- <text:s/>muscleblind-like splicing regulator 3, SCARB2 <text:s/>- <text:s/>scavenger receptor class b, member 2, NFYC <text:s/>- <text:s/>nuclear transcription factor y, gamma, SOX3 <text:s/>- <text:s/>sry (sex determining region y)-box 3, PLSCR1 <text:s/>- <text:s/>phospholipid scramblase 1, ELAVL2 <text:s/>- <text:s/>elav (embryonic lethal, abnormal vision, drosophila)-like 2 (hu antigen b), HFE <text:s/>- <text:s/>hemochromatosis, LIPA <text:s/>- <text:s/>lipase a, lysosomal acid, cholesterol esterase, SUB1 <text:s/>- <text:s/>sub1 homolog (s. cerevisiae), SOAT1 <text:s/>- <text:s/>sterol o-acyltransferase 1, IFIT5 <text:s/>- <text:s/>interferon-induced protein with tetratricopeptide repeats 5, CREB1 <text:s/>- <text:s/>camp responsive element binding protein 1, DDX58 <text:s/>- <text:s/>dead (asp-glu-ala-asp) box polypeptide 58, INO80 <text:s/>- <text:s/>ino80 complex subunit, ANKFY1 <text:s/>- <text:s/>ankyrin repeat and fyve domain containing 1, CDKL5 <text:s/>- <text:s/>cyclin-dependent kinase-like 5, HOXC10 <text:s/>- <text:s/>homeobox c10, ATP10A <text:s/>- <text:s/>atpase, class v, type 10a, PABPC1L <text:s/>- <text:s/>poly(a) binding protein, cytoplasmic 1-like, PTAFR <text:s/>- <text:s/>platelet-activating factor receptor, STAT2 <text:s/>- <text:s/>signal transducer and activator of transcription 2, 113kda, AMER1 <text:s/>- <text:s/>apc membrane recruitment protein 1, BANP <text:s/>- <text:s/>btg3 associated nuclear protein, DLX4 <text:s/>- <text:s/>distal-less homeobox 4, IKZF2 <text:s/>- <text:s/>ikaros family zinc finger 2 (helios), AMFR <text:s/>- <text:s/>autocrine motility factor receptor, e3 ubiquitin protein ligase, RXFP2 <text:s/>- <text:s/>relaxin/insulin-like family peptide receptor 2, ISG15 <text:s/>- <text:s/>isg15 ubiquitin-like modifier, JAK1 <text:s/>- <text:s/>janus kinase 1, MKL2 <text:s/>- <text:s/>mkl/myocardin-like 2, USP33 <text:s/>- <text:s/>ubiquitin specific peptidase 33, GABRB2 <text:s/>- <text:s/>gamma-aminobutyric acid (gaba) a receptor, beta 2, TFAP2C <text:s/>- <text:s/>transcription factor ap-2 gamma (activating enhancer binding protein 2 gamma), MX1 <text:s/>- <text:s/>myxovirus (influenza virus) resistance 1, interferon-inducible protein p78 (mouse), ZNF750 <text:s/>- <text:s/>zinc finger protein 750, OAS1 <text:s/>- <text:s/>2'-5'-oligoadenylate synthetase 1, 40/46kda, HOXA3 <text:s/>- <text:s/>homeobox a3, EIF2AK2 <text:s/>- <text:s/>eukaryotic translation initiation factor 2-alpha kinase 2, GRIA3 <text:s/>- <text:s/>glutamate receptor, ionotropic, ampa 3, CALCOCO2 <text:s/>- <text:s/>calcium binding and coiled-coil domain 2, CHST11 <text:s/>- <text:s/>carbohydrate (chondroitin 4) sulfotransferase 11, TRIM14 <text:s/>- <text:s/>tripartite motif containing 14, RSAD2 <text:s/>- <text:s/>radical s-adenosyl methionine domain containing 2, SLC9A9 <text:s/>- <text:s/>solute carrier family 9, subfamily a (nhe9, cation proton antiporter 9), member 9, IFITM3 <text:s/>- <text:s/>interferon induced transmembrane protein 3, GATA6 <text:s/>- <text:s/>gata binding protein 6, GATA3 <text:s/>- <text:s/>gata binding protein 3, NPR3 <text:s/>- <text:s/>natriuretic peptide receptor c/guanylate cyclase c (atrionatriuretic peptide receptor c), HNRNPD <text:s/>- <text:s/>heterogeneous nuclear ribonucleoprotein d (au-rich element rna binding protein 1, 37kda), EPHA5 <text:s/>- <text:s/>eph receptor a5, BAMBI <text:s/>- <text:s/>bmp and activin membrane-bound inhibitor, DENND4A <text:s/>- <text:s/>denn/madd domain containing 4a, CLCF1 <text:s/>- <text:s/>cardiotrophin-like cytokine factor 1, KIAA1324 <text:s/>- <text:s/>kiaa1324, NFAT5 <text:s/>- <text:s/>nuclear factor of activated t-cells 5, tonicity-responsive, LHX6 <text:s/>- <text:s/>lim homeobox 6, DNAJB5 <text:s/>- <text:s/>dnaj (hsp40) homolog, subfamily b, member 5, YWHAG <text:s/>- <text:s/>tyrosine 3-monooxygenase/tryptophan 5-monooxygenase activation protein, gamma polypeptide, MBD2 <text:s/>- <text:s/>methyl-cpg binding domain protein 2, UBE2N <text:s/>- <text:s/>ubiquitin-conjugating enzyme e2n, ASCL2 <text:s/>- <text:s/>achaete-scute complex homolog 2 (drosophila)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08584</text:p>
          </table:table-cell>
          <table:table-cell table:style-name="ce1" office:value-type="string" calcext:value-type="string">
            <text:p>male gonad development</text:p>
          </table:table-cell>
          <table:table-cell table:style-name="ce1" office:value-type="float" office:value="0.000667" calcext:value-type="float">
            <text:p>0.000667</text:p>
          </table:table-cell>
          <table:table-cell table:style-name="ce1" office:value-type="float" office:value="0.0949" calcext:value-type="float">
            <text:p>0.0949</text:p>
          </table:table-cell>
          <table:table-cell table:style-name="ce1" office:value-type="float" office:value="7.16" calcext:value-type="float">
            <text:p>7.16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[RXFP2 <text:s/>- <text:s/>relaxin/insulin-like family peptide receptor 2, GATA6 <text:s/>- <text:s/>gata binding protein 6, TFAP2C <text:s/>- <text:s/>transcription factor ap-2 gamma (activating enhancer binding protein 2 gamma), GATA3 <text:s/>- <text:s/>gata binding protein 3, WT1 <text:s/>- <text:s/>wilms tumor 1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06139</text:p>
          </table:table-cell>
          <table:table-cell table:style-name="ce1" office:value-type="string" calcext:value-type="string">
            <text:p>nucleobase-containing compound metabolic process</text:p>
          </table:table-cell>
          <table:table-cell table:style-name="ce1" office:value-type="float" office:value="0.000669" calcext:value-type="float">
            <text:p>0.000669</text:p>
          </table:table-cell>
          <table:table-cell table:style-name="ce1" office:value-type="float" office:value="0.0943" calcext:value-type="float">
            <text:p>0.0943</text:p>
          </table:table-cell>
          <table:table-cell table:style-name="ce1" office:value-type="float" office:value="1.54" calcext:value-type="float">
            <text:p>1.54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3405" calcext:value-type="float">
            <text:p>3405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[PABPC1L <text:s/>- <text:s/>poly(a) binding protein, cytoplasmic 1-like, WAC <text:s/>- <text:s/>ww domain containing adaptor with coiled-coil, AK5 <text:s/>- <text:s/>adenylate kinase 5, STAT2 <text:s/>- <text:s/>signal transducer and activator of transcription 2, 113kda, ARID5B <text:s/>- <text:s/>at rich interactive domain 5b (mrf1-like), SIN3A <text:s/>- <text:s/>sin3 transcription regulator family member a, BANP <text:s/>- <text:s/>btg3 associated nuclear protein, XRN1 <text:s/>- <text:s/>5'-3' exoribonuclease 1, WWTR1 <text:s/>- <text:s/>ww domain containing transcription regulator 1, TLE4 <text:s/>- <text:s/>transducin-like enhancer of split 4 (e(sp1) homolog, drosophila), IKZF2 <text:s/>- <text:s/>ikaros family zinc finger 2 (helios), BCOR <text:s/>- <text:s/>bcl6 corepressor, ISG15 <text:s/>- <text:s/>isg15 ubiquitin-like modifier, PCBP1 <text:s/>- <text:s/>poly(rc) binding protein 1, TFAP2C <text:s/>- <text:s/>transcription factor ap-2 gamma (activating enhancer binding protein 2 gamma), MKL2 <text:s/>- <text:s/>mkl/myocardin-like 2, CTBP2 <text:s/>- <text:s/>c-terminal binding protein 2, PML <text:s/>- <text:s/>promyelocytic leukemia, ZNF750 <text:s/>- <text:s/>zinc finger protein 750, CTNND2 <text:s/>- <text:s/>catenin (cadherin-associated protein), delta 2, EIF2AK2 <text:s/>- <text:s/>eukaryotic translation initiation factor 2-alpha kinase 2, HOXA3 <text:s/>- <text:s/>homeobox a3, TRIM25 <text:s/>- <text:s/>tripartite motif containing 25, KMO <text:s/>- <text:s/>kynurenine 3-monooxygenase (kynurenine 3-hydroxylase), WT1 <text:s/>- <text:s/>wilms tumor 1, PHF11 <text:s/>- <text:s/>phd finger protein 11, ATP6V0A1 <text:s/>- <text:s/>atpase, h+ transporting, lysosomal v0 subunit a1, OAS3 <text:s/>- <text:s/>2'-5'-oligoadenylate synthetase 3, 100kda, GATA6 <text:s/>- <text:s/>gata binding protein 6, MBNL3 <text:s/>- <text:s/>muscleblind-like splicing regulator 3, SRRM1 <text:s/>- <text:s/>serine/arginine repetitive matrix 1, GATA3 <text:s/>- <text:s/>gata binding protein 3, NFYC <text:s/>- <text:s/>nuclear transcription factor y, gamma, HNRNPD <text:s/>- <text:s/>heterogeneous nuclear ribonucleoprotein d (au-rich element rna binding protein 1, 37kda), SOX3 <text:s/>- <text:s/>sry (sex determining region y)-box 3, PLSCR1 <text:s/>- <text:s/>phospholipid scramblase 1, DENND4A <text:s/>- <text:s/>denn/madd domain containing 4a, ELAVL2 <text:s/>- <text:s/>elav (embryonic lethal, abnormal vision, drosophila)-like 2 (hu antigen b), NFAT5 <text:s/>- <text:s/>nuclear factor of activated t-cells 5, tonicity-responsive, SUB1 <text:s/>- <text:s/>sub1 homolog (s. cerevisiae), LHX6 <text:s/>- <text:s/>lim homeobox 6, CREB1 <text:s/>- <text:s/>camp responsive element binding protein 1, MBD2 <text:s/>- <text:s/>methyl-cpg binding domain protein 2, INO80 <text:s/>- <text:s/>ino80 complex subunit, UBE2N <text:s/>- <text:s/>ubiquitin-conjugating enzyme e2n, HOXC10 <text:s/>- <text:s/>homeobox c10, ASCL2 <text:s/>- <text:s/>achaete-scute complex homolog 2 (drosophila)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35456</text:p>
          </table:table-cell>
          <table:table-cell table:style-name="ce1" office:value-type="string" calcext:value-type="string">
            <text:p>response to interferon-beta</text:p>
          </table:table-cell>
          <table:table-cell table:style-name="ce1" office:value-type="float" office:value="0.000716" calcext:value-type="float">
            <text:p>0.000716</text:p>
          </table:table-cell>
          <table:table-cell table:style-name="ce1" office:value-type="float" office:value="0.0999" calcext:value-type="float">
            <text:p>0.0999</text:p>
          </table:table-cell>
          <table:table-cell table:style-name="ce1" office:value-type="float" office:value="16.74" calcext:value-type="float">
            <text:p>16.74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XAF1 <text:s/>- <text:s/>xiap associated factor 1, IFITM3 <text:s/>- <text:s/>interferon induced transmembrane protein 3, PLSCR1 <text:s/>- <text:s/>phospholipid scramblase 1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51603</text:p>
          </table:table-cell>
          <table:table-cell table:style-name="ce1" office:value-type="string" calcext:value-type="string">
            <text:p>proteolysis involved in cellular protein catabolic process</text:p>
          </table:table-cell>
          <table:table-cell table:style-name="ce1" office:value-type="float" office:value="0.000725" calcext:value-type="float">
            <text:p>0.00072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.16" calcext:value-type="float">
            <text:p>3.16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[ZNRF2 <text:s/>- <text:s/>zinc and ring finger 2, WWTR1 <text:s/>- <text:s/>ww domain containing transcription regulator 1, USP2 <text:s/>- <text:s/>ubiquitin specific peptidase 2, AMFR <text:s/>- <text:s/>autocrine motility factor receptor, e3 ubiquitin protein ligase, ISG15 <text:s/>- <text:s/>isg15 ubiquitin-like modifier, USP33 <text:s/>- <text:s/>ubiquitin specific peptidase 33, PML <text:s/>- <text:s/>promyelocytic leukemia, AMER1 <text:s/>- <text:s/>apc membrane recruitment protein 1, TRIM25 <text:s/>- <text:s/>tripartite motif containing 25, UBE2N <text:s/>- <text:s/>ubiquitin-conjugating enzyme e2n, RNF44 <text:s/>- <text:s/>ring finger protein 44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90304</text:p>
          </table:table-cell>
          <table:table-cell table:style-name="ce1" office:value-type="string" calcext:value-type="string">
            <text:p>nucleic acid metabolic process</text:p>
          </table:table-cell>
          <table:table-cell table:style-name="ce1" office:value-type="float" office:value="0.000767" calcext:value-type="float">
            <text:p>0.000767</text:p>
          </table:table-cell>
          <table:table-cell table:style-name="ce1" office:value-type="float" office:value="0.105" calcext:value-type="float">
            <text:p>0.105</text:p>
          </table:table-cell>
          <table:table-cell table:style-name="ce1" office:value-type="float" office:value="1.58" calcext:value-type="float">
            <text:p>1.58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3039" calcext:value-type="float">
            <text:p>3039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[PABPC1L <text:s/>- <text:s/>poly(a) binding protein, cytoplasmic 1-like, WAC <text:s/>- <text:s/>ww domain containing adaptor with coiled-coil, STAT2 <text:s/>- <text:s/>signal transducer and activator of transcription 2, 113kda, ARID5B <text:s/>- <text:s/>at rich interactive domain 5b (mrf1-like), SIN3A <text:s/>- <text:s/>sin3 transcription regulator family member a, BANP <text:s/>- <text:s/>btg3 associated nuclear protein, XRN1 <text:s/>- <text:s/>5'-3' exoribonuclease 1, WWTR1 <text:s/>- <text:s/>ww domain containing transcription regulator 1, TLE4 <text:s/>- <text:s/>transducin-like enhancer of split 4 (e(sp1) homolog, drosophila), IKZF2 <text:s/>- <text:s/>ikaros family zinc finger 2 (helios), BCOR <text:s/>- <text:s/>bcl6 corepressor, ISG15 <text:s/>- <text:s/>isg15 ubiquitin-like modifier, PCBP1 <text:s/>- <text:s/>poly(rc) binding protein 1, TFAP2C <text:s/>- <text:s/>transcription factor ap-2 gamma (activating enhancer binding protein 2 gamma), MKL2 <text:s/>- <text:s/>mkl/myocardin-like 2, PML <text:s/>- <text:s/>promyelocytic leukemia, CTBP2 <text:s/>- <text:s/>c-terminal binding protein 2, ZNF750 <text:s/>- <text:s/>zinc finger protein 750, CTNND2 <text:s/>- <text:s/>catenin (cadherin-associated protein), delta 2, HOXA3 <text:s/>- <text:s/>homeobox a3, EIF2AK2 <text:s/>- <text:s/>eukaryotic translation initiation factor 2-alpha kinase 2, TRIM25 <text:s/>- <text:s/>tripartite motif containing 25, WT1 <text:s/>- <text:s/>wilms tumor 1, PHF11 <text:s/>- <text:s/>phd finger protein 11, GATA6 <text:s/>- <text:s/>gata binding protein 6, MBNL3 <text:s/>- <text:s/>muscleblind-like splicing regulator 3, NFYC <text:s/>- <text:s/>nuclear transcription factor y, gamma, GATA3 <text:s/>- <text:s/>gata binding protein 3, SRRM1 <text:s/>- <text:s/>serine/arginine repetitive matrix 1, HNRNPD <text:s/>- <text:s/>heterogeneous nuclear ribonucleoprotein d (au-rich element rna binding protein 1, 37kda), SOX3 <text:s/>- <text:s/>sry (sex determining region y)-box 3, DENND4A <text:s/>- <text:s/>denn/madd domain containing 4a, PLSCR1 <text:s/>- <text:s/>phospholipid scramblase 1, ELAVL2 <text:s/>- <text:s/>elav (embryonic lethal, abnormal vision, drosophila)-like 2 (hu antigen b), SUB1 <text:s/>- <text:s/>sub1 homolog (s. cerevisiae), NFAT5 <text:s/>- <text:s/>nuclear factor of activated t-cells 5, tonicity-responsive, LHX6 <text:s/>- <text:s/>lim homeobox 6, CREB1 <text:s/>- <text:s/>camp responsive element binding protein 1, MBD2 <text:s/>- <text:s/>methyl-cpg binding domain protein 2, INO80 <text:s/>- <text:s/>ino80 complex subunit, HOXC10 <text:s/>- <text:s/>homeobox c10, UBE2N <text:s/>- <text:s/>ubiquitin-conjugating enzyme e2n, ASCL2 <text:s/>- <text:s/>achaete-scute complex homolog 2 (drosophila)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2000553</text:p>
          </table:table-cell>
          <table:table-cell table:style-name="ce1" office:value-type="string" calcext:value-type="string">
            <text:p>positive regulation of T-helper 2 cell cytokine production</text:p>
          </table:table-cell>
          <table:table-cell table:style-name="ce1" office:value-type="float" office:value="0.000782" calcext:value-type="float">
            <text:p>0.000782</text:p>
          </table:table-cell>
          <table:table-cell table:style-name="ce1" office:value-type="float" office:value="0.106" calcext:value-type="float">
            <text:p>0.106</text:p>
          </table:table-cell>
          <table:table-cell table:style-name="ce1" office:value-type="float" office:value="44.65" calcext:value-type="float">
            <text:p>44.65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RSAD2 <text:s/>- <text:s/>radical s-adenosyl methionine domain containing 2, GATA3 <text:s/>- <text:s/>gata binding protein 3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1901723</text:p>
          </table:table-cell>
          <table:table-cell table:style-name="ce1" office:value-type="string" calcext:value-type="string">
            <text:p>negative regulation of cell proliferation involved in kidney development</text:p>
          </table:table-cell>
          <table:table-cell table:style-name="ce1" office:value-type="float" office:value="0.000782" calcext:value-type="float">
            <text:p>0.000782</text:p>
          </table:table-cell>
          <table:table-cell table:style-name="ce1" office:value-type="float" office:value="0.105" calcext:value-type="float">
            <text:p>0.105</text:p>
          </table:table-cell>
          <table:table-cell table:style-name="ce1" office:value-type="float" office:value="44.65" calcext:value-type="float">
            <text:p>44.65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GATA3 <text:s/>- <text:s/>gata binding protein 3, WT1 <text:s/>- <text:s/>wilms tumor 1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60017</text:p>
          </table:table-cell>
          <table:table-cell table:style-name="ce1" office:value-type="string" calcext:value-type="string">
            <text:p>parathyroid gland development</text:p>
          </table:table-cell>
          <table:table-cell table:style-name="ce1" office:value-type="float" office:value="0.000782" calcext:value-type="float">
            <text:p>0.000782</text:p>
          </table:table-cell>
          <table:table-cell table:style-name="ce1" office:value-type="float" office:value="0.104" calcext:value-type="float">
            <text:p>0.104</text:p>
          </table:table-cell>
          <table:table-cell table:style-name="ce1" office:value-type="float" office:value="44.65" calcext:value-type="float">
            <text:p>44.65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GATA3 <text:s/>- <text:s/>gata binding protein 3, HOXA3 <text:s/>- <text:s/>homeobox a3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60430</text:p>
          </table:table-cell>
          <table:table-cell table:style-name="ce1" office:value-type="string" calcext:value-type="string">
            <text:p>lung saccule development</text:p>
          </table:table-cell>
          <table:table-cell table:style-name="ce1" office:value-type="float" office:value="0.000782" calcext:value-type="float">
            <text:p>0.000782</text:p>
          </table:table-cell>
          <table:table-cell table:style-name="ce1" office:value-type="float" office:value="0.103" calcext:value-type="float">
            <text:p>0.103</text:p>
          </table:table-cell>
          <table:table-cell table:style-name="ce1" office:value-type="float" office:value="44.65" calcext:value-type="float">
            <text:p>44.65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GATA6 <text:s/>- <text:s/>gata binding protein 6, CREB1 <text:s/>- <text:s/>camp responsive element binding protein 1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1901699</text:p>
          </table:table-cell>
          <table:table-cell table:style-name="ce1" office:value-type="string" calcext:value-type="string">
            <text:p>cellular response to nitrogen compound</text:p>
          </table:table-cell>
          <table:table-cell table:style-name="ce1" office:value-type="float" office:value="0.000783" calcext:value-type="float">
            <text:p>0.000783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office:value-type="float" office:value="3.37" calcext:value-type="float">
            <text:p>3.37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[XRN1 <text:s/>- <text:s/>5'-3' exoribonuclease 1, GABRB2 <text:s/>- <text:s/>gamma-aminobutyric acid (gaba) a receptor, beta 2, PTAFR <text:s/>- <text:s/>platelet-activating factor receptor, CDH1 <text:s/>- <text:s/>cadherin 1, type 1, e-cadherin (epithelial), YWHAG <text:s/>- <text:s/>tyrosine 3-monooxygenase/tryptophan 5-monooxygenase activation protein, gamma polypeptide, CREB1 <text:s/>- <text:s/>camp responsive element binding protein 1, HNRNPD <text:s/>- <text:s/>heterogeneous nuclear ribonucleoprotein d (au-rich element rna binding protein 1, 37kda), SIN3A <text:s/>- <text:s/>sin3 transcription regulator family member a, GNB4 <text:s/>- <text:s/>guanine nucleotide binding protein (g protein), beta polypeptide 4, WT1 <text:s/>- <text:s/>wilms tumor 1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02376</text:p>
          </table:table-cell>
          <table:table-cell table:style-name="ce1" office:value-type="string" calcext:value-type="string">
            <text:p>immune system process</text:p>
          </table:table-cell>
          <table:table-cell table:style-name="ce1" office:value-type="float" office:value="0.000853" calcext:value-type="float">
            <text:p>0.000853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1.94" calcext:value-type="float">
            <text:p>1.94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1437" calcext:value-type="float">
            <text:p>1437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[PTAFR <text:s/>- <text:s/>platelet-activating factor receptor, DDX60 <text:s/>- <text:s/>dead (asp-glu-ala-asp) box polypeptide 60, STAT2 <text:s/>- <text:s/>signal transducer and activator of transcription 2, 113kda, SIN3A <text:s/>- <text:s/>sin3 transcription regulator family member a, JAK1 <text:s/>- <text:s/>janus kinase 1, ISG15 <text:s/>- <text:s/>isg15 ubiquitin-like modifier, PML <text:s/>- <text:s/>promyelocytic leukemia, MX1 <text:s/>- <text:s/>myxovirus (influenza virus) resistance 1, interferon-inducible protein p78 (mouse), OAS1 <text:s/>- <text:s/>2'-5'-oligoadenylate synthetase 1, 40/46kda, EIF2AK2 <text:s/>- <text:s/>eukaryotic translation initiation factor 2-alpha kinase 2, TRIM25 <text:s/>- <text:s/>tripartite motif containing 25, RSAD2 <text:s/>- <text:s/>radical s-adenosyl methionine domain containing 2, TRIM14 <text:s/>- <text:s/>tripartite motif containing 14, GRAP2 <text:s/>- <text:s/>grb2-related adaptor protein 2, IFITM3 <text:s/>- <text:s/>interferon induced transmembrane protein 3, DYNC1H1 <text:s/>- <text:s/>dynein, cytoplasmic 1, heavy chain 1, ATP6V0A1 <text:s/>- <text:s/>atpase, h+ transporting, lysosomal v0 subunit a1, OAS3 <text:s/>- <text:s/>2'-5'-oligoadenylate synthetase 3, 100kda, HSH2D <text:s/>- <text:s/>hematopoietic sh2 domain containing, GATA3 <text:s/>- <text:s/>gata binding protein 3, PLSCR1 <text:s/>- <text:s/>phospholipid scramblase 1, CLCF1 <text:s/>- <text:s/>cardiotrophin-like cytokine factor 1, IFIT5 <text:s/>- <text:s/>interferon-induced protein with tetratricopeptide repeats 5, DDX58 <text:s/>- <text:s/>dead (asp-glu-ala-asp) box polypeptide 58, UBE2N <text:s/>- <text:s/>ubiquitin-conjugating enzyme e2n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46483</text:p>
          </table:table-cell>
          <table:table-cell table:style-name="ce1" office:value-type="string" calcext:value-type="string">
            <text:p>heterocycle metabolic process</text:p>
          </table:table-cell>
          <table:table-cell table:style-name="ce1" office:value-type="float" office:value="0.000854" calcext:value-type="float">
            <text:p>0.000854</text:p>
          </table:table-cell>
          <table:table-cell table:style-name="ce1" office:value-type="float" office:value="0.109" calcext:value-type="float">
            <text:p>0.109</text:p>
          </table:table-cell>
          <table:table-cell table:style-name="ce1" office:value-type="float" office:value="1.51" calcext:value-type="float">
            <text:p>1.51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3539" calcext:value-type="float">
            <text:p>3539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[PABPC1L <text:s/>- <text:s/>poly(a) binding protein, cytoplasmic 1-like, WAC <text:s/>- <text:s/>ww domain containing adaptor with coiled-coil, AK5 <text:s/>- <text:s/>adenylate kinase 5, STAT2 <text:s/>- <text:s/>signal transducer and activator of transcription 2, 113kda, ARID5B <text:s/>- <text:s/>at rich interactive domain 5b (mrf1-like), SIN3A <text:s/>- <text:s/>sin3 transcription regulator family member a, BANP <text:s/>- <text:s/>btg3 associated nuclear protein, XRN1 <text:s/>- <text:s/>5'-3' exoribonuclease 1, WWTR1 <text:s/>- <text:s/>ww domain containing transcription regulator 1, TLE4 <text:s/>- <text:s/>transducin-like enhancer of split 4 (e(sp1) homolog, drosophila), IKZF2 <text:s/>- <text:s/>ikaros family zinc finger 2 (helios), BCOR <text:s/>- <text:s/>bcl6 corepressor, ISG15 <text:s/>- <text:s/>isg15 ubiquitin-like modifier, PCBP1 <text:s/>- <text:s/>poly(rc) binding protein 1, TFAP2C <text:s/>- <text:s/>transcription factor ap-2 gamma (activating enhancer binding protein 2 gamma), MKL2 <text:s/>- <text:s/>mkl/myocardin-like 2, PML <text:s/>- <text:s/>promyelocytic leukemia, CTBP2 <text:s/>- <text:s/>c-terminal binding protein 2, ZNF750 <text:s/>- <text:s/>zinc finger protein 750, CTNND2 <text:s/>- <text:s/>catenin (cadherin-associated protein), delta 2, EIF2AK2 <text:s/>- <text:s/>eukaryotic translation initiation factor 2-alpha kinase 2, HOXA3 <text:s/>- <text:s/>homeobox a3, TRIM25 <text:s/>- <text:s/>tripartite motif containing 25, KMO <text:s/>- <text:s/>kynurenine 3-monooxygenase (kynurenine 3-hydroxylase), WT1 <text:s/>- <text:s/>wilms tumor 1, PHF11 <text:s/>- <text:s/>phd finger protein 11, ATP6V0A1 <text:s/>- <text:s/>atpase, h+ transporting, lysosomal v0 subunit a1, OAS3 <text:s/>- <text:s/>2'-5'-oligoadenylate synthetase 3, 100kda, GATA6 <text:s/>- <text:s/>gata binding protein 6, MBNL3 <text:s/>- <text:s/>muscleblind-like splicing regulator 3, SRRM1 <text:s/>- <text:s/>serine/arginine repetitive matrix 1, GATA3 <text:s/>- <text:s/>gata binding protein 3, NFYC <text:s/>- <text:s/>nuclear transcription factor y, gamma, HNRNPD <text:s/>- <text:s/>heterogeneous nuclear ribonucleoprotein d (au-rich element rna binding protein 1, 37kda), SOX3 <text:s/>- <text:s/>sry (sex determining region y)-box 3, PLSCR1 <text:s/>- <text:s/>phospholipid scramblase 1, DENND4A <text:s/>- <text:s/>denn/madd domain containing 4a, ELAVL2 <text:s/>- <text:s/>elav (embryonic lethal, abnormal vision, drosophila)-like 2 (hu antigen b), BLVRA <text:s/>- <text:s/>biliverdin reductase a, NFAT5 <text:s/>- <text:s/>nuclear factor of activated t-cells 5, tonicity-responsive, SUB1 <text:s/>- <text:s/>sub1 homolog (s. cerevisiae), LHX6 <text:s/>- <text:s/>lim homeobox 6, CREB1 <text:s/>- <text:s/>camp responsive element binding protein 1, MBD2 <text:s/>- <text:s/>methyl-cpg binding domain protein 2, INO80 <text:s/>- <text:s/>ino80 complex subunit, UBE2N <text:s/>- <text:s/>ubiquitin-conjugating enzyme e2n, HOXC10 <text:s/>- <text:s/>homeobox c10, ASCL2 <text:s/>- <text:s/>achaete-scute complex homolog 2 (drosophila)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42752</text:p>
          </table:table-cell>
          <table:table-cell table:style-name="ce1" office:value-type="string" calcext:value-type="string">
            <text:p>regulation of circadian rhythm</text:p>
          </table:table-cell>
          <table:table-cell table:style-name="ce1" office:value-type="float" office:value="0.000885" calcext:value-type="float">
            <text:p>0.000885</text:p>
          </table:table-cell>
          <table:table-cell table:style-name="ce1" office:value-type="float" office:value="0.112" calcext:value-type="float">
            <text:p>0.112</text:p>
          </table:table-cell>
          <table:table-cell table:style-name="ce1" office:value-type="float" office:value="6.72" calcext:value-type="float">
            <text:p>6.72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[USP2 <text:s/>- <text:s/>ubiquitin specific peptidase 2, PML <text:s/>- <text:s/>promyelocytic leukemia, CREB1 <text:s/>- <text:s/>camp responsive element binding protein 1, HNRNPD <text:s/>- <text:s/>heterogeneous nuclear ribonucleoprotein d (au-rich element rna binding protein 1, 37kda), SIN3A <text:s/>- <text:s/>sin3 transcription regulator family member a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21983</text:p>
          </table:table-cell>
          <table:table-cell table:style-name="ce1" office:value-type="string" calcext:value-type="string">
            <text:p>pituitary gland development</text:p>
          </table:table-cell>
          <table:table-cell table:style-name="ce1" office:value-type="float" office:value="0.000954" calcext:value-type="float">
            <text:p>0.000954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15.22" calcext:value-type="float">
            <text:p>15.22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CDH1 <text:s/>- <text:s/>cadherin 1, type 1, e-cadherin (epithelial), CREB1 <text:s/>- <text:s/>camp responsive element binding protein 1, SOX3 <text:s/>- <text:s/>sry (sex determining region y)-box 3]</text:p>
          </table:table-cell>
          <table:table-cell table:style-name="ce1"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 style:data-style-name="N2" text:time-value="13:34:52.1460665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4-19T13:36:28.200712984</dc:date>
    <meta:editing-duration>PT1M36S</meta:editing-duration>
    <meta:editing-cycles>1</meta:editing-cycles>
    <meta:document-statistic meta:table-count="1" meta:cell-count="1140" meta:object-count="0"/>
  </office:meta>
</office:document-meta>
</file>